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4.15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1.85pt"/>
    </style:style>
    <style:style style:name="co4" style:family="table-column">
      <style:table-column-properties fo:break-before="auto" style:column-width="109.39pt"/>
    </style:style>
    <style:style style:name="co5" style:family="table-column">
      <style:table-column-properties fo:break-before="auto" style:column-width="93.54pt"/>
    </style:style>
    <style:style style:name="co6" style:family="table-column">
      <style:table-column-properties fo:break-before="auto" style:column-width="50.29pt"/>
    </style:style>
    <style:style style:name="co7" style:family="table-column">
      <style:table-column-properties fo:break-before="auto" style:column-width="65.79pt"/>
    </style:style>
    <style:style style:name="ro1" style:family="table-row">
      <style:table-row-properties style:row-height="12.76pt" fo:break-before="auto" style:use-optimal-row-height="false"/>
    </style:style>
    <style:style style:name="ta1" style:family="table" style:master-page-name="PageStyle_5f_hil_5f_45">
      <style:table-properties table:display="true" style:writing-mode="lr-tb"/>
    </style:style>
    <style:style style:name="ta2" style:family="table" style:master-page-name="PageStyle_5f_hil_5f_135_20_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36">
      <style:table-cell-properties fo:padding="2.01pt"/>
    </style:style>
    <style:style style:name="ce2" style:family="table-cell" style:parent-style-name="Default" style:data-style-name="N61">
      <style:table-cell-properties fo:padding="2.01pt"/>
    </style:style>
    <style:style style:name="ce3" style:family="table-cell" style:parent-style-name="Default">
      <style:table-cell-properties fo:padding="2.01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il_4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ce3"/>
        <table:table-column table:style-name="co6" table:number-columns-repeated="1017" table:default-cell-style-name="Default"/>
        <table:table-row table:style-name="ro1">
          <table:table-cell table:style-name="ce1" office:value-type="float" office:value="0" calcext:value-type="float">
            <text:p>0.00000000</text:p>
          </table:table-cell>
          <table:table-cell table:style-name="ce2" office:value-type="string" calcext:value-type="string">
            <text:p>factor</text:p>
          </table:table-cell>
          <table:table-cell table:formula="of:=32767/ABS([.A64])" office:value-type="float" office:value="4.85416584277014" calcext:value-type="float">
            <text:p>4.85416584277014</text:p>
          </table:table-cell>
          <table:table-cell table:style-name="ce1" table:formula="of:=[.$C$1]*[.A1]" office:value-type="float" office:value="0" calcext:value-type="float">
            <text:p>0.00000000</text:p>
          </table:table-cell>
          <table:table-cell table:formula="of:=INT([.D1])&amp;&quot;,&quot;" office:value-type="string" office:string-value="0," calcext:value-type="string">
            <text:p>0,</text:p>
          </table:table-cell>
          <table:table-cell/>
          <table:table-cell office:value-type="string" calcext:value-type="string">
            <text:p>300 t0 3000</text:p>
          </table:table-cell>
          <table:table-cell table:number-columns-repeated="1017"/>
        </table:table-row>
        <table:table-row table:style-name="ro1">
          <table:table-cell table:style-name="ce1" office:value-type="float" office:value="-6.85783854260717" calcext:value-type="float">
            <text:p>-6.85783854</text:p>
          </table:table-cell>
          <table:table-cell table:style-name="ce1" office:value-type="string" calcext:value-type="string">
            <text:p>cell A64</text:p>
          </table:table-cell>
          <table:table-cell table:style-name="ce2"/>
          <table:table-cell table:style-name="ce1" table:formula="of:=[.$C$1]*[.A2]" office:value-type="float" office:value="-33.2890856087563" calcext:value-type="float">
            <text:p>-33.28908561</text:p>
          </table:table-cell>
          <table:table-cell table:formula="of:=INT([.D2])&amp;&quot;,&quot;" office:value-type="string" office:string-value="-34," calcext:value-type="string">
            <text:p>-34,</text:p>
          </table:table-cell>
          <table:table-cell/>
          <table:table-cell office:value-type="string" calcext:value-type="string">
            <text:p>45 deg phase</text:p>
          </table:table-cell>
          <table:table-cell table:number-columns-repeated="1017"/>
        </table:table-row>
        <table:table-row table:style-name="ro1">
          <table:table-cell table:style-name="ce1" office:value-type="float" office:value="1.67013741402906" calcext:value-type="float">
            <text:p>1.67013741</text:p>
          </table:table-cell>
          <table:table-cell table:style-name="ce1"/>
          <table:table-cell table:style-name="ce2"/>
          <table:table-cell table:style-name="ce1" table:formula="of:=[.$C$1]*[.A3]" office:value-type="float" office:value="8.10712398791231" calcext:value-type="float">
            <text:p>8.10712399</text:p>
          </table:table-cell>
          <table:table-cell table:formula="of:=INT([.D3])&amp;&quot;,&quot;" office:value-type="string" office:string-value="8," calcext:value-type="string">
            <text:p>8,</text:p>
          </table:table-cell>
          <table:table-cell table:number-columns-repeated="1019"/>
        </table:table-row>
        <table:table-row table:style-name="ro1">
          <table:table-cell table:style-name="ce1" office:value-type="float" office:value="0.848881841107474" calcext:value-type="float">
            <text:p>0.84888184</text:p>
          </table:table-cell>
          <table:table-cell table:style-name="ce1"/>
          <table:table-cell table:style-name="ce2"/>
          <table:table-cell table:style-name="ce1" table:formula="of:=[.$C$1]*[.A4]" office:value-type="float" office:value="4.12061323765173" calcext:value-type="float">
            <text:p>4.12061324</text:p>
          </table:table-cell>
          <table:table-cell table:formula="of:=INT([.D4])&amp;&quot;,&quot;" office:value-type="string" office:string-value="4," calcext:value-type="string">
            <text:p>4,</text:p>
          </table:table-cell>
          <table:table-cell table:number-columns-repeated="1019"/>
        </table:table-row>
        <table:table-row table:style-name="ro1">
          <table:table-cell table:style-name="ce1" office:value-type="float" office:value="-10.9327012123967" calcext:value-type="float">
            <text:p>-10.93270121</text:p>
          </table:table-cell>
          <table:table-cell table:style-name="ce1"/>
          <table:table-cell table:style-name="ce2"/>
          <table:table-cell table:style-name="ce1" table:formula="of:=[.$C$1]*[.A5]" office:value-type="float" office:value="-53.0691447944277" calcext:value-type="float">
            <text:p>-53.06914479</text:p>
          </table:table-cell>
          <table:table-cell table:formula="of:=INT([.D5])&amp;&quot;,&quot;" office:value-type="string" office:string-value="-54," calcext:value-type="string">
            <text:p>-54,</text:p>
          </table:table-cell>
          <table:table-cell table:number-columns-repeated="1019"/>
        </table:table-row>
        <table:table-row table:style-name="ro1">
          <table:table-cell table:style-name="ce1" office:value-type="float" office:value="-12.6401691897064" calcext:value-type="float">
            <text:p>-12.64016919</text:p>
          </table:table-cell>
          <table:table-cell table:style-name="ce1"/>
          <table:table-cell table:style-name="ce2"/>
          <table:table-cell table:style-name="ce1" table:formula="of:=[.$C$1]*[.A6]" office:value-type="float" office:value="-61.3574775275083" calcext:value-type="float">
            <text:p>-61.35747753</text:p>
          </table:table-cell>
          <table:table-cell table:formula="of:=INT([.D6])&amp;&quot;,&quot;" office:value-type="string" office:string-value="-62," calcext:value-type="string">
            <text:p>-62,</text:p>
          </table:table-cell>
          <table:table-cell table:number-columns-repeated="2"/>
          <table:table-cell table:style-name="ce3" office:value-type="float" office:value="32767" calcext:value-type="float">
            <text:p>32767</text:p>
          </table:table-cell>
          <table:table-cell table:number-columns-repeated="1016"/>
        </table:table-row>
        <table:table-row table:style-name="ro1">
          <table:table-cell table:style-name="ce1" office:value-type="float" office:value="-1.7172578533855" calcext:value-type="float">
            <text:p>-1.71725785</text:p>
          </table:table-cell>
          <table:table-cell table:style-name="ce1"/>
          <table:table-cell table:style-name="ce2"/>
          <table:table-cell table:style-name="ce1" table:formula="of:=[.$C$1]*[.A7]" office:value-type="float" office:value="-8.33585441513266" calcext:value-type="float">
            <text:p>-8.33585442</text:p>
          </table:table-cell>
          <table:table-cell table:formula="of:=INT([.D7])&amp;&quot;,&quot;" office:value-type="string" office:string-value="-9," calcext:value-type="string">
            <text:p>-9,</text:p>
          </table:table-cell>
          <table:table-cell table:number-columns-repeated="1019"/>
        </table:table-row>
        <table:table-row table:style-name="ro1">
          <table:table-cell table:style-name="ce1" office:value-type="float" office:value="-2.3709594124123" calcext:value-type="float">
            <text:p>-2.37095941</text:p>
          </table:table-cell>
          <table:table-cell table:style-name="ce1"/>
          <table:table-cell table:style-name="ce2"/>
          <table:table-cell table:style-name="ce1" table:formula="of:=[.$C$1]*[.A8]" office:value-type="float" office:value="-11.5090301943261" calcext:value-type="float">
            <text:p>-11.50903019</text:p>
          </table:table-cell>
          <table:table-cell table:formula="of:=INT([.D8])&amp;&quot;,&quot;" office:value-type="string" office:string-value="-12," calcext:value-type="string">
            <text:p>-12,</text:p>
          </table:table-cell>
          <table:table-cell table:number-columns-repeated="1019"/>
        </table:table-row>
        <table:table-row table:style-name="ro1">
          <table:table-cell table:style-name="ce1" office:value-type="float" office:value="-18.1248976318748" calcext:value-type="float">
            <text:p>-18.12489763</text:p>
          </table:table-cell>
          <table:table-cell table:style-name="ce1"/>
          <table:table-cell table:style-name="ce2"/>
          <table:table-cell table:style-name="ce1" table:formula="of:=[.$C$1]*[.A9]" office:value-type="float" office:value="-87.981258988352" calcext:value-type="float">
            <text:p>-87.98125899</text:p>
          </table:table-cell>
          <table:table-cell table:formula="of:=INT([.D9])&amp;&quot;,&quot;" office:value-type="string" office:string-value="-88," calcext:value-type="string">
            <text:p>-88,</text:p>
          </table:table-cell>
          <table:table-cell table:number-columns-repeated="1019"/>
        </table:table-row>
        <table:table-row table:style-name="ro1">
          <table:table-cell table:style-name="ce1" office:value-type="float" office:value="-20.1422105256718" calcext:value-type="float">
            <text:p>-20.14221053</text:p>
          </table:table-cell>
          <table:table-cell table:style-name="ce1"/>
          <table:table-cell table:style-name="ce2"/>
          <table:table-cell table:style-name="ce1" table:formula="of:=[.$C$1]*[.A10]" office:value-type="float" office:value="-97.7736303316011" calcext:value-type="float">
            <text:p>-97.77363033</text:p>
          </table:table-cell>
          <table:table-cell table:formula="of:=INT([.D10])&amp;&quot;,&quot;" office:value-type="string" office:string-value="-98," calcext:value-type="string">
            <text:p>-98,</text:p>
          </table:table-cell>
          <table:table-cell table:number-columns-repeated="1019"/>
        </table:table-row>
        <table:table-row table:style-name="ro1">
          <table:table-cell table:style-name="ce1" office:value-type="float" office:value="-3.67226822412857" calcext:value-type="float">
            <text:p>-3.67226822</text:p>
          </table:table-cell>
          <table:table-cell table:style-name="ce1"/>
          <table:table-cell table:style-name="ce2"/>
          <table:table-cell table:style-name="ce1" table:formula="of:=[.$C$1]*[.A11]" office:value-type="float" office:value="-17.825798979055" calcext:value-type="float">
            <text:p>-17.82579898</text:p>
          </table:table-cell>
          <table:table-cell table:formula="of:=INT([.D11])&amp;&quot;,&quot;" office:value-type="string" office:string-value="-18," calcext:value-type="string">
            <text:p>-18,</text:p>
          </table:table-cell>
          <table:table-cell table:number-columns-repeated="1019"/>
        </table:table-row>
        <table:table-row table:style-name="ro1">
          <table:table-cell table:style-name="ce1" office:value-type="float" office:value="-3.40826321562646" calcext:value-type="float">
            <text:p>-3.40826322</text:p>
          </table:table-cell>
          <table:table-cell table:style-name="ce1"/>
          <table:table-cell table:style-name="ce2"/>
          <table:table-cell table:style-name="ce1" table:formula="of:=[.$C$1]*[.A12]" office:value-type="float" office:value="-16.5442748844639" calcext:value-type="float">
            <text:p>-16.54427488</text:p>
          </table:table-cell>
          <table:table-cell table:formula="of:=INT([.D12])&amp;&quot;,&quot;" office:value-type="string" office:string-value="-17," calcext:value-type="string">
            <text:p>-17,</text:p>
          </table:table-cell>
          <table:table-cell table:number-columns-repeated="1019"/>
        </table:table-row>
        <table:table-row table:style-name="ro1">
          <table:table-cell table:style-name="ce1" office:value-type="float" office:value="-25.1415199260092" calcext:value-type="float">
            <text:p>-25.14151993</text:p>
          </table:table-cell>
          <table:table-cell table:style-name="ce1"/>
          <table:table-cell table:style-name="ce2"/>
          <table:table-cell table:style-name="ce1" table:formula="of:=[.$C$1]*[.A13]" office:value-type="float" office:value="-122.041107260159" calcext:value-type="float">
            <text:p>-122.04110726</text:p>
          </table:table-cell>
          <table:table-cell table:formula="of:=INT([.D13])&amp;&quot;,&quot;" office:value-type="string" office:string-value="-123," calcext:value-type="string">
            <text:p>-123,</text:p>
          </table:table-cell>
          <table:table-cell table:number-columns-repeated="1019"/>
        </table:table-row>
        <table:table-row table:style-name="ro1">
          <table:table-cell table:style-name="ce1" office:value-type="float" office:value="-26.4273182204873" calcext:value-type="float">
            <text:p>-26.42731822</text:p>
          </table:table-cell>
          <table:table-cell table:style-name="ce1"/>
          <table:table-cell table:style-name="ce2"/>
          <table:table-cell table:style-name="ce1" table:formula="of:=[.$C$1]*[.A14]" office:value-type="float" office:value="-128.282585421906" calcext:value-type="float">
            <text:p>-128.28258542</text:p>
          </table:table-cell>
          <table:table-cell table:formula="of:=INT([.D14])&amp;&quot;,&quot;" office:value-type="string" office:string-value="-129," calcext:value-type="string">
            <text:p>-129,</text:p>
          </table:table-cell>
          <table:table-cell table:number-columns-repeated="1019"/>
        </table:table-row>
        <table:table-row table:style-name="ro1">
          <table:table-cell table:style-name="ce1" office:value-type="float" office:value="0.0262299364913996" calcext:value-type="float">
            <text:p>0.02622994</text:p>
          </table:table-cell>
          <table:table-cell table:style-name="ce1"/>
          <table:table-cell table:style-name="ce2"/>
          <table:table-cell table:style-name="ce1" table:formula="of:=[.$C$1]*[.A15]" office:value-type="float" office:value="0.127324461774582" calcext:value-type="float">
            <text:p>0.12732446</text:p>
          </table:table-cell>
          <table:table-cell table:formula="of:=INT([.D15])&amp;&quot;,&quot;" office:value-type="string" office:string-value="0," calcext:value-type="string">
            <text:p>0,</text:p>
          </table:table-cell>
          <table:table-cell table:number-columns-repeated="1019"/>
        </table:table-row>
        <table:table-row table:style-name="ro1">
          <table:table-cell table:style-name="ce1" office:value-type="float" office:value="2.71261553519897" calcext:value-type="float">
            <text:p>2.71261554</text:p>
          </table:table-cell>
          <table:table-cell table:style-name="ce1"/>
          <table:table-cell table:style-name="ce2"/>
          <table:table-cell table:style-name="ce1" table:formula="of:=[.$C$1]*[.A16]" office:value-type="float" office:value="13.1674856755305" calcext:value-type="float">
            <text:p>13.16748568</text:p>
          </table:table-cell>
          <table:table-cell table:formula="of:=INT([.D16])&amp;&quot;,&quot;" office:value-type="string" office:string-value="13," calcext:value-type="string">
            <text:p>13,</text:p>
          </table:table-cell>
          <table:table-cell table:number-columns-repeated="1019"/>
        </table:table-row>
        <table:table-row table:style-name="ro1">
          <table:table-cell table:style-name="ce1" office:value-type="float" office:value="-26.8787898030488" calcext:value-type="float">
            <text:p>-26.87878980</text:p>
          </table:table-cell>
          <table:table-cell table:style-name="ce1"/>
          <table:table-cell table:style-name="ce2"/>
          <table:table-cell table:style-name="ce1" table:formula="of:=[.$C$1]*[.A17]" office:value-type="float" office:value="-130.474103356958" calcext:value-type="float">
            <text:p>-130.47410336</text:p>
          </table:table-cell>
          <table:table-cell table:formula="of:=INT([.D17])&amp;&quot;,&quot;" office:value-type="string" office:string-value="-131," calcext:value-type="string">
            <text:p>-131,</text:p>
          </table:table-cell>
          <table:table-cell table:number-columns-repeated="1019"/>
        </table:table-row>
        <table:table-row table:style-name="ro1">
          <table:table-cell table:style-name="ce1" office:value-type="float" office:value="-25.982337120917" calcext:value-type="float">
            <text:p>-25.98233712</text:p>
          </table:table-cell>
          <table:table-cell table:style-name="ce1"/>
          <table:table-cell table:style-name="ce2"/>
          <table:table-cell table:style-name="ce1" table:formula="of:=[.$C$1]*[.A18]" office:value-type="float" office:value="-126.122573367694" calcext:value-type="float">
            <text:p>-126.12257337</text:p>
          </table:table-cell>
          <table:table-cell table:formula="of:=INT([.D18])&amp;&quot;,&quot;" office:value-type="string" office:string-value="-127," calcext:value-type="string">
            <text:p>-127,</text:p>
          </table:table-cell>
          <table:table-cell table:number-columns-repeated="1019"/>
        </table:table-row>
        <table:table-row table:style-name="ro1">
          <table:table-cell table:style-name="ce1" office:value-type="float" office:value="15.5780358544307" calcext:value-type="float">
            <text:p>15.57803585</text:p>
          </table:table-cell>
          <table:table-cell table:style-name="ce1"/>
          <table:table-cell table:style-name="ce2"/>
          <table:table-cell table:style-name="ce1" table:formula="of:=[.$C$1]*[.A19]" office:value-type="float" office:value="75.618369542026" calcext:value-type="float">
            <text:p>75.61836954</text:p>
          </table:table-cell>
          <table:table-cell table:formula="of:=INT([.D19])&amp;&quot;,&quot;" office:value-type="string" office:string-value="75," calcext:value-type="string">
            <text:p>75,</text:p>
          </table:table-cell>
          <table:table-cell table:number-columns-repeated="1019"/>
        </table:table-row>
        <table:table-row table:style-name="ro1">
          <table:table-cell table:style-name="ce1" office:value-type="float" office:value="22.076688533906" calcext:value-type="float">
            <text:p>22.07668853</text:p>
          </table:table-cell>
          <table:table-cell table:style-name="ce1"/>
          <table:table-cell table:style-name="ce2"/>
          <table:table-cell table:style-name="ce1" table:formula="of:=[.$C$1]*[.A20]" office:value-type="float" office:value="107.163907402762" calcext:value-type="float">
            <text:p>107.16390740</text:p>
          </table:table-cell>
          <table:table-cell table:formula="of:=INT([.D20])&amp;&quot;,&quot;" office:value-type="string" office:string-value="107," calcext:value-type="string">
            <text:p>107,</text:p>
          </table:table-cell>
          <table:table-cell table:number-columns-repeated="1019"/>
        </table:table-row>
        <table:table-row table:style-name="ro1">
          <table:table-cell table:style-name="ce1" office:value-type="float" office:value="-18.2678373924613" calcext:value-type="float">
            <text:p>-18.26783739</text:p>
          </table:table-cell>
          <table:table-cell table:style-name="ce1"/>
          <table:table-cell table:style-name="ce2"/>
          <table:table-cell table:style-name="ce1" table:formula="of:=[.$C$1]*[.A21]" office:value-type="float" office:value="-88.6751122917647" calcext:value-type="float">
            <text:p>-88.67511229</text:p>
          </table:table-cell>
          <table:table-cell table:formula="of:=INT([.D21])&amp;&quot;,&quot;" office:value-type="string" office:string-value="-89," calcext:value-type="string">
            <text:p>-89,</text:p>
          </table:table-cell>
          <table:table-cell table:number-columns-repeated="1019"/>
        </table:table-row>
        <table:table-row table:style-name="ro1">
          <table:table-cell table:style-name="ce1" office:value-type="float" office:value="-14.5593719480219" calcext:value-type="float">
            <text:p>-14.55937195</text:p>
          </table:table-cell>
          <table:table-cell table:style-name="ce1"/>
          <table:table-cell table:style-name="ce2"/>
          <table:table-cell table:style-name="ce1" table:formula="of:=[.$C$1]*[.A22]" office:value-type="float" office:value="-70.6736060022736" calcext:value-type="float">
            <text:p>-70.67360600</text:p>
          </table:table-cell>
          <table:table-cell table:formula="of:=INT([.D22])&amp;&quot;,&quot;" office:value-type="string" office:string-value="-71," calcext:value-type="string">
            <text:p>-71,</text:p>
          </table:table-cell>
          <table:table-cell table:number-columns-repeated="1019"/>
        </table:table-row>
        <table:table-row table:style-name="ro1">
          <table:table-cell table:style-name="ce1" office:value-type="float" office:value="46.6780781995791" calcext:value-type="float">
            <text:p>46.67807820</text:p>
          </table:table-cell>
          <table:table-cell table:style-name="ce1"/>
          <table:table-cell table:style-name="ce2"/>
          <table:table-cell table:style-name="ce1" table:formula="of:=[.$C$1]*[.A23]" office:value-type="float" office:value="226.58313280255" calcext:value-type="float">
            <text:p>226.58313280</text:p>
          </table:table-cell>
          <table:table-cell table:formula="of:=INT([.D23])&amp;&quot;,&quot;" office:value-type="string" office:string-value="226," calcext:value-type="string">
            <text:p>226,</text:p>
          </table:table-cell>
          <table:table-cell table:number-columns-repeated="1019"/>
        </table:table-row>
        <table:table-row table:style-name="ro1">
          <table:table-cell table:style-name="ce1" office:value-type="float" office:value="56.8643087553916" calcext:value-type="float">
            <text:p>56.86430876</text:p>
          </table:table-cell>
          <table:table-cell table:style-name="ce1"/>
          <table:table-cell table:style-name="ce2"/>
          <table:table-cell table:style-name="ce1" table:formula="of:=[.$C$1]*[.A24]" office:value-type="float" office:value="276.028785233157" calcext:value-type="float">
            <text:p>276.02878523</text:p>
          </table:table-cell>
          <table:table-cell table:formula="of:=INT([.D24])&amp;&quot;,&quot;" office:value-type="string" office:string-value="276," calcext:value-type="string">
            <text:p>276,</text:p>
          </table:table-cell>
          <table:table-cell table:number-columns-repeated="1019"/>
        </table:table-row>
        <table:table-row table:style-name="ro1">
          <table:table-cell table:style-name="ce1" office:value-type="float" office:value="0.308597773382254" calcext:value-type="float">
            <text:p>0.30859777</text:p>
          </table:table-cell>
          <table:table-cell table:style-name="ce1"/>
          <table:table-cell table:style-name="ce2"/>
          <table:table-cell table:style-name="ce1" table:formula="of:=[.$C$1]*[.A25]" office:value-type="float" office:value="1.49798477070706" calcext:value-type="float">
            <text:p>1.49798477</text:p>
          </table:table-cell>
          <table:table-cell table:formula="of:=INT([.D25])&amp;&quot;,&quot;" office:value-type="string" office:string-value="1," calcext:value-type="string">
            <text:p>1,</text:p>
          </table:table-cell>
          <table:table-cell table:number-columns-repeated="1019"/>
        </table:table-row>
        <table:table-row table:style-name="ro1">
          <table:table-cell table:style-name="ce1" office:value-type="float" office:value="5.26907725043193" calcext:value-type="float">
            <text:p>5.26907725</text:p>
          </table:table-cell>
          <table:table-cell table:style-name="ce1"/>
          <table:table-cell table:style-name="ce2"/>
          <table:table-cell table:style-name="ce1" table:formula="of:=[.$C$1]*[.A26]" office:value-type="float" office:value="25.5769748119639" calcext:value-type="float">
            <text:p>25.57697481</text:p>
          </table:table-cell>
          <table:table-cell table:formula="of:=INT([.D26])&amp;&quot;,&quot;" office:value-type="string" office:string-value="25," calcext:value-type="string">
            <text:p>25,</text:p>
          </table:table-cell>
          <table:table-cell table:number-columns-repeated="1019"/>
        </table:table-row>
        <table:table-row table:style-name="ro1">
          <table:table-cell table:style-name="ce1" office:value-type="float" office:value="89.1347883053763" calcext:value-type="float">
            <text:p>89.13478831</text:p>
          </table:table-cell>
          <table:table-cell table:style-name="ce1"/>
          <table:table-cell table:style-name="ce2"/>
          <table:table-cell table:style-name="ce1" table:formula="of:=[.$C$1]*[.A27]" office:value-type="float" office:value="432.675044794505" calcext:value-type="float">
            <text:p>432.67504479</text:p>
          </table:table-cell>
          <table:table-cell table:formula="of:=INT([.D27])&amp;&quot;,&quot;" office:value-type="string" office:string-value="432," calcext:value-type="string">
            <text:p>432,</text:p>
          </table:table-cell>
          <table:table-cell table:number-columns-repeated="1019"/>
        </table:table-row>
        <table:table-row table:style-name="ro1">
          <table:table-cell table:style-name="ce1" office:value-type="float" office:value="100.328920828756" calcext:value-type="float">
            <text:p>100.32892083</text:p>
          </table:table-cell>
          <table:table-cell table:style-name="ce1"/>
          <table:table-cell table:style-name="ce2"/>
          <table:table-cell table:style-name="ce1" table:formula="of:=[.$C$1]*[.A28]" office:value-type="float" office:value="487.013220528937" calcext:value-type="float">
            <text:p>487.01322053</text:p>
          </table:table-cell>
          <table:table-cell table:formula="of:=INT([.D28])&amp;&quot;,&quot;" office:value-type="string" office:string-value="487," calcext:value-type="string">
            <text:p>487,</text:p>
          </table:table-cell>
          <table:table-cell table:number-columns-repeated="1019"/>
        </table:table-row>
        <table:table-row table:style-name="ro1">
          <table:table-cell table:style-name="ce1" office:value-type="float" office:value="18.5096335547768" calcext:value-type="float">
            <text:p>18.50963355</text:p>
          </table:table-cell>
          <table:table-cell table:style-name="ce1"/>
          <table:table-cell table:style-name="ce2"/>
          <table:table-cell table:style-name="ce1" table:formula="of:=[.$C$1]*[.A29]" office:value-type="float" office:value="89.8488309637895" calcext:value-type="float">
            <text:p>89.84883096</text:p>
          </table:table-cell>
          <table:table-cell table:formula="of:=INT([.D29])&amp;&quot;,&quot;" office:value-type="string" office:string-value="89," calcext:value-type="string">
            <text:p>89,</text:p>
          </table:table-cell>
          <table:table-cell table:number-columns-repeated="1019"/>
        </table:table-row>
        <table:table-row table:style-name="ro1">
          <table:table-cell table:style-name="ce1" office:value-type="float" office:value="20.4538233146043" calcext:value-type="float">
            <text:p>20.45382331</text:p>
          </table:table-cell>
          <table:table-cell table:style-name="ce1"/>
          <table:table-cell table:style-name="ce2"/>
          <table:table-cell table:style-name="ce1" table:formula="of:=[.$C$1]*[.A30]" office:value-type="float" office:value="99.2862504878076" calcext:value-type="float">
            <text:p>99.28625049</text:p>
          </table:table-cell>
          <table:table-cell table:formula="of:=INT([.D30])&amp;&quot;,&quot;" office:value-type="string" office:string-value="99," calcext:value-type="string">
            <text:p>99,</text:p>
          </table:table-cell>
          <table:table-cell table:number-columns-repeated="1019"/>
        </table:table-row>
        <table:table-row table:style-name="ro1">
          <table:table-cell table:style-name="ce1" office:value-type="float" office:value="128.427883843876" calcext:value-type="float">
            <text:p>128.42788384</text:p>
          </table:table-cell>
          <table:table-cell table:style-name="ce1"/>
          <table:table-cell table:style-name="ce2"/>
          <table:table-cell table:style-name="ce1" table:formula="of:=[.$C$1]*[.A31]" office:value-type="float" office:value="623.410247014194" calcext:value-type="float">
            <text:p>623.41024701</text:p>
          </table:table-cell>
          <table:table-cell table:formula="of:=INT([.D31])&amp;&quot;,&quot;" office:value-type="string" office:string-value="623," calcext:value-type="string">
            <text:p>623,</text:p>
          </table:table-cell>
          <table:table-cell table:number-columns-repeated="1019"/>
        </table:table-row>
        <table:table-row table:style-name="ro1">
          <table:table-cell table:style-name="ce1" office:value-type="float" office:value="135.662191329445" calcext:value-type="float">
            <text:p>135.66219133</text:p>
          </table:table-cell>
          <table:table-cell table:style-name="ce1"/>
          <table:table-cell table:style-name="ce2"/>
          <table:table-cell table:style-name="ce1" table:formula="of:=[.$C$1]*[.A32]" office:value-type="float" office:value="658.526775306739" calcext:value-type="float">
            <text:p>658.52677531</text:p>
          </table:table-cell>
          <table:table-cell table:formula="of:=INT([.D32])&amp;&quot;,&quot;" office:value-type="string" office:string-value="658," calcext:value-type="string">
            <text:p>658,</text:p>
          </table:table-cell>
          <table:table-cell table:number-columns-repeated="1019"/>
        </table:table-row>
        <table:table-row table:style-name="ro1">
          <table:table-cell table:style-name="ce1" office:value-type="float" office:value="16.2032447673391" calcext:value-type="float">
            <text:p>16.20324477</text:p>
          </table:table-cell>
          <table:table-cell table:style-name="ce1"/>
          <table:table-cell table:style-name="ce2"/>
          <table:table-cell table:style-name="ce1" table:formula="of:=[.$C$1]*[.A33]" office:value-type="float" office:value="78.6532372916614" calcext:value-type="float">
            <text:p>78.65323729</text:p>
          </table:table-cell>
          <table:table-cell table:formula="of:=INT([.D33])&amp;&quot;,&quot;" office:value-type="string" office:string-value="78," calcext:value-type="string">
            <text:p>78,</text:p>
          </table:table-cell>
          <table:table-cell table:number-columns-repeated="1019"/>
        </table:table-row>
        <table:table-row table:style-name="ro1">
          <table:table-cell table:style-name="ce1" office:value-type="float" office:value="9.21430734482516" calcext:value-type="float">
            <text:p>9.21430734</text:p>
          </table:table-cell>
          <table:table-cell table:style-name="ce1"/>
          <table:table-cell table:style-name="ce2"/>
          <table:table-cell table:style-name="ce1" table:formula="of:=[.$C$1]*[.A34]" office:value-type="float" office:value="44.7277759780363" calcext:value-type="float">
            <text:p>44.72777598</text:p>
          </table:table-cell>
          <table:table-cell table:formula="of:=INT([.D34])&amp;&quot;,&quot;" office:value-type="string" office:string-value="44," calcext:value-type="string">
            <text:p>44,</text:p>
          </table:table-cell>
          <table:table-cell table:number-columns-repeated="1019"/>
        </table:table-row>
        <table:table-row table:style-name="ro1">
          <table:table-cell table:style-name="ce1" office:value-type="float" office:value="143.344590321268" calcext:value-type="float">
            <text:p>143.34459032</text:p>
          </table:table-cell>
          <table:table-cell table:style-name="ce1"/>
          <table:table-cell table:style-name="ce2"/>
          <table:table-cell table:style-name="ce1" table:formula="of:=[.$C$1]*[.A35]" office:value-type="float" office:value="695.818414083378" calcext:value-type="float">
            <text:p>695.81841408</text:p>
          </table:table-cell>
          <table:table-cell table:formula="of:=INT([.D35])&amp;&quot;,&quot;" office:value-type="string" office:string-value="695," calcext:value-type="string">
            <text:p>695,</text:p>
          </table:table-cell>
          <table:table-cell table:number-columns-repeated="1019"/>
        </table:table-row>
        <table:table-row table:style-name="ro1">
          <table:table-cell table:style-name="ce1" office:value-type="float" office:value="141.335167071669" calcext:value-type="float">
            <text:p>141.33516707</text:p>
          </table:table-cell>
          <table:table-cell table:style-name="ce1"/>
          <table:table-cell table:style-name="ce2"/>
          <table:table-cell table:style-name="ce1" table:formula="of:=[.$C$1]*[.A36]" office:value-type="float" office:value="686.064340381506" calcext:value-type="float">
            <text:p>686.06434038</text:p>
          </table:table-cell>
          <table:table-cell table:formula="of:=INT([.D36])&amp;&quot;,&quot;" office:value-type="string" office:string-value="686," calcext:value-type="string">
            <text:p>686,</text:p>
          </table:table-cell>
          <table:table-cell table:number-columns-repeated="1019"/>
        </table:table-row>
        <table:table-row table:style-name="ro1">
          <table:table-cell table:style-name="ce1" office:value-type="float" office:value="-29.8591622883634" calcext:value-type="float">
            <text:p>-29.85916229</text:p>
          </table:table-cell>
          <table:table-cell table:style-name="ce1"/>
          <table:table-cell table:style-name="ce2"/>
          <table:table-cell table:style-name="ce1" table:formula="of:=[.$C$1]*[.A37]" office:value-type="float" office:value="-144.941325673904" calcext:value-type="float">
            <text:p>-144.94132567</text:p>
          </table:table-cell>
          <table:table-cell table:formula="of:=INT([.D37])&amp;&quot;,&quot;" office:value-type="string" office:string-value="-145," calcext:value-type="string">
            <text:p>-145,</text:p>
          </table:table-cell>
          <table:table-cell table:number-columns-repeated="1019"/>
        </table:table-row>
        <table:table-row table:style-name="ro1">
          <table:table-cell table:style-name="ce1" office:value-type="float" office:value="-50.7810381599147" calcext:value-type="float">
            <text:p>-50.78103816</text:p>
          </table:table-cell>
          <table:table-cell table:style-name="ce1"/>
          <table:table-cell table:style-name="ce2"/>
          <table:table-cell table:style-name="ce1" table:formula="of:=[.$C$1]*[.A38]" office:value-type="float" office:value="-246.499580896265" calcext:value-type="float">
            <text:p>-246.49958090</text:p>
          </table:table-cell>
          <table:table-cell table:formula="of:=INT([.D38])&amp;&quot;,&quot;" office:value-type="string" office:string-value="-247," calcext:value-type="string">
            <text:p>-247,</text:p>
          </table:table-cell>
          <table:table-cell table:number-columns-repeated="1019"/>
        </table:table-row>
        <table:table-row table:style-name="ro1">
          <table:table-cell table:style-name="ce1" office:value-type="float" office:value="115.960033900801" calcext:value-type="float">
            <text:p>115.96003390</text:p>
          </table:table-cell>
          <table:table-cell table:style-name="ce1"/>
          <table:table-cell table:style-name="ce2"/>
          <table:table-cell table:style-name="ce1" table:formula="of:=[.$C$1]*[.A39]" office:value-type="float" office:value="562.889235687735" calcext:value-type="float">
            <text:p>562.88923569</text:p>
          </table:table-cell>
          <table:table-cell table:formula="of:=INT([.D39])&amp;&quot;,&quot;" office:value-type="string" office:string-value="562," calcext:value-type="string">
            <text:p>562,</text:p>
          </table:table-cell>
          <table:table-cell table:number-columns-repeated="1019"/>
        </table:table-row>
        <table:table-row table:style-name="ro1">
          <table:table-cell table:style-name="ce1" office:value-type="float" office:value="102.272449213038" calcext:value-type="float">
            <text:p>102.27244921</text:p>
          </table:table-cell>
          <table:table-cell table:style-name="ce1"/>
          <table:table-cell table:style-name="ce2"/>
          <table:table-cell table:style-name="ce1" table:formula="of:=[.$C$1]*[.A40]" office:value-type="float" office:value="496.447429626373" calcext:value-type="float">
            <text:p>496.44742963</text:p>
          </table:table-cell>
          <table:table-cell table:formula="of:=INT([.D40])&amp;&quot;,&quot;" office:value-type="string" office:string-value="496," calcext:value-type="string">
            <text:p>496,</text:p>
          </table:table-cell>
          <table:table-cell table:number-columns-repeated="1019"/>
        </table:table-row>
        <table:table-row table:style-name="ro1">
          <table:table-cell table:style-name="ce1" office:value-type="float" office:value="-134.603388789671" calcext:value-type="float">
            <text:p>-134.60338879</text:p>
          </table:table-cell>
          <table:table-cell table:style-name="ce1"/>
          <table:table-cell table:style-name="ce2"/>
          <table:table-cell table:style-name="ce1" table:formula="of:=[.$C$1]*[.A41]" office:value-type="float" office:value="-653.387172183929" calcext:value-type="float">
            <text:p>-653.38717218</text:p>
          </table:table-cell>
          <table:table-cell table:formula="of:=INT([.D41])&amp;&quot;,&quot;" office:value-type="string" office:string-value="-654," calcext:value-type="string">
            <text:p>-654,</text:p>
          </table:table-cell>
          <table:table-cell table:number-columns-repeated="1019"/>
        </table:table-row>
        <table:table-row table:style-name="ro1">
          <table:table-cell table:style-name="ce1" office:value-type="float" office:value="-170.482980208759" calcext:value-type="float">
            <text:p>-170.48298021</text:p>
          </table:table-cell>
          <table:table-cell table:style-name="ce1"/>
          <table:table-cell table:style-name="ce2"/>
          <table:table-cell table:style-name="ce1" table:formula="of:=[.$C$1]*[.A42]" office:value-type="float" office:value="-827.552659303015" calcext:value-type="float">
            <text:p>-827.55265930</text:p>
          </table:table-cell>
          <table:table-cell table:formula="of:=INT([.D42])&amp;&quot;,&quot;" office:value-type="string" office:string-value="-828," calcext:value-type="string">
            <text:p>-828,</text:p>
          </table:table-cell>
          <table:table-cell table:number-columns-repeated="1019"/>
        </table:table-row>
        <table:table-row table:style-name="ro1">
          <table:table-cell table:style-name="ce1" office:value-type="float" office:value="44.6727222155411" calcext:value-type="float">
            <text:p>44.67272222</text:p>
          </table:table-cell>
          <table:table-cell table:style-name="ce1"/>
          <table:table-cell table:style-name="ce2"/>
          <table:table-cell table:style-name="ce1" table:formula="of:=[.$C$1]*[.A43]" office:value-type="float" office:value="216.848802282238" calcext:value-type="float">
            <text:p>216.84880228</text:p>
          </table:table-cell>
          <table:table-cell table:formula="of:=INT([.D43])&amp;&quot;,&quot;" office:value-type="string" office:string-value="216," calcext:value-type="string">
            <text:p>216,</text:p>
          </table:table-cell>
          <table:table-cell table:number-columns-repeated="1019"/>
        </table:table-row>
        <table:table-row table:style-name="ro1">
          <table:table-cell table:style-name="ce1" office:value-type="float" office:value="22.844312504091" calcext:value-type="float">
            <text:p>22.84431250</text:p>
          </table:table-cell>
          <table:table-cell table:style-name="ce1"/>
          <table:table-cell table:style-name="ce2"/>
          <table:table-cell table:style-name="ce1" table:formula="of:=[.$C$1]*[.A44]" office:value-type="float" office:value="110.890081458925" calcext:value-type="float">
            <text:p>110.89008146</text:p>
          </table:table-cell>
          <table:table-cell table:formula="of:=INT([.D44])&amp;&quot;,&quot;" office:value-type="string" office:string-value="110," calcext:value-type="string">
            <text:p>110,</text:p>
          </table:table-cell>
          <table:table-cell table:number-columns-repeated="1019"/>
        </table:table-row>
        <table:table-row table:style-name="ro1">
          <table:table-cell table:style-name="ce1" office:value-type="float" office:value="-293.491055282245" calcext:value-type="float">
            <text:p>-293.49105528</text:p>
          </table:table-cell>
          <table:table-cell table:style-name="ce1"/>
          <table:table-cell table:style-name="ce2"/>
          <table:table-cell table:style-name="ce1" table:formula="of:=[.$C$1]*[.A45]" office:value-type="float" office:value="-1424.65425570964" calcext:value-type="float">
            <text:p>-1424.65425571</text:p>
          </table:table-cell>
          <table:table-cell table:formula="of:=INT([.D45])&amp;&quot;,&quot;" office:value-type="string" office:string-value="-1425," calcext:value-type="string">
            <text:p>-1425,</text:p>
          </table:table-cell>
          <table:table-cell table:number-columns-repeated="1019"/>
        </table:table-row>
        <table:table-row table:style-name="ro1">
          <table:table-cell table:style-name="ce1" office:value-type="float" office:value="-339.378143977802" calcext:value-type="float">
            <text:p>-339.37814398</text:p>
          </table:table-cell>
          <table:table-cell table:style-name="ce1"/>
          <table:table-cell table:style-name="ce2"/>
          <table:table-cell table:style-name="ce1" table:formula="of:=[.$C$1]*[.A46]" office:value-type="float" office:value="-1647.39779427977" calcext:value-type="float">
            <text:p>-1647.39779428</text:p>
          </table:table-cell>
          <table:table-cell table:formula="of:=INT([.D46])&amp;&quot;,&quot;" office:value-type="string" office:string-value="-1648," calcext:value-type="string">
            <text:p>-1648,</text:p>
          </table:table-cell>
          <table:table-cell table:number-columns-repeated="1019"/>
        </table:table-row>
        <table:table-row table:style-name="ro1">
          <table:table-cell table:style-name="ce1" office:value-type="float" office:value="-44.8789837219435" calcext:value-type="float">
            <text:p>-44.87898372</text:p>
          </table:table-cell>
          <table:table-cell table:style-name="ce1"/>
          <table:table-cell table:style-name="ce2"/>
          <table:table-cell table:style-name="ce1" table:formula="of:=[.$C$1]*[.A47]" office:value-type="float" office:value="-217.850029841295" calcext:value-type="float">
            <text:p>-217.85002984</text:p>
          </table:table-cell>
          <table:table-cell table:formula="of:=INT([.D47])&amp;&quot;,&quot;" office:value-type="string" office:string-value="-218," calcext:value-type="string">
            <text:p>-218,</text:p>
          </table:table-cell>
          <table:table-cell table:number-columns-repeated="1019"/>
        </table:table-row>
        <table:table-row table:style-name="ro1">
          <table:table-cell table:style-name="ce1" office:value-type="float" office:value="-63.4142815966191" calcext:value-type="float">
            <text:p>-63.41428160</text:p>
          </table:table-cell>
          <table:table-cell table:style-name="ce1"/>
          <table:table-cell table:style-name="ce2"/>
          <table:table-cell table:style-name="ce1" table:formula="of:=[.$C$1]*[.A48]" office:value-type="float" office:value="-307.823439670115" calcext:value-type="float">
            <text:p>-307.82343967</text:p>
          </table:table-cell>
          <table:table-cell table:formula="of:=INT([.D48])&amp;&quot;,&quot;" office:value-type="string" office:string-value="-308," calcext:value-type="string">
            <text:p>-308,</text:p>
          </table:table-cell>
          <table:table-cell table:number-columns-repeated="1019"/>
        </table:table-row>
        <table:table-row table:style-name="ro1">
          <table:table-cell table:style-name="ce1" office:value-type="float" office:value="-477.777793004998" calcext:value-type="float">
            <text:p>-477.77779300</text:p>
          </table:table-cell>
          <table:table-cell table:style-name="ce1"/>
          <table:table-cell table:style-name="ce2"/>
          <table:table-cell table:style-name="ce1" table:formula="of:=[.$C$1]*[.A49]" office:value-type="float" office:value="-2319.21264323896" calcext:value-type="float">
            <text:p>-2319.21264324</text:p>
          </table:table-cell>
          <table:table-cell table:formula="of:=INT([.D49])&amp;&quot;,&quot;" office:value-type="string" office:string-value="-2320," calcext:value-type="string">
            <text:p>-2320,</text:p>
          </table:table-cell>
          <table:table-cell table:number-columns-repeated="1019"/>
        </table:table-row>
        <table:table-row table:style-name="ro1">
          <table:table-cell table:style-name="ce1" office:value-type="float" office:value="-523.110422171391" calcext:value-type="float">
            <text:p>-523.11042217</text:p>
          </table:table-cell>
          <table:table-cell table:style-name="ce1"/>
          <table:table-cell table:style-name="ce2"/>
          <table:table-cell table:style-name="ce1" table:formula="of:=[.$C$1]*[.A50]" office:value-type="float" office:value="-2539.26474330143" calcext:value-type="float">
            <text:p>-2539.26474330</text:p>
          </table:table-cell>
          <table:table-cell table:formula="of:=INT([.D50])&amp;&quot;,&quot;" office:value-type="string" office:string-value="-2540," calcext:value-type="string">
            <text:p>-2540,</text:p>
          </table:table-cell>
          <table:table-cell table:number-columns-repeated="1019"/>
        </table:table-row>
        <table:table-row table:style-name="ro1">
          <table:table-cell table:style-name="ce1" office:value-type="float" office:value="-93.8251280120048" calcext:value-type="float">
            <text:p>-93.82512801</text:p>
          </table:table-cell>
          <table:table-cell table:style-name="ce1"/>
          <table:table-cell table:style-name="ce2"/>
          <table:table-cell table:style-name="ce1" table:formula="of:=[.$C$1]*[.A51]" office:value-type="float" office:value="-455.442731589409" calcext:value-type="float">
            <text:p>-455.44273159</text:p>
          </table:table-cell>
          <table:table-cell table:formula="of:=INT([.D51])&amp;&quot;,&quot;" office:value-type="string" office:string-value="-456," calcext:value-type="string">
            <text:p>-456,</text:p>
          </table:table-cell>
          <table:table-cell table:number-columns-repeated="1019"/>
        </table:table-row>
        <table:table-row table:style-name="ro1">
          <table:table-cell table:style-name="ce1" office:value-type="float" office:value="-88.4871643580771" calcext:value-type="float">
            <text:p>-88.48716436</text:p>
          </table:table-cell>
          <table:table-cell table:style-name="ce1"/>
          <table:table-cell table:style-name="ce2"/>
          <table:table-cell table:style-name="ce1" table:formula="of:=[.$C$1]*[.A52]" office:value-type="float" office:value="-429.531370750565" calcext:value-type="float">
            <text:p>-429.53137075</text:p>
          </table:table-cell>
          <table:table-cell table:formula="of:=INT([.D52])&amp;&quot;,&quot;" office:value-type="string" office:string-value="-430," calcext:value-type="string">
            <text:p>-430,</text:p>
          </table:table-cell>
          <table:table-cell table:number-columns-repeated="1019"/>
        </table:table-row>
        <table:table-row table:style-name="ro1">
          <table:table-cell table:style-name="ce1" office:value-type="float" office:value="-640.075394630287" calcext:value-type="float">
            <text:p>-640.07539463</text:p>
          </table:table-cell>
          <table:table-cell table:style-name="ce1"/>
          <table:table-cell table:style-name="ce2"/>
          <table:table-cell table:style-name="ce1" table:formula="of:=[.$C$1]*[.A53]" office:value-type="float" office:value="-3107.03211741195" calcext:value-type="float">
            <text:p>-3107.03211741</text:p>
          </table:table-cell>
          <table:table-cell table:formula="of:=INT([.D53])&amp;&quot;,&quot;" office:value-type="string" office:string-value="-3108," calcext:value-type="string">
            <text:p>-3108,</text:p>
          </table:table-cell>
          <table:table-cell table:number-columns-repeated="1019"/>
        </table:table-row>
        <table:table-row table:style-name="ro1">
          <table:table-cell table:style-name="ce1" office:value-type="float" office:value="-671.709844596352" calcext:value-type="float">
            <text:p>-671.70984460</text:p>
          </table:table-cell>
          <table:table-cell table:style-name="ce1"/>
          <table:table-cell table:style-name="ce2"/>
          <table:table-cell table:style-name="ce1" table:formula="of:=[.$C$1]*[.A54]" office:value-type="float" office:value="-3260.59098389205" calcext:value-type="float">
            <text:p>-3260.59098389</text:p>
          </table:table-cell>
          <table:table-cell table:formula="of:=INT([.D54])&amp;&quot;,&quot;" office:value-type="string" office:string-value="-3261," calcext:value-type="string">
            <text:p>-3261,</text:p>
          </table:table-cell>
          <table:table-cell table:number-columns-repeated="1019"/>
        </table:table-row>
        <table:table-row table:style-name="ro1">
          <table:table-cell table:style-name="ce1" office:value-type="float" office:value="0.133893709424821" calcext:value-type="float">
            <text:p>0.13389371</text:p>
          </table:table-cell>
          <table:table-cell table:style-name="ce1"/>
          <table:table-cell table:style-name="ce2"/>
          <table:table-cell table:style-name="ce1" table:formula="of:=[.$C$1]*[.A55]" office:value-type="float" office:value="0.649942270851756" calcext:value-type="float">
            <text:p>0.64994227</text:p>
          </table:table-cell>
          <table:table-cell table:formula="of:=INT([.D55])&amp;&quot;,&quot;" office:value-type="string" office:string-value="0," calcext:value-type="string">
            <text:p>0,</text:p>
          </table:table-cell>
          <table:table-cell table:number-columns-repeated="1019"/>
        </table:table-row>
        <table:table-row table:style-name="ro1">
          <table:table-cell table:style-name="ce1" office:value-type="float" office:value="66.9683620877433" calcext:value-type="float">
            <text:p>66.96836209</text:p>
          </table:table-cell>
          <table:table-cell table:style-name="ce1"/>
          <table:table-cell table:style-name="ce2"/>
          <table:table-cell table:style-name="ce1" table:formula="of:=[.$C$1]*[.A56]" office:value-type="float" office:value="325.075535792586" calcext:value-type="float">
            <text:p>325.07553579</text:p>
          </table:table-cell>
          <table:table-cell table:formula="of:=INT([.D56])&amp;&quot;,&quot;" office:value-type="string" office:string-value="325," calcext:value-type="string">
            <text:p>325,</text:p>
          </table:table-cell>
          <table:table-cell table:number-columns-repeated="1019"/>
        </table:table-row>
        <table:table-row table:style-name="ro1">
          <table:table-cell table:style-name="ce1" office:value-type="float" office:value="-729.470694632534" calcext:value-type="float">
            <text:p>-729.47069463</text:p>
          </table:table-cell>
          <table:table-cell table:style-name="ce1"/>
          <table:table-cell table:style-name="ce2"/>
          <table:table-cell table:style-name="ce1" table:formula="of:=[.$C$1]*[.A57]" office:value-type="float" office:value="-3540.97172918705" calcext:value-type="float">
            <text:p>-3540.97172919</text:p>
          </table:table-cell>
          <table:table-cell table:formula="of:=INT([.D57])&amp;&quot;,&quot;" office:value-type="string" office:string-value="-3541," calcext:value-type="string">
            <text:p>-3541,</text:p>
          </table:table-cell>
          <table:table-cell table:number-columns-repeated="1019"/>
        </table:table-row>
        <table:table-row table:style-name="ro1">
          <table:table-cell table:style-name="ce1" office:value-type="float" office:value="-736.379130531366" calcext:value-type="float">
            <text:p>-736.37913053</text:p>
          </table:table-cell>
          <table:table-cell table:style-name="ce1"/>
          <table:table-cell table:style-name="ce2"/>
          <table:table-cell table:style-name="ce1" table:formula="of:=[.$C$1]*[.A58]" office:value-type="float" office:value="-3574.50642275413" calcext:value-type="float">
            <text:p>-3574.50642275</text:p>
          </table:table-cell>
          <table:table-cell table:formula="of:=INT([.D58])&amp;&quot;,&quot;" office:value-type="string" office:string-value="-3575," calcext:value-type="string">
            <text:p>-3575,</text:p>
          </table:table-cell>
          <table:table-cell table:number-columns-repeated="1019"/>
        </table:table-row>
        <table:table-row table:style-name="ro1">
          <table:table-cell table:style-name="ce1" office:value-type="float" office:value="469.493787318646" calcext:value-type="float">
            <text:p>469.49378732</text:p>
          </table:table-cell>
          <table:table-cell table:style-name="ce1"/>
          <table:table-cell table:style-name="ce2"/>
          <table:table-cell table:style-name="ce1" table:formula="of:=[.$C$1]*[.A59]" office:value-type="float" office:value="2279.00070579496" calcext:value-type="float">
            <text:p>2279.00070579</text:p>
          </table:table-cell>
          <table:table-cell table:formula="of:=INT([.D59])&amp;&quot;,&quot;" office:value-type="string" office:string-value="2279," calcext:value-type="string">
            <text:p>2279,</text:p>
          </table:table-cell>
          <table:table-cell table:number-columns-repeated="1019"/>
        </table:table-row>
        <table:table-row table:style-name="ro1">
          <table:table-cell table:style-name="ce1" office:value-type="float" office:value="728.410663235316" calcext:value-type="float">
            <text:p>728.41066324</text:p>
          </table:table-cell>
          <table:table-cell table:style-name="ce1"/>
          <table:table-cell table:style-name="ce2"/>
          <table:table-cell table:style-name="ce1" table:formula="of:=[.$C$1]*[.A60]" office:value-type="float" office:value="3535.82616098641" calcext:value-type="float">
            <text:p>3535.82616099</text:p>
          </table:table-cell>
          <table:table-cell table:formula="of:=INT([.D60])&amp;&quot;,&quot;" office:value-type="string" office:string-value="3535," calcext:value-type="string">
            <text:p>3535,</text:p>
          </table:table-cell>
          <table:table-cell table:number-columns-repeated="1019"/>
        </table:table-row>
        <table:table-row table:style-name="ro1">
          <table:table-cell table:style-name="ce1" office:value-type="float" office:value="-710.583426767853" calcext:value-type="float">
            <text:p>-710.58342677</text:p>
          </table:table-cell>
          <table:table-cell table:style-name="ce1"/>
          <table:table-cell table:style-name="ce2"/>
          <table:table-cell table:style-name="ce1" table:formula="of:=[.$C$1]*[.A61]" office:value-type="float" office:value="-3449.28979865507" calcext:value-type="float">
            <text:p>-3449.28979866</text:p>
          </table:table-cell>
          <table:table-cell table:formula="of:=INT([.D61])&amp;&quot;,&quot;" office:value-type="string" office:string-value="-3450," calcext:value-type="string">
            <text:p>-3450,</text:p>
          </table:table-cell>
          <table:table-cell table:number-columns-repeated="1019"/>
        </table:table-row>
        <table:table-row table:style-name="ro1">
          <table:table-cell table:style-name="ce1" office:value-type="float" office:value="-688.281697460899" calcext:value-type="float">
            <text:p>-688.28169746</text:p>
          </table:table-cell>
          <table:table-cell table:style-name="ce1"/>
          <table:table-cell table:style-name="ce2"/>
          <table:table-cell table:style-name="ce1" table:formula="of:=[.$C$1]*[.A62]" office:value-type="float" office:value="-3341.03350601854" calcext:value-type="float">
            <text:p>-3341.03350602</text:p>
          </table:table-cell>
          <table:table-cell table:formula="of:=INT([.D62])&amp;&quot;,&quot;" office:value-type="string" office:string-value="-3342," calcext:value-type="string">
            <text:p>-3342,</text:p>
          </table:table-cell>
          <table:table-cell table:number-columns-repeated="1019"/>
        </table:table-row>
        <table:table-row table:style-name="ro1">
          <table:table-cell table:style-name="ce1" office:value-type="float" office:value="3021.23411138967" calcext:value-type="float">
            <text:p>3021.23411139</text:p>
          </table:table-cell>
          <table:table-cell table:style-name="ce1"/>
          <table:table-cell table:style-name="ce2"/>
          <table:table-cell table:style-name="ce1" table:formula="of:=[.$C$1]*[.A63]" office:value-type="float" office:value="14665.5714265197" calcext:value-type="float">
            <text:p>14665.57142652</text:p>
          </table:table-cell>
          <table:table-cell table:formula="of:=INT([.D63])&amp;&quot;,&quot;" office:value-type="string" office:string-value="14665," calcext:value-type="string">
            <text:p>14665,</text:p>
          </table:table-cell>
          <table:table-cell table:number-columns-repeated="1019"/>
        </table:table-row>
        <table:table-row table:style-name="ro1">
          <table:table-cell table:style-name="ce1" office:value-type="float" office:value="6750.28440752671" calcext:value-type="float">
            <text:p>6750.28440753</text:p>
          </table:table-cell>
          <table:table-cell table:style-name="ce1"/>
          <table:table-cell table:style-name="ce2"/>
          <table:table-cell table:style-name="ce1" table:formula="of:=[.$C$1]*[.A64]" office:value-type="float" office:value="32767" calcext:value-type="float">
            <text:p>32767.00000000</text:p>
          </table:table-cell>
          <table:table-cell table:formula="of:=INT([.D64])&amp;&quot;,&quot;" office:value-type="string" office:string-value="32767," calcext:value-type="string">
            <text:p>32767,</text:p>
          </table:table-cell>
          <table:table-cell table:number-columns-repeated="1019"/>
        </table:table-row>
        <table:table-row table:style-name="ro1">
          <table:table-cell table:style-name="ce1" office:value-type="float" office:value="5214.20540424929" calcext:value-type="float">
            <text:p>5214.20540425</text:p>
          </table:table-cell>
          <table:table-cell table:style-name="ce1"/>
          <table:table-cell table:style-name="ce2"/>
          <table:table-cell table:style-name="ce1" table:formula="of:=[.$C$1]*[.A65]" office:value-type="float" office:value="25310.6177704944" calcext:value-type="float">
            <text:p>25310.61777049</text:p>
          </table:table-cell>
          <table:table-cell table:formula="of:=INT([.D65])&amp;&quot;,&quot;" office:value-type="string" office:string-value="25310," calcext:value-type="string">
            <text:p>25310,</text:p>
          </table:table-cell>
          <table:table-cell table:number-columns-repeated="1019"/>
        </table:table-row>
        <table:table-row table:style-name="ro1">
          <table:table-cell table:style-name="ce1" office:value-type="float" office:value="-531.128668105955" calcext:value-type="float">
            <text:p>-531.12866811</text:p>
          </table:table-cell>
          <table:table-cell table:style-name="ce1"/>
          <table:table-cell table:style-name="ce2"/>
          <table:table-cell table:style-name="ce1" table:formula="of:=[.$C$1]*[.A66]" office:value-type="float" office:value="-2578.18663883592" calcext:value-type="float">
            <text:p>-2578.18663884</text:p>
          </table:table-cell>
          <table:table-cell table:formula="of:=INT([.D66])&amp;&quot;,&quot;" office:value-type="string" office:string-value="-2579," calcext:value-type="string">
            <text:p>-2579,</text:p>
          </table:table-cell>
          <table:table-cell table:number-columns-repeated="1019"/>
        </table:table-row>
        <table:table-row table:style-name="ro1">
          <table:table-cell table:style-name="ce1" office:value-type="float" office:value="-4158.03666935182" calcext:value-type="float">
            <text:p>-4158.03666935</text:p>
          </table:table-cell>
          <table:table-cell table:style-name="ce1"/>
          <table:table-cell table:style-name="ce2"/>
          <table:table-cell table:style-name="ce1" table:formula="of:=[.$C$1]*[.A67]" office:value-type="float" office:value="-20183.7995733533" calcext:value-type="float">
            <text:p>-20183.79957335</text:p>
          </table:table-cell>
          <table:table-cell table:formula="of:=INT([.D67])&amp;&quot;,&quot;" office:value-type="string" office:string-value="-20184," calcext:value-type="string">
            <text:p>-20184,</text:p>
          </table:table-cell>
          <table:table-cell table:number-columns-repeated="1019"/>
        </table:table-row>
        <table:table-row table:style-name="ro1">
          <table:table-cell table:style-name="ce1" office:value-type="float" office:value="-2867.62628966379" calcext:value-type="float">
            <text:p>-2867.62628966</text:p>
          </table:table-cell>
          <table:table-cell table:style-name="ce1"/>
          <table:table-cell table:style-name="ce2"/>
          <table:table-cell table:style-name="ce1" table:formula="of:=[.$C$1]*[.A68]" office:value-type="float" office:value="-13919.9335851156" calcext:value-type="float">
            <text:p>-13919.93358512</text:p>
          </table:table-cell>
          <table:table-cell table:formula="of:=INT([.D68])&amp;&quot;,&quot;" office:value-type="string" office:string-value="-13920," calcext:value-type="string">
            <text:p>-13920,</text:p>
          </table:table-cell>
          <table:table-cell table:number-columns-repeated="1019"/>
        </table:table-row>
        <table:table-row table:style-name="ro1">
          <table:table-cell table:style-name="ce1" office:value-type="float" office:value="-362.128993013129" calcext:value-type="float">
            <text:p>-362.12899301</text:p>
          </table:table-cell>
          <table:table-cell table:style-name="ce1"/>
          <table:table-cell table:style-name="ce2"/>
          <table:table-cell table:style-name="ce1" table:formula="of:=[.$C$1]*[.A69]" office:value-type="float" office:value="-1757.83418856108" calcext:value-type="float">
            <text:p>-1757.83418856</text:p>
          </table:table-cell>
          <table:table-cell table:formula="of:=INT([.D69])&amp;&quot;,&quot;" office:value-type="string" office:string-value="-1758," calcext:value-type="string">
            <text:p>-1758,</text:p>
          </table:table-cell>
          <table:table-cell table:number-columns-repeated="1019"/>
        </table:table-row>
        <table:table-row table:style-name="ro1">
          <table:table-cell table:style-name="ce1" office:value-type="float" office:value="-301.635761588691" calcext:value-type="float">
            <text:p>-301.63576159</text:p>
          </table:table-cell>
          <table:table-cell table:style-name="ce1"/>
          <table:table-cell table:style-name="ce2"/>
          <table:table-cell table:style-name="ce1" table:formula="of:=[.$C$1]*[.A70]" office:value-type="float" office:value="-1464.19001086178" calcext:value-type="float">
            <text:p>-1464.19001086</text:p>
          </table:table-cell>
          <table:table-cell table:formula="of:=INT([.D70])&amp;&quot;,&quot;" office:value-type="string" office:string-value="-1465," calcext:value-type="string">
            <text:p>-1465,</text:p>
          </table:table-cell>
          <table:table-cell table:number-columns-repeated="1019"/>
        </table:table-row>
        <table:table-row table:style-name="ro1">
          <table:table-cell table:style-name="ce1" office:value-type="float" office:value="-1444.38785201734" calcext:value-type="float">
            <text:p>-1444.38785202</text:p>
          </table:table-cell>
          <table:table-cell table:style-name="ce1"/>
          <table:table-cell table:style-name="ce2"/>
          <table:table-cell table:style-name="ce1" table:formula="of:=[.$C$1]*[.A71]" office:value-type="float" office:value="-7011.2981749747" calcext:value-type="float">
            <text:p>-7011.29817497</text:p>
          </table:table-cell>
          <table:table-cell table:formula="of:=INT([.D71])&amp;&quot;,&quot;" office:value-type="string" office:string-value="-7012," calcext:value-type="string">
            <text:p>-7012,</text:p>
          </table:table-cell>
          <table:table-cell table:number-columns-repeated="1019"/>
        </table:table-row>
        <table:table-row table:style-name="ro1">
          <table:table-cell table:style-name="ce1" office:value-type="float" office:value="-1202.02364813306" calcext:value-type="float">
            <text:p>-1202.02364813</text:p>
          </table:table-cell>
          <table:table-cell table:style-name="ce1"/>
          <table:table-cell table:style-name="ce2"/>
          <table:table-cell table:style-name="ce1" table:formula="of:=[.$C$1]*[.A72]" office:value-type="float" office:value="-5834.82213496945" calcext:value-type="float">
            <text:p>-5834.82213497</text:p>
          </table:table-cell>
          <table:table-cell table:formula="of:=INT([.D72])&amp;&quot;,&quot;" office:value-type="string" office:string-value="-5835," calcext:value-type="string">
            <text:p>-5835,</text:p>
          </table:table-cell>
          <table:table-cell table:number-columns-repeated="1019"/>
        </table:table-row>
        <table:table-row table:style-name="ro1">
          <table:table-cell table:style-name="ce1" office:value-type="float" office:value="-115.651516930555" calcext:value-type="float">
            <text:p>-115.65151693</text:p>
          </table:table-cell>
          <table:table-cell table:style-name="ce1"/>
          <table:table-cell table:style-name="ce2"/>
          <table:table-cell table:style-name="ce1" table:formula="of:=[.$C$1]*[.A73]" office:value-type="float" office:value="-561.391643148852" calcext:value-type="float">
            <text:p>-561.39164315</text:p>
          </table:table-cell>
          <table:table-cell table:formula="of:=INT([.D73])&amp;&quot;,&quot;" office:value-type="string" office:string-value="-562," calcext:value-type="string">
            <text:p>-562,</text:p>
          </table:table-cell>
          <table:table-cell table:number-columns-repeated="1019"/>
        </table:table-row>
        <table:table-row table:style-name="ro1">
          <table:table-cell table:style-name="ce1" office:value-type="float" office:value="-57.1764003823242" calcext:value-type="float">
            <text:p>-57.17640038</text:p>
          </table:table-cell>
          <table:table-cell table:style-name="ce1"/>
          <table:table-cell table:style-name="ce2"/>
          <table:table-cell table:style-name="ce1" table:formula="of:=[.$C$1]*[.A74]" office:value-type="float" office:value="-277.543729748427" calcext:value-type="float">
            <text:p>-277.54372975</text:p>
          </table:table-cell>
          <table:table-cell table:formula="of:=INT([.D74])&amp;&quot;,&quot;" office:value-type="string" office:string-value="-278," calcext:value-type="string">
            <text:p>-278,</text:p>
          </table:table-cell>
          <table:table-cell table:number-columns-repeated="1019"/>
        </table:table-row>
        <table:table-row table:style-name="ro1">
          <table:table-cell table:style-name="ce1" office:value-type="float" office:value="-698.280861599715" calcext:value-type="float">
            <text:p>-698.28086160</text:p>
          </table:table-cell>
          <table:table-cell table:style-name="ce1"/>
          <table:table-cell table:style-name="ce2"/>
          <table:table-cell table:style-name="ce1" table:formula="of:=[.$C$1]*[.A75]" office:value-type="float" office:value="-3389.57110703744" calcext:value-type="float">
            <text:p>-3389.57110704</text:p>
          </table:table-cell>
          <table:table-cell table:formula="of:=INT([.D75])&amp;&quot;,&quot;" office:value-type="string" office:string-value="-3390," calcext:value-type="string">
            <text:p>-3390,</text:p>
          </table:table-cell>
          <table:table-cell table:number-columns-repeated="1019"/>
        </table:table-row>
        <table:table-row table:style-name="ro1">
          <table:table-cell table:style-name="ce1" office:value-type="float" office:value="-573.939475287627" calcext:value-type="float">
            <text:p>-573.93947529</text:p>
          </table:table-cell>
          <table:table-cell table:style-name="ce1"/>
          <table:table-cell table:style-name="ce2"/>
          <table:table-cell table:style-name="ce1" table:formula="of:=[.$C$1]*[.A76]" office:value-type="float" office:value="-2785.99739675861" calcext:value-type="float">
            <text:p>-2785.99739676</text:p>
          </table:table-cell>
          <table:table-cell table:formula="of:=INT([.D76])&amp;&quot;,&quot;" office:value-type="string" office:string-value="-2786," calcext:value-type="string">
            <text:p>-2786,</text:p>
          </table:table-cell>
          <table:table-cell table:number-columns-repeated="1019"/>
        </table:table-row>
        <table:table-row table:style-name="ro1">
          <table:table-cell table:style-name="ce1" office:value-type="float" office:value="101.227014566599" calcext:value-type="float">
            <text:p>101.22701457</text:p>
          </table:table-cell>
          <table:table-cell table:style-name="ce1"/>
          <table:table-cell table:style-name="ce2"/>
          <table:table-cell table:style-name="ce1" table:formula="of:=[.$C$1]*[.A77]" office:value-type="float" office:value="491.37271647478" calcext:value-type="float">
            <text:p>491.37271647</text:p>
          </table:table-cell>
          <table:table-cell table:formula="of:=INT([.D77])&amp;&quot;,&quot;" office:value-type="string" office:string-value="491," calcext:value-type="string">
            <text:p>491,</text:p>
          </table:table-cell>
          <table:table-cell table:number-columns-repeated="1019"/>
        </table:table-row>
        <table:table-row table:style-name="ro1">
          <table:table-cell table:style-name="ce1" office:value-type="float" office:value="144.31716650033" calcext:value-type="float">
            <text:p>144.31716650</text:p>
          </table:table-cell>
          <table:table-cell table:style-name="ce1"/>
          <table:table-cell table:style-name="ce2"/>
          <table:table-cell table:style-name="ce1" table:formula="of:=[.$C$1]*[.A78]" office:value-type="float" office:value="700.539460151272" calcext:value-type="float">
            <text:p>700.53946015</text:p>
          </table:table-cell>
          <table:table-cell table:formula="of:=INT([.D78])&amp;&quot;,&quot;" office:value-type="string" office:string-value="700," calcext:value-type="string">
            <text:p>700,</text:p>
          </table:table-cell>
          <table:table-cell table:number-columns-repeated="1019"/>
        </table:table-row>
        <table:table-row table:style-name="ro1">
          <table:table-cell table:style-name="ce1" office:value-type="float" office:value="-289.028032103615" calcext:value-type="float">
            <text:p>-289.02803210</text:p>
          </table:table-cell>
          <table:table-cell table:style-name="ce1"/>
          <table:table-cell table:style-name="ce2"/>
          <table:table-cell table:style-name="ce1" table:formula="of:=[.$C$1]*[.A79]" office:value-type="float" office:value="-1402.99000104044" calcext:value-type="float">
            <text:p>-1402.99000104</text:p>
          </table:table-cell>
          <table:table-cell table:formula="of:=INT([.D79])&amp;&quot;,&quot;" office:value-type="string" office:string-value="-1403," calcext:value-type="string">
            <text:p>-1403,</text:p>
          </table:table-cell>
          <table:table-cell table:number-columns-repeated="1019"/>
        </table:table-row>
        <table:table-row table:style-name="ro1">
          <table:table-cell table:style-name="ce1" office:value-type="float" office:value="-216.855724691352" calcext:value-type="float">
            <text:p>-216.85572469</text:p>
          </table:table-cell>
          <table:table-cell table:style-name="ce1"/>
          <table:table-cell table:style-name="ce2"/>
          <table:table-cell table:style-name="ce1" table:formula="of:=[.$C$1]*[.A80]" office:value-type="float" office:value="-1052.65365160593" calcext:value-type="float">
            <text:p>-1052.65365161</text:p>
          </table:table-cell>
          <table:table-cell table:formula="of:=INT([.D80])&amp;&quot;,&quot;" office:value-type="string" office:string-value="-1053," calcext:value-type="string">
            <text:p>-1053,</text:p>
          </table:table-cell>
          <table:table-cell table:number-columns-repeated="1019"/>
        </table:table-row>
        <table:table-row table:style-name="ro1">
          <table:table-cell table:style-name="ce1" office:value-type="float" office:value="243.25533857341" calcext:value-type="float">
            <text:p>243.25533857</text:p>
          </table:table-cell>
          <table:table-cell table:style-name="ce1"/>
          <table:table-cell table:style-name="ce2"/>
          <table:table-cell table:style-name="ce1" table:formula="of:=[.$C$1]*[.A81]" office:value-type="float" office:value="1180.80175557453" calcext:value-type="float">
            <text:p>1180.80175557</text:p>
          </table:table-cell>
          <table:table-cell table:formula="of:=INT([.D81])&amp;&quot;,&quot;" office:value-type="string" office:string-value="1180," calcext:value-type="string">
            <text:p>1180,</text:p>
          </table:table-cell>
          <table:table-cell table:number-columns-repeated="1019"/>
        </table:table-row>
        <table:table-row table:style-name="ro1">
          <table:table-cell table:style-name="ce1" office:value-type="float" office:value="263.760695826281" calcext:value-type="float">
            <text:p>263.76069583</text:p>
          </table:table-cell>
          <table:table-cell table:style-name="ce1"/>
          <table:table-cell table:style-name="ce2"/>
          <table:table-cell table:style-name="ce1" table:formula="of:=[.$C$1]*[.A82]" office:value-type="float" office:value="1280.33816034522" calcext:value-type="float">
            <text:p>1280.33816035</text:p>
          </table:table-cell>
          <table:table-cell table:formula="of:=INT([.D82])&amp;&quot;,&quot;" office:value-type="string" office:string-value="1280," calcext:value-type="string">
            <text:p>1280,</text:p>
          </table:table-cell>
          <table:table-cell table:number-columns-repeated="1019"/>
        </table:table-row>
        <table:table-row table:style-name="ro1">
          <table:table-cell table:style-name="ce1" office:value-type="float" office:value="-61.8154771774791" calcext:value-type="float">
            <text:p>-61.81547718</text:p>
          </table:table-cell>
          <table:table-cell table:style-name="ce1"/>
          <table:table-cell table:style-name="ce2"/>
          <table:table-cell table:style-name="ce1" table:formula="of:=[.$C$1]*[.A83]" office:value-type="float" office:value="-300.062577869456" calcext:value-type="float">
            <text:p>-300.06257787</text:p>
          </table:table-cell>
          <table:table-cell table:formula="of:=INT([.D83])&amp;&quot;,&quot;" office:value-type="string" office:string-value="-301," calcext:value-type="string">
            <text:p>-301,</text:p>
          </table:table-cell>
          <table:table-cell table:number-columns-repeated="1019"/>
        </table:table-row>
        <table:table-row table:style-name="ro1">
          <table:table-cell table:style-name="ce1" office:value-type="float" office:value="-26.8340509781329" calcext:value-type="float">
            <text:p>-26.83405098</text:p>
          </table:table-cell>
          <table:table-cell table:style-name="ce1"/>
          <table:table-cell table:style-name="ce2"/>
          <table:table-cell table:style-name="ce1" table:formula="of:=[.$C$1]*[.A84]" office:value-type="float" office:value="-130.256933681205" calcext:value-type="float">
            <text:p>-130.25693368</text:p>
          </table:table-cell>
          <table:table-cell table:formula="of:=INT([.D84])&amp;&quot;,&quot;" office:value-type="string" office:string-value="-131," calcext:value-type="string">
            <text:p>-131,</text:p>
          </table:table-cell>
          <table:table-cell table:number-columns-repeated="1019"/>
        </table:table-row>
        <table:table-row table:style-name="ro1">
          <table:table-cell table:style-name="ce1" office:value-type="float" office:value="293.266036744652" calcext:value-type="float">
            <text:p>293.26603674</text:p>
          </table:table-cell>
          <table:table-cell table:style-name="ce1"/>
          <table:table-cell table:style-name="ce2"/>
          <table:table-cell table:style-name="ce1" table:formula="of:=[.$C$1]*[.A85]" office:value-type="float" office:value="1423.56197841046" calcext:value-type="float">
            <text:p>1423.56197841</text:p>
          </table:table-cell>
          <table:table-cell table:formula="of:=INT([.D85])&amp;&quot;,&quot;" office:value-type="string" office:string-value="1423," calcext:value-type="string">
            <text:p>1423,</text:p>
          </table:table-cell>
          <table:table-cell table:number-columns-repeated="1019"/>
        </table:table-row>
        <table:table-row table:style-name="ro1">
          <table:table-cell table:style-name="ce1" office:value-type="float" office:value="291.766506861861" calcext:value-type="float">
            <text:p>291.76650686</text:p>
          </table:table-cell>
          <table:table-cell table:style-name="ce1"/>
          <table:table-cell table:style-name="ce2"/>
          <table:table-cell table:style-name="ce1" table:formula="of:=[.$C$1]*[.A86]" office:value-type="float" office:value="1416.2830116732" calcext:value-type="float">
            <text:p>1416.28301167</text:p>
          </table:table-cell>
          <table:table-cell table:formula="of:=INT([.D86])&amp;&quot;,&quot;" office:value-type="string" office:string-value="1416," calcext:value-type="string">
            <text:p>1416,</text:p>
          </table:table-cell>
          <table:table-cell table:number-columns-repeated="1019"/>
        </table:table-row>
        <table:table-row table:style-name="ro1">
          <table:table-cell table:style-name="ce1" office:value-type="float" office:value="32.4854338838074" calcext:value-type="float">
            <text:p>32.48543388</text:p>
          </table:table-cell>
          <table:table-cell table:style-name="ce1"/>
          <table:table-cell table:style-name="ce2"/>
          <table:table-cell table:style-name="ce1" table:formula="of:=[.$C$1]*[.A87]" office:value-type="float" office:value="157.689683546346" calcext:value-type="float">
            <text:p>157.68968355</text:p>
          </table:table-cell>
          <table:table-cell table:formula="of:=INT([.D87])&amp;&quot;,&quot;" office:value-type="string" office:string-value="157," calcext:value-type="string">
            <text:p>157,</text:p>
          </table:table-cell>
          <table:table-cell table:number-columns-repeated="1019"/>
        </table:table-row>
        <table:table-row table:style-name="ro1">
          <table:table-cell table:style-name="ce1" office:value-type="float" office:value="40.8498308638121" calcext:value-type="float">
            <text:p>40.84983086</text:p>
          </table:table-cell>
          <table:table-cell table:style-name="ce1"/>
          <table:table-cell table:style-name="ce2"/>
          <table:table-cell table:style-name="ce1" table:formula="of:=[.$C$1]*[.A88]" office:value-type="float" office:value="198.291853662054" calcext:value-type="float">
            <text:p>198.29185366</text:p>
          </table:table-cell>
          <table:table-cell table:formula="of:=INT([.D88])&amp;&quot;,&quot;" office:value-type="string" office:string-value="198," calcext:value-type="string">
            <text:p>198,</text:p>
          </table:table-cell>
          <table:table-cell table:number-columns-repeated="1019"/>
        </table:table-row>
        <table:table-row table:style-name="ro1">
          <table:table-cell table:style-name="ce1" office:value-type="float" office:value="263.873755136883" calcext:value-type="float">
            <text:p>263.87375514</text:p>
          </table:table-cell>
          <table:table-cell table:style-name="ce1"/>
          <table:table-cell table:style-name="ce2"/>
          <table:table-cell table:style-name="ce1" table:formula="of:=[.$C$1]*[.A89]" office:value-type="float" office:value="1280.88696898895" calcext:value-type="float">
            <text:p>1280.88696899</text:p>
          </table:table-cell>
          <table:table-cell table:formula="of:=INT([.D89])&amp;&quot;,&quot;" office:value-type="string" office:string-value="1280," calcext:value-type="string">
            <text:p>1280,</text:p>
          </table:table-cell>
          <table:table-cell table:number-columns-repeated="1019"/>
        </table:table-row>
        <table:table-row table:style-name="ro1">
          <table:table-cell table:style-name="ce1" office:value-type="float" office:value="247.24269399029" calcext:value-type="float">
            <text:p>247.24269399</text:p>
          </table:table-cell>
          <table:table-cell table:style-name="ce1"/>
          <table:table-cell table:style-name="ce2"/>
          <table:table-cell table:style-name="ce1" table:formula="of:=[.$C$1]*[.A90]" office:value-type="float" office:value="1200.15704004213" calcext:value-type="float">
            <text:p>1200.15704004</text:p>
          </table:table-cell>
          <table:table-cell table:formula="of:=INT([.D90])&amp;&quot;,&quot;" office:value-type="string" office:string-value="1200," calcext:value-type="string">
            <text:p>1200,</text:p>
          </table:table-cell>
          <table:table-cell table:number-columns-repeated="1019"/>
        </table:table-row>
        <table:table-row table:style-name="ro1">
          <table:table-cell table:style-name="ce1" office:value-type="float" office:value="37.7416237825287" calcext:value-type="float">
            <text:p>37.74162378</text:p>
          </table:table-cell>
          <table:table-cell table:style-name="ce1"/>
          <table:table-cell table:style-name="ce2"/>
          <table:table-cell table:style-name="ce1" table:formula="of:=[.$C$1]*[.A91]" office:value-type="float" office:value="183.204101015832" calcext:value-type="float">
            <text:p>183.20410102</text:p>
          </table:table-cell>
          <table:table-cell table:formula="of:=INT([.D91])&amp;&quot;,&quot;" office:value-type="string" office:string-value="183," calcext:value-type="string">
            <text:p>183,</text:p>
          </table:table-cell>
          <table:table-cell table:number-columns-repeated="1019"/>
        </table:table-row>
        <table:table-row table:style-name="ro1">
          <table:table-cell table:style-name="ce1" office:value-type="float" office:value="31.0825087370242" calcext:value-type="float">
            <text:p>31.08250874</text:p>
          </table:table-cell>
          <table:table-cell table:style-name="ce1"/>
          <table:table-cell table:style-name="ce2"/>
          <table:table-cell table:style-name="ce1" table:formula="of:=[.$C$1]*[.A92]" office:value-type="float" office:value="150.879652218867" calcext:value-type="float">
            <text:p>150.87965222</text:p>
          </table:table-cell>
          <table:table-cell table:formula="of:=INT([.D92])&amp;&quot;,&quot;" office:value-type="string" office:string-value="150," calcext:value-type="string">
            <text:p>150,</text:p>
          </table:table-cell>
          <table:table-cell table:number-columns-repeated="1019"/>
        </table:table-row>
        <table:table-row table:style-name="ro1">
          <table:table-cell table:style-name="ce1" office:value-type="float" office:value="187.870454546805" calcext:value-type="float">
            <text:p>187.87045455</text:p>
          </table:table-cell>
          <table:table-cell table:style-name="ce1"/>
          <table:table-cell table:style-name="ce2"/>
          <table:table-cell table:style-name="ce1" table:formula="of:=[.$C$1]*[.A93]" office:value-type="float" office:value="911.9543433268" calcext:value-type="float">
            <text:p>911.95434333</text:p>
          </table:table-cell>
          <table:table-cell table:formula="of:=INT([.D93])&amp;&quot;,&quot;" office:value-type="string" office:string-value="911," calcext:value-type="string">
            <text:p>911,</text:p>
          </table:table-cell>
          <table:table-cell table:number-columns-repeated="1019"/>
        </table:table-row>
        <table:table-row table:style-name="ro1">
          <table:table-cell table:style-name="ce1" office:value-type="float" office:value="165.668673269934" calcext:value-type="float">
            <text:p>165.66867327</text:p>
          </table:table-cell>
          <table:table-cell table:style-name="ce1"/>
          <table:table-cell table:style-name="ce2"/>
          <table:table-cell table:style-name="ce1" table:formula="of:=[.$C$1]*[.A94]" office:value-type="float" office:value="804.183215003959" calcext:value-type="float">
            <text:p>804.18321500</text:p>
          </table:table-cell>
          <table:table-cell table:formula="of:=INT([.D94])&amp;&quot;,&quot;" office:value-type="string" office:string-value="804," calcext:value-type="string">
            <text:p>804,</text:p>
          </table:table-cell>
          <table:table-cell table:number-columns-repeated="1019"/>
        </table:table-row>
        <table:table-row table:style-name="ro1">
          <table:table-cell table:style-name="ce1" office:value-type="float" office:value="0.0824579458887946" calcext:value-type="float">
            <text:p>0.08245795</text:p>
          </table:table-cell>
          <table:table-cell table:style-name="ce1"/>
          <table:table-cell table:style-name="ce2"/>
          <table:table-cell table:style-name="ce1" table:formula="of:=[.$C$1]*[.A95]" office:value-type="float" office:value="0.400264544398375" calcext:value-type="float">
            <text:p>0.40026454</text:p>
          </table:table-cell>
          <table:table-cell table:formula="of:=INT([.D95])&amp;&quot;,&quot;" office:value-type="string" office:string-value="0," calcext:value-type="string">
            <text:p>0,</text:p>
          </table:table-cell>
          <table:table-cell table:number-columns-repeated="1019"/>
        </table:table-row>
        <table:table-row table:style-name="ro1">
          <table:table-cell table:style-name="ce1" office:value-type="float" office:value="-10.7755910827623" calcext:value-type="float">
            <text:p>-10.77559108</text:p>
          </table:table-cell>
          <table:table-cell table:style-name="ce1"/>
          <table:table-cell table:style-name="ce2"/>
          <table:table-cell table:style-name="ce1" table:formula="of:=[.$C$1]*[.A96]" office:value-type="float" office:value="-52.3065061696032" calcext:value-type="float">
            <text:p>-52.30650617</text:p>
          </table:table-cell>
          <table:table-cell table:formula="of:=INT([.D96])&amp;&quot;,&quot;" office:value-type="string" office:string-value="-53," calcext:value-type="string">
            <text:p>-53,</text:p>
          </table:table-cell>
          <table:table-cell table:number-columns-repeated="1019"/>
        </table:table-row>
        <table:table-row table:style-name="ro1">
          <table:table-cell table:style-name="ce1" office:value-type="float" office:value="102.711113439373" calcext:value-type="float">
            <text:p>102.71111344</text:p>
          </table:table-cell>
          <table:table-cell table:style-name="ce1"/>
          <table:table-cell table:style-name="ce2"/>
          <table:table-cell table:style-name="ce1" table:formula="of:=[.$C$1]*[.A97]" office:value-type="float" office:value="498.576778530293" calcext:value-type="float">
            <text:p>498.57677853</text:p>
          </table:table-cell>
          <table:table-cell table:formula="of:=INT([.D97])&amp;&quot;,&quot;" office:value-type="string" office:string-value="498," calcext:value-type="string">
            <text:p>498,</text:p>
          </table:table-cell>
          <table:table-cell table:number-columns-repeated="1019"/>
        </table:table-row>
        <table:table-row table:style-name="ro1">
          <table:table-cell table:style-name="ce1" office:value-type="float" office:value="83.2520221652879" calcext:value-type="float">
            <text:p>83.25202217</text:p>
          </table:table-cell>
          <table:table-cell table:style-name="ce1"/>
          <table:table-cell table:style-name="ce2"/>
          <table:table-cell table:style-name="ce1" table:formula="of:=[.$C$1]*[.A98]" office:value-type="float" office:value="404.119122336283" calcext:value-type="float">
            <text:p>404.11912234</text:p>
          </table:table-cell>
          <table:table-cell table:formula="of:=INT([.D98])&amp;&quot;,&quot;" office:value-type="string" office:string-value="404," calcext:value-type="string">
            <text:p>404,</text:p>
          </table:table-cell>
          <table:table-cell table:number-columns-repeated="1019"/>
        </table:table-row>
        <table:table-row table:style-name="ro1">
          <table:table-cell table:style-name="ce1" office:value-type="float" office:value="-41.636201743617" calcext:value-type="float">
            <text:p>-41.63620174</text:p>
          </table:table-cell>
          <table:table-cell table:style-name="ce1"/>
          <table:table-cell table:style-name="ce2"/>
          <table:table-cell table:style-name="ce1" table:formula="of:=[.$C$1]*[.A99]" office:value-type="float" office:value="-202.109028326552" calcext:value-type="float">
            <text:p>-202.10902833</text:p>
          </table:table-cell>
          <table:table-cell table:formula="of:=INT([.D99])&amp;&quot;,&quot;" office:value-type="string" office:string-value="-203," calcext:value-type="string">
            <text:p>-203,</text:p>
          </table:table-cell>
          <table:table-cell table:number-columns-repeated="1019"/>
        </table:table-row>
        <table:table-row table:style-name="ro1">
          <table:table-cell table:style-name="ce1" office:value-type="float" office:value="-49.2863161148335" calcext:value-type="float">
            <text:p>-49.28631611</text:p>
          </table:table-cell>
          <table:table-cell table:style-name="ce1"/>
          <table:table-cell table:style-name="ce2"/>
          <table:table-cell table:style-name="ce1" table:formula="of:=[.$C$1]*[.A100]" office:value-type="float" office:value="-239.243952200596" calcext:value-type="float">
            <text:p>-239.24395220</text:p>
          </table:table-cell>
          <table:table-cell table:formula="of:=INT([.D100])&amp;&quot;,&quot;" office:value-type="string" office:string-value="-240," calcext:value-type="string">
            <text:p>-240,</text:p>
          </table:table-cell>
          <table:table-cell table:number-columns-repeated="1019"/>
        </table:table-row>
        <table:table-row table:style-name="ro1">
          <table:table-cell table:style-name="ce1" office:value-type="float" office:value="36.3892775328023" calcext:value-type="float">
            <text:p>36.38927753</text:p>
          </table:table-cell>
          <table:table-cell table:style-name="ce1"/>
          <table:table-cell table:style-name="ce2"/>
          <table:table-cell table:style-name="ce1" table:formula="of:=[.$C$1]*[.A101]" office:value-type="float" office:value="176.639588042812" calcext:value-type="float">
            <text:p>176.63958804</text:p>
          </table:table-cell>
          <table:table-cell table:formula="of:=INT([.D101])&amp;&quot;,&quot;" office:value-type="string" office:string-value="176," calcext:value-type="string">
            <text:p>176,</text:p>
          </table:table-cell>
          <table:table-cell table:number-columns-repeated="1019"/>
        </table:table-row>
        <table:table-row table:style-name="ro1">
          <table:table-cell table:style-name="ce1" office:value-type="float" office:value="24.1621382731885" calcext:value-type="float">
            <text:p>24.16213827</text:p>
          </table:table-cell>
          <table:table-cell table:style-name="ce1"/>
          <table:table-cell table:style-name="ce2"/>
          <table:table-cell table:style-name="ce1" table:formula="of:=[.$C$1]*[.A102]" office:value-type="float" office:value="117.287026294001" calcext:value-type="float">
            <text:p>117.28702629</text:p>
          </table:table-cell>
          <table:table-cell table:formula="of:=INT([.D102])&amp;&quot;,&quot;" office:value-type="string" office:string-value="117," calcext:value-type="string">
            <text:p>117,</text:p>
          </table:table-cell>
          <table:table-cell table:number-columns-repeated="1019"/>
        </table:table-row>
        <table:table-row table:style-name="ro1">
          <table:table-cell table:style-name="ce1" office:value-type="float" office:value="-64.661036348374" calcext:value-type="float">
            <text:p>-64.66103635</text:p>
          </table:table-cell>
          <table:table-cell table:style-name="ce1"/>
          <table:table-cell table:style-name="ce2"/>
          <table:table-cell table:style-name="ce1" table:formula="of:=[.$C$1]*[.A103]" office:value-type="float" office:value="-313.875394000395" calcext:value-type="float">
            <text:p>-313.87539400</text:p>
          </table:table-cell>
          <table:table-cell table:formula="of:=INT([.D103])&amp;&quot;,&quot;" office:value-type="string" office:string-value="-314," calcext:value-type="string">
            <text:p>-314,</text:p>
          </table:table-cell>
          <table:table-cell table:number-columns-repeated="1019"/>
        </table:table-row>
        <table:table-row table:style-name="ro1">
          <table:table-cell table:style-name="ce1" office:value-type="float" office:value="-66.3159068435991" calcext:value-type="float">
            <text:p>-66.31590684</text:p>
          </table:table-cell>
          <table:table-cell table:style-name="ce1"/>
          <table:table-cell table:style-name="ce2"/>
          <table:table-cell table:style-name="ce1" table:formula="of:=[.$C$1]*[.A104]" office:value-type="float" office:value="-321.908409832525" calcext:value-type="float">
            <text:p>-321.90840983</text:p>
          </table:table-cell>
          <table:table-cell table:formula="of:=INT([.D104])&amp;&quot;,&quot;" office:value-type="string" office:string-value="-322," calcext:value-type="string">
            <text:p>-322,</text:p>
          </table:table-cell>
          <table:table-cell table:number-columns-repeated="1019"/>
        </table:table-row>
        <table:table-row table:style-name="ro1">
          <table:table-cell table:style-name="ce1" office:value-type="float" office:value="0.309071519889772" calcext:value-type="float">
            <text:p>0.30907152</text:p>
          </table:table-cell>
          <table:table-cell table:style-name="ce1"/>
          <table:table-cell table:style-name="ce2"/>
          <table:table-cell table:style-name="ce1" table:formula="of:=[.$C$1]*[.A105]" office:value-type="float" office:value="1.50028441482198" calcext:value-type="float">
            <text:p>1.50028441</text:p>
          </table:table-cell>
          <table:table-cell table:formula="of:=INT([.D105])&amp;&quot;,&quot;" office:value-type="string" office:string-value="1," calcext:value-type="string">
            <text:p>1,</text:p>
          </table:table-cell>
          <table:table-cell table:number-columns-repeated="1019"/>
        </table:table-row>
        <table:table-row table:style-name="ro1">
          <table:table-cell table:style-name="ce1" office:value-type="float" office:value="-4.43033929519237" calcext:value-type="float">
            <text:p>-4.43033930</text:p>
          </table:table-cell>
          <table:table-cell table:style-name="ce1"/>
          <table:table-cell table:style-name="ce2"/>
          <table:table-cell table:style-name="ce1" table:formula="of:=[.$C$1]*[.A106]" office:value-type="float" office:value="-21.5056016786051" calcext:value-type="float">
            <text:p>-21.50560168</text:p>
          </table:table-cell>
          <table:table-cell table:formula="of:=INT([.D106])&amp;&quot;,&quot;" office:value-type="string" office:string-value="-22," calcext:value-type="string">
            <text:p>-22,</text:p>
          </table:table-cell>
          <table:table-cell table:number-columns-repeated="1019"/>
        </table:table-row>
        <table:table-row table:style-name="ro1">
          <table:table-cell table:style-name="ce1" office:value-type="float" office:value="-64.1381768696348" calcext:value-type="float">
            <text:p>-64.13817687</text:p>
          </table:table-cell>
          <table:table-cell table:style-name="ce1"/>
          <table:table-cell table:style-name="ce2"/>
          <table:table-cell table:style-name="ce1" table:formula="of:=[.$C$1]*[.A107]" office:value-type="float" office:value="-311.337347378131" calcext:value-type="float">
            <text:p>-311.33734738</text:p>
          </table:table-cell>
          <table:table-cell table:formula="of:=INT([.D107])&amp;&quot;,&quot;" office:value-type="string" office:string-value="-312," calcext:value-type="string">
            <text:p>-312,</text:p>
          </table:table-cell>
          <table:table-cell table:number-columns-repeated="1019"/>
        </table:table-row>
        <table:table-row table:style-name="ro1">
          <table:table-cell table:style-name="ce1" office:value-type="float" office:value="-60.8651855010497" calcext:value-type="float">
            <text:p>-60.86518550</text:p>
          </table:table-cell>
          <table:table-cell table:style-name="ce1"/>
          <table:table-cell table:style-name="ce2"/>
          <table:table-cell table:style-name="ce1" table:formula="of:=[.$C$1]*[.A108]" office:value-type="float" office:value="-295.449704473064" calcext:value-type="float">
            <text:p>-295.44970447</text:p>
          </table:table-cell>
          <table:table-cell table:formula="of:=INT([.D108])&amp;&quot;,&quot;" office:value-type="string" office:string-value="-296," calcext:value-type="string">
            <text:p>-296,</text:p>
          </table:table-cell>
          <table:table-cell table:number-columns-repeated="1019"/>
        </table:table-row>
        <table:table-row table:style-name="ro1">
          <table:table-cell table:style-name="ce1" office:value-type="float" office:value="-9.32735009690543" calcext:value-type="float">
            <text:p>-9.32735010</text:p>
          </table:table-cell>
          <table:table-cell table:style-name="ce1"/>
          <table:table-cell table:style-name="ce2"/>
          <table:table-cell table:style-name="ce1" table:formula="of:=[.$C$1]*[.A109]" office:value-type="float" office:value="-45.2765042439571" calcext:value-type="float">
            <text:p>-45.27650424</text:p>
          </table:table-cell>
          <table:table-cell table:formula="of:=INT([.D109])&amp;&quot;,&quot;" office:value-type="string" office:string-value="-46," calcext:value-type="string">
            <text:p>-46,</text:p>
          </table:table-cell>
          <table:table-cell table:number-columns-repeated="1019"/>
        </table:table-row>
        <table:table-row table:style-name="ro1">
          <table:table-cell table:style-name="ce1" office:value-type="float" office:value="-9.12215426460379" calcext:value-type="float">
            <text:p>-9.12215426</text:p>
          </table:table-cell>
          <table:table-cell table:style-name="ce1"/>
          <table:table-cell table:style-name="ce2"/>
          <table:table-cell table:style-name="ce1" table:formula="of:=[.$C$1]*[.A110]" office:value-type="float" office:value="-44.2804496437196" calcext:value-type="float">
            <text:p>-44.28044964</text:p>
          </table:table-cell>
          <table:table-cell table:formula="of:=INT([.D110])&amp;&quot;,&quot;" office:value-type="string" office:string-value="-45," calcext:value-type="string">
            <text:p>-45,</text:p>
          </table:table-cell>
          <table:table-cell table:number-columns-repeated="1019"/>
        </table:table-row>
        <table:table-row table:style-name="ro1">
          <table:table-cell table:style-name="ce1" office:value-type="float" office:value="-47.8007623067549" calcext:value-type="float">
            <text:p>-47.80076231</text:p>
          </table:table-cell>
          <table:table-cell table:style-name="ce1"/>
          <table:table-cell table:style-name="ce2"/>
          <table:table-cell table:style-name="ce1" table:formula="of:=[.$C$1]*[.A111]" office:value-type="float" office:value="-232.032827647824" calcext:value-type="float">
            <text:p>-232.03282765</text:p>
          </table:table-cell>
          <table:table-cell table:formula="of:=INT([.D111])&amp;&quot;,&quot;" office:value-type="string" office:string-value="-233," calcext:value-type="string">
            <text:p>-233,</text:p>
          </table:table-cell>
          <table:table-cell table:number-columns-repeated="1019"/>
        </table:table-row>
        <table:table-row table:style-name="ro1">
          <table:table-cell table:style-name="ce1" office:value-type="float" office:value="-42.4852170919797" calcext:value-type="float">
            <text:p>-42.48521709</text:p>
          </table:table-cell>
          <table:table-cell table:style-name="ce1"/>
          <table:table-cell table:style-name="ce2"/>
          <table:table-cell table:style-name="ce1" table:formula="of:=[.$C$1]*[.A112]" office:value-type="float" office:value="-206.230289630562" calcext:value-type="float">
            <text:p>-206.23028963</text:p>
          </table:table-cell>
          <table:table-cell table:formula="of:=INT([.D112])&amp;&quot;,&quot;" office:value-type="string" office:string-value="-207," calcext:value-type="string">
            <text:p>-207,</text:p>
          </table:table-cell>
          <table:table-cell table:number-columns-repeated="1019"/>
        </table:table-row>
        <table:table-row table:style-name="ro1">
          <table:table-cell table:style-name="ce1" office:value-type="float" office:value="-4.28254530286187" calcext:value-type="float">
            <text:p>-4.28254530</text:p>
          </table:table-cell>
          <table:table-cell table:style-name="ce1"/>
          <table:table-cell table:style-name="ce2"/>
          <table:table-cell table:style-name="ce1" table:formula="of:=[.$C$1]*[.A113]" office:value-type="float" office:value="-20.7881851292678" calcext:value-type="float">
            <text:p>-20.78818513</text:p>
          </table:table-cell>
          <table:table-cell table:formula="of:=INT([.D113])&amp;&quot;,&quot;" office:value-type="string" office:string-value="-21," calcext:value-type="string">
            <text:p>-21,</text:p>
          </table:table-cell>
          <table:table-cell table:number-columns-repeated="1019"/>
        </table:table-row>
        <table:table-row table:style-name="ro1">
          <table:table-cell table:style-name="ce1" office:value-type="float" office:value="-2.31238825503966" calcext:value-type="float">
            <text:p>-2.31238826</text:p>
          </table:table-cell>
          <table:table-cell table:style-name="ce1"/>
          <table:table-cell table:style-name="ce2"/>
          <table:table-cell table:style-name="ce1" table:formula="of:=[.$C$1]*[.A114]" office:value-type="float" office:value="-11.2247160828364" calcext:value-type="float">
            <text:p>-11.22471608</text:p>
          </table:table-cell>
          <table:table-cell table:formula="of:=INT([.D114])&amp;&quot;,&quot;" office:value-type="string" office:string-value="-12," calcext:value-type="string">
            <text:p>-12,</text:p>
          </table:table-cell>
          <table:table-cell table:number-columns-repeated="1019"/>
        </table:table-row>
        <table:table-row table:style-name="ro1">
          <table:table-cell table:style-name="ce1" office:value-type="float" office:value="-27.3588065831483" calcext:value-type="float">
            <text:p>-27.35880658</text:p>
          </table:table-cell>
          <table:table-cell table:style-name="ce1"/>
          <table:table-cell table:style-name="ce2"/>
          <table:table-cell table:style-name="ce1" table:formula="of:=[.$C$1]*[.A115]" office:value-type="float" office:value="-132.804184414873" calcext:value-type="float">
            <text:p>-132.80418441</text:p>
          </table:table-cell>
          <table:table-cell table:formula="of:=INT([.D115])&amp;&quot;,&quot;" office:value-type="string" office:string-value="-133," calcext:value-type="string">
            <text:p>-133,</text:p>
          </table:table-cell>
          <table:table-cell table:number-columns-repeated="1019"/>
        </table:table-row>
        <table:table-row table:style-name="ro1">
          <table:table-cell table:style-name="ce1" office:value-type="float" office:value="-22.6157947687215" calcext:value-type="float">
            <text:p>-22.61579477</text:p>
          </table:table-cell>
          <table:table-cell table:style-name="ce1"/>
          <table:table-cell table:style-name="ce2"/>
          <table:table-cell table:style-name="ce1" table:formula="of:=[.$C$1]*[.A116]" office:value-type="float" office:value="-109.780818473427" calcext:value-type="float">
            <text:p>-109.78081847</text:p>
          </table:table-cell>
          <table:table-cell table:formula="of:=INT([.D116])&amp;&quot;,&quot;" office:value-type="string" office:string-value="-110," calcext:value-type="string">
            <text:p>-110,</text:p>
          </table:table-cell>
          <table:table-cell table:number-columns-repeated="1019"/>
        </table:table-row>
        <table:table-row table:style-name="ro1">
          <table:table-cell table:style-name="ce1" office:value-type="float" office:value="3.9563324628813" calcext:value-type="float">
            <text:p>3.95633246</text:p>
          </table:table-cell>
          <table:table-cell table:style-name="ce1"/>
          <table:table-cell table:style-name="ce2"/>
          <table:table-cell table:style-name="ce1" table:formula="of:=[.$C$1]*[.A117]" office:value-type="float" office:value="19.2046939039611" calcext:value-type="float">
            <text:p>19.20469390</text:p>
          </table:table-cell>
          <table:table-cell table:formula="of:=INT([.D117])&amp;&quot;,&quot;" office:value-type="string" office:string-value="19," calcext:value-type="string">
            <text:p>19,</text:p>
          </table:table-cell>
          <table:table-cell table:number-columns-repeated="1019"/>
        </table:table-row>
        <table:table-row table:style-name="ro1">
          <table:table-cell table:style-name="ce1" office:value-type="float" office:value="5.54911379372426" calcext:value-type="float">
            <text:p>5.54911379</text:p>
          </table:table-cell>
          <table:table-cell table:style-name="ce1"/>
          <table:table-cell table:style-name="ce2"/>
          <table:table-cell table:style-name="ce1" table:formula="of:=[.$C$1]*[.A118]" office:value-type="float" office:value="26.9363186351409" calcext:value-type="float">
            <text:p>26.93631864</text:p>
          </table:table-cell>
          <table:table-cell table:formula="of:=INT([.D118])&amp;&quot;,&quot;" office:value-type="string" office:string-value="26," calcext:value-type="string">
            <text:p>26,</text:p>
          </table:table-cell>
          <table:table-cell table:number-columns-repeated="1019"/>
        </table:table-row>
        <table:table-row table:style-name="ro1">
          <table:table-cell table:style-name="ce1" office:value-type="float" office:value="-11.3420260488302" calcext:value-type="float">
            <text:p>-11.34202605</text:p>
          </table:table-cell>
          <table:table-cell table:style-name="ce1"/>
          <table:table-cell table:style-name="ce2"/>
          <table:table-cell table:style-name="ce1" table:formula="of:=[.$C$1]*[.A119]" office:value-type="float" office:value="-55.0560754340407" calcext:value-type="float">
            <text:p>-55.05607543</text:p>
          </table:table-cell>
          <table:table-cell table:formula="of:=INT([.D119])&amp;&quot;,&quot;" office:value-type="string" office:string-value="-56," calcext:value-type="string">
            <text:p>-56,</text:p>
          </table:table-cell>
          <table:table-cell table:number-columns-repeated="1019"/>
        </table:table-row>
        <table:table-row table:style-name="ro1">
          <table:table-cell table:style-name="ce1" office:value-type="float" office:value="-8.36807446084756" calcext:value-type="float">
            <text:p>-8.36807446</text:p>
          </table:table-cell>
          <table:table-cell table:style-name="ce1"/>
          <table:table-cell table:style-name="ce2"/>
          <table:table-cell table:style-name="ce1" table:formula="of:=[.$C$1]*[.A120]" office:value-type="float" office:value="-40.6200212176033" calcext:value-type="float">
            <text:p>-40.62002122</text:p>
          </table:table-cell>
          <table:table-cell table:formula="of:=INT([.D120])&amp;&quot;,&quot;" office:value-type="string" office:string-value="-41," calcext:value-type="string">
            <text:p>-41,</text:p>
          </table:table-cell>
          <table:table-cell table:number-columns-repeated="1019"/>
        </table:table-row>
        <table:table-row table:style-name="ro1">
          <table:table-cell table:style-name="ce1" office:value-type="float" office:value="9.21059501749254" calcext:value-type="float">
            <text:p>9.21059502</text:p>
          </table:table-cell>
          <table:table-cell table:style-name="ce1"/>
          <table:table-cell table:style-name="ce2"/>
          <table:table-cell table:style-name="ce1" table:formula="of:=[.$C$1]*[.A121]" office:value-type="float" office:value="44.7097557255011" calcext:value-type="float">
            <text:p>44.70975573</text:p>
          </table:table-cell>
          <table:table-cell table:formula="of:=INT([.D121])&amp;&quot;,&quot;" office:value-type="string" office:string-value="44," calcext:value-type="string">
            <text:p>44,</text:p>
          </table:table-cell>
          <table:table-cell table:number-columns-repeated="1019"/>
        </table:table-row>
        <table:table-row table:style-name="ro1">
          <table:table-cell table:style-name="ce1" office:value-type="float" office:value="9.82842130701228" calcext:value-type="float">
            <text:p>9.82842131</text:p>
          </table:table-cell>
          <table:table-cell table:style-name="ce1"/>
          <table:table-cell table:style-name="ce2"/>
          <table:table-cell table:style-name="ce1" table:formula="of:=[.$C$1]*[.A122]" office:value-type="float" office:value="47.7087869968532" calcext:value-type="float">
            <text:p>47.70878700</text:p>
          </table:table-cell>
          <table:table-cell table:formula="of:=INT([.D122])&amp;&quot;,&quot;" office:value-type="string" office:string-value="47," calcext:value-type="string">
            <text:p>47,</text:p>
          </table:table-cell>
          <table:table-cell table:number-columns-repeated="1019"/>
        </table:table-row>
        <table:table-row table:style-name="ro1">
          <table:table-cell table:style-name="ce1" office:value-type="float" office:value="-2.3691389867999" calcext:value-type="float">
            <text:p>-2.36913899</text:p>
          </table:table-cell>
          <table:table-cell table:style-name="ce1"/>
          <table:table-cell table:style-name="ce2"/>
          <table:table-cell table:style-name="ce1" table:formula="of:=[.$C$1]*[.A123]" office:value-type="float" office:value="-11.5001935464991" calcext:value-type="float">
            <text:p>-11.50019355</text:p>
          </table:table-cell>
          <table:table-cell table:formula="of:=INT([.D123])&amp;&quot;,&quot;" office:value-type="string" office:string-value="-12," calcext:value-type="string">
            <text:p>-12,</text:p>
          </table:table-cell>
          <table:table-cell table:number-columns-repeated="1019"/>
        </table:table-row>
        <table:table-row table:style-name="ro1">
          <table:table-cell table:style-name="ce1" office:value-type="float" office:value="-1.00919271027743" calcext:value-type="float">
            <text:p>-1.00919271</text:p>
          </table:table-cell>
          <table:table-cell table:style-name="ce1"/>
          <table:table-cell table:style-name="ce2"/>
          <table:table-cell table:style-name="ce1" table:formula="of:=[.$C$1]*[.A124]" office:value-type="float" office:value="-4.89878878300132" calcext:value-type="float">
            <text:p>-4.89878878</text:p>
          </table:table-cell>
          <table:table-cell table:formula="of:=INT([.D124])&amp;&quot;,&quot;" office:value-type="string" office:string-value="-5," calcext:value-type="string">
            <text:p>-5,</text:p>
          </table:table-cell>
          <table:table-cell table:number-columns-repeated="1019"/>
        </table:table-row>
        <table:table-row table:style-name="ro1">
          <table:table-cell table:style-name="ce1" office:value-type="float" office:value="10.9075742790581" calcext:value-type="float">
            <text:p>10.90757428</text:p>
          </table:table-cell>
          <table:table-cell table:style-name="ce1"/>
          <table:table-cell table:style-name="ce2"/>
          <table:table-cell table:style-name="ce1" table:formula="of:=[.$C$1]*[.A125]" office:value-type="float" office:value="52.9471744928819" calcext:value-type="float">
            <text:p>52.94717449</text:p>
          </table:table-cell>
          <table:table-cell table:formula="of:=INT([.D125])&amp;&quot;,&quot;" office:value-type="string" office:string-value="52," calcext:value-type="string">
            <text:p>52,</text:p>
          </table:table-cell>
          <table:table-cell table:number-columns-repeated="1019"/>
        </table:table-row>
        <table:table-row table:style-name="ro1">
          <table:table-cell table:style-name="ce1" office:value-type="float" office:value="10.9497946881202" calcext:value-type="float">
            <text:p>10.94979469</text:p>
          </table:table-cell>
          <table:table-cell table:style-name="ce1"/>
          <table:table-cell table:style-name="ce2"/>
          <table:table-cell table:style-name="ce1" table:formula="of:=[.$C$1]*[.A126]" office:value-type="float" office:value="53.1521193604189" calcext:value-type="float">
            <text:p>53.15211936</text:p>
          </table:table-cell>
          <table:table-cell table:formula="of:=INT([.D126])&amp;&quot;,&quot;" office:value-type="string" office:string-value="53," calcext:value-type="string">
            <text:p>53,</text:p>
          </table:table-cell>
          <table:table-cell table:number-columns-repeated="1019"/>
        </table:table-row>
        <table:table-row table:style-name="ro1">
          <table:table-cell table:style-name="ce1" office:value-type="float" office:value="1.21646208436832" calcext:value-type="float">
            <text:p>1.21646208</text:p>
          </table:table-cell>
          <table:table-cell table:style-name="ce1"/>
          <table:table-cell table:style-name="ce2"/>
          <table:table-cell table:style-name="ce1" table:formula="of:=[.$C$1]*[.A127]" office:value-type="float" office:value="5.90490869896566" calcext:value-type="float">
            <text:p>5.90490870</text:p>
          </table:table-cell>
          <table:table-cell table:formula="of:=INT([.D127])&amp;&quot;,&quot;" office:value-type="string" office:string-value="5," calcext:value-type="string">
            <text:p>5,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.00E+00</text:p>
          </table:table-cell>
          <table:table-cell table:style-name="ce1"/>
          <table:table-cell table:style-name="ce2"/>
          <table:table-cell table:style-name="ce1" table:formula="of:=[.$C$1]*[.A128]" office:value-type="float" office:value="0" calcext:value-type="float">
            <text:p>0.00000000</text:p>
          </table:table-cell>
          <table:table-cell table:formula="of:=INT([.D128])&amp;&quot;,&quot;" office:value-type="string" office:string-value="0," calcext:value-type="string">
            <text:p>0,</text:p>
          </table:table-cell>
          <table:table-cell table:number-columns-repeated="1019"/>
        </table:table-row>
        <table:table-row table:style-name="ro1" table:number-rows-repeated="127">
          <table:table-cell/>
          <table:table-cell table:style-name="ce1"/>
          <table:table-cell table:style-name="ce2"/>
          <table:table-cell table:style-name="ce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 table:number-rows-repeated="10483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l_135 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ce3"/>
        <table:table-column table:style-name="co6" table:number-columns-repeated="1017" table:default-cell-style-name="Default"/>
        <table:table-row table:style-name="ro1">
          <table:table-cell table:style-name="ce1" office:value-type="float" office:value="0" calcext:value-type="float">
            <text:p>0.00000000</text:p>
          </table:table-cell>
          <table:table-cell table:style-name="ce2" office:value-type="string" calcext:value-type="string">
            <text:p>factor</text:p>
          </table:table-cell>
          <table:table-cell table:style-name="ce2" table:formula="of:=32767/ABS([.A66])" office:value-type="float" office:value="4.85416584283468" calcext:value-type="float">
            <text:p>4.85E+00</text:p>
          </table:table-cell>
          <table:table-cell table:style-name="ce1" table:formula="of:=[.$C$1]*[.A1]" office:value-type="float" office:value="0" calcext:value-type="float">
            <text:p>0.00000000</text:p>
          </table:table-cell>
          <table:table-cell table:formula="of:=INT([.D1])&amp;&quot;,&quot;" office:value-type="string" office:string-value="0," calcext:value-type="string">
            <text:p>0,</text:p>
          </table:table-cell>
          <table:table-cell/>
          <table:table-cell office:value-type="string" calcext:value-type="string">
            <text:p>300 t0 3000</text:p>
          </table:table-cell>
          <table:table-cell table:number-columns-repeated="1017"/>
        </table:table-row>
        <table:table-row table:style-name="ro1">
          <table:table-cell table:style-name="ce1" office:value-type="float" office:value="-1.63766207480637" calcext:value-type="float">
            <text:p>-1.63766207</text:p>
          </table:table-cell>
          <table:table-cell table:style-name="ce1" office:value-type="string" calcext:value-type="string">
            <text:p>cell A66</text:p>
          </table:table-cell>
          <table:table-cell table:style-name="ce2"/>
          <table:table-cell table:style-name="ce1" table:formula="of:=[.$C$1]*[.A2]" office:value-type="float" office:value="-7.94948330563086" calcext:value-type="float">
            <text:p>-7.94948331</text:p>
          </table:table-cell>
          <table:table-cell table:formula="of:=INT([.D2])&amp;&quot;,&quot;" office:value-type="string" office:string-value="-8," calcext:value-type="string">
            <text:p>-8,</text:p>
          </table:table-cell>
          <table:table-cell/>
          <table:table-cell office:value-type="string" calcext:value-type="string">
            <text:p>45 deg phase</text:p>
          </table:table-cell>
          <table:table-cell table:number-columns-repeated="1017"/>
        </table:table-row>
        <table:table-row table:style-name="ro1">
          <table:table-cell table:style-name="ce1" office:value-type="float" office:value="-1.21646208465057" calcext:value-type="float">
            <text:p>-1.21646208</text:p>
          </table:table-cell>
          <table:table-cell table:style-name="ce1"/>
          <table:table-cell table:style-name="ce2"/>
          <table:table-cell table:style-name="ce1" table:formula="of:=[.$C$1]*[.A3]" office:value-type="float" office:value="-5.90490870041427" calcext:value-type="float">
            <text:p>-5.90490870</text:p>
          </table:table-cell>
          <table:table-cell table:formula="of:=INT([.D3])&amp;&quot;,&quot;" office:value-type="string" office:string-value="-6," calcext:value-type="string">
            <text:p>-6,</text:p>
          </table:table-cell>
          <table:table-cell table:number-columns-repeated="1019"/>
        </table:table-row>
        <table:table-row table:style-name="ro1">
          <table:table-cell table:style-name="ce1" office:value-type="float" office:value="-10.9497946882636" calcext:value-type="float">
            <text:p>-10.94979469</text:p>
          </table:table-cell>
          <table:table-cell table:style-name="ce1"/>
          <table:table-cell table:style-name="ce2"/>
          <table:table-cell table:style-name="ce1" table:formula="of:=[.$C$1]*[.A4]" office:value-type="float" office:value="-53.1521193618218" calcext:value-type="float">
            <text:p>-53.15211936</text:p>
          </table:table-cell>
          <table:table-cell table:formula="of:=INT([.D4])&amp;&quot;,&quot;" office:value-type="string" office:string-value="-54," calcext:value-type="string">
            <text:p>-54,</text:p>
          </table:table-cell>
          <table:table-cell table:number-columns-repeated="1019"/>
        </table:table-row>
        <table:table-row table:style-name="ro1">
          <table:table-cell table:style-name="ce1" office:value-type="float" office:value="-10.9075742772104" calcext:value-type="float">
            <text:p>-10.90757428</text:p>
          </table:table-cell>
          <table:table-cell table:style-name="ce1"/>
          <table:table-cell table:style-name="ce2"/>
          <table:table-cell table:style-name="ce1" table:formula="of:=[.$C$1]*[.A5]" office:value-type="float" office:value="-52.9471744846169" calcext:value-type="float">
            <text:p>-52.94717448</text:p>
          </table:table-cell>
          <table:table-cell table:formula="of:=INT([.D5])&amp;&quot;,&quot;" office:value-type="string" office:string-value="-53," calcext:value-type="string">
            <text:p>-53,</text:p>
          </table:table-cell>
          <table:table-cell table:number-columns-repeated="1019"/>
        </table:table-row>
        <table:table-row table:style-name="ro1">
          <table:table-cell table:style-name="ce1" office:value-type="float" office:value="1.00919271241371" calcext:value-type="float">
            <text:p>1.00919271</text:p>
          </table:table-cell>
          <table:table-cell table:style-name="ce1"/>
          <table:table-cell table:style-name="ce2"/>
          <table:table-cell table:style-name="ce1" table:formula="of:=[.$C$1]*[.A6]" office:value-type="float" office:value="4.89878879343632" calcext:value-type="float">
            <text:p>4.89878879</text:p>
          </table:table-cell>
          <table:table-cell table:formula="of:=INT([.D6])&amp;&quot;,&quot;" office:value-type="string" office:string-value="4," calcext:value-type="string">
            <text:p>4,</text:p>
          </table:table-cell>
          <table:table-cell table:number-columns-repeated="2"/>
          <table:table-cell table:style-name="ce3" office:value-type="float" office:value="32767" calcext:value-type="float">
            <text:p>32767</text:p>
          </table:table-cell>
          <table:table-cell table:number-columns-repeated="1016"/>
        </table:table-row>
        <table:table-row table:style-name="ro1">
          <table:table-cell table:style-name="ce1" office:value-type="float" office:value="2.36913898709014" calcext:value-type="float">
            <text:p>2.36913899</text:p>
          </table:table-cell>
          <table:table-cell table:style-name="ce1"/>
          <table:table-cell table:style-name="ce2"/>
          <table:table-cell table:style-name="ce1" table:formula="of:=[.$C$1]*[.A7]" office:value-type="float" office:value="11.5001935480609" calcext:value-type="float">
            <text:p>11.50019355</text:p>
          </table:table-cell>
          <table:table-cell table:formula="of:=INT([.D7])&amp;&quot;,&quot;" office:value-type="string" office:string-value="11," calcext:value-type="string">
            <text:p>11,</text:p>
          </table:table-cell>
          <table:table-cell table:number-columns-repeated="1019"/>
        </table:table-row>
        <table:table-row table:style-name="ro1">
          <table:table-cell table:style-name="ce1" office:value-type="float" office:value="-9.82842130661157" calcext:value-type="float">
            <text:p>-9.82842131</text:p>
          </table:table-cell>
          <table:table-cell table:style-name="ce1"/>
          <table:table-cell table:style-name="ce2"/>
          <table:table-cell table:style-name="ce1" table:formula="of:=[.$C$1]*[.A8]" office:value-type="float" office:value="-47.7087869955425" calcext:value-type="float">
            <text:p>-47.70878700</text:p>
          </table:table-cell>
          <table:table-cell table:formula="of:=INT([.D8])&amp;&quot;,&quot;" office:value-type="string" office:string-value="-48," calcext:value-type="string">
            <text:p>-48,</text:p>
          </table:table-cell>
          <table:table-cell table:number-columns-repeated="1019"/>
        </table:table-row>
        <table:table-row table:style-name="ro1">
          <table:table-cell table:style-name="ce1" office:value-type="float" office:value="-9.2105950144293" calcext:value-type="float">
            <text:p>-9.21059501</text:p>
          </table:table-cell>
          <table:table-cell table:style-name="ce1"/>
          <table:table-cell table:style-name="ce2"/>
          <table:table-cell table:style-name="ce1" table:formula="of:=[.$C$1]*[.A9]" office:value-type="float" office:value="-44.7097557112261" calcext:value-type="float">
            <text:p>-44.70975571</text:p>
          </table:table-cell>
          <table:table-cell table:formula="of:=INT([.D9])&amp;&quot;,&quot;" office:value-type="string" office:string-value="-45," calcext:value-type="string">
            <text:p>-45,</text:p>
          </table:table-cell>
          <table:table-cell table:number-columns-repeated="1019"/>
        </table:table-row>
        <table:table-row table:style-name="ro1">
          <table:table-cell table:style-name="ce1" office:value-type="float" office:value="8.36807446425173" calcext:value-type="float">
            <text:p>8.36807446</text:p>
          </table:table-cell>
          <table:table-cell table:style-name="ce1"/>
          <table:table-cell table:style-name="ce2"/>
          <table:table-cell table:style-name="ce1" table:formula="of:=[.$C$1]*[.A10]" office:value-type="float" office:value="40.6200212346679" calcext:value-type="float">
            <text:p>40.62002123</text:p>
          </table:table-cell>
          <table:table-cell table:formula="of:=INT([.D10])&amp;&quot;,&quot;" office:value-type="string" office:string-value="40," calcext:value-type="string">
            <text:p>40,</text:p>
          </table:table-cell>
          <table:table-cell table:number-columns-repeated="1019"/>
        </table:table-row>
        <table:table-row table:style-name="ro1">
          <table:table-cell table:style-name="ce1" office:value-type="float" office:value="11.3420260494508" calcext:value-type="float">
            <text:p>11.34202605</text:p>
          </table:table-cell>
          <table:table-cell table:style-name="ce1"/>
          <table:table-cell table:style-name="ce2"/>
          <table:table-cell table:style-name="ce1" table:formula="of:=[.$C$1]*[.A11]" office:value-type="float" office:value="55.0560754377853" calcext:value-type="float">
            <text:p>55.05607544</text:p>
          </table:table-cell>
          <table:table-cell table:formula="of:=INT([.D11])&amp;&quot;,&quot;" office:value-type="string" office:string-value="55," calcext:value-type="string">
            <text:p>55,</text:p>
          </table:table-cell>
          <table:table-cell table:number-columns-repeated="1019"/>
        </table:table-row>
        <table:table-row table:style-name="ro1">
          <table:table-cell table:style-name="ce1" office:value-type="float" office:value="-5.54911379314824" calcext:value-type="float">
            <text:p>-5.54911379</text:p>
          </table:table-cell>
          <table:table-cell table:style-name="ce1"/>
          <table:table-cell table:style-name="ce2"/>
          <table:table-cell table:style-name="ce1" table:formula="of:=[.$C$1]*[.A12]" office:value-type="float" office:value="-26.936318632703" calcext:value-type="float">
            <text:p>-26.93631863</text:p>
          </table:table-cell>
          <table:table-cell table:formula="of:=INT([.D12])&amp;&quot;,&quot;" office:value-type="string" office:string-value="-27," calcext:value-type="string">
            <text:p>-27,</text:p>
          </table:table-cell>
          <table:table-cell table:number-columns-repeated="1019"/>
        </table:table-row>
        <table:table-row table:style-name="ro1">
          <table:table-cell table:style-name="ce1" office:value-type="float" office:value="-3.95633245863221" calcext:value-type="float">
            <text:p>-3.95633246</text:p>
          </table:table-cell>
          <table:table-cell table:style-name="ce1"/>
          <table:table-cell table:style-name="ce2"/>
          <table:table-cell table:style-name="ce1" table:formula="of:=[.$C$1]*[.A13]" office:value-type="float" office:value="-19.2046938835906" calcext:value-type="float">
            <text:p>-19.20469388</text:p>
          </table:table-cell>
          <table:table-cell table:formula="of:=INT([.D13])&amp;&quot;,&quot;" office:value-type="string" office:string-value="-20," calcext:value-type="string">
            <text:p>-20,</text:p>
          </table:table-cell>
          <table:table-cell table:number-columns-repeated="1019"/>
        </table:table-row>
        <table:table-row table:style-name="ro1">
          <table:table-cell table:style-name="ce1" office:value-type="float" office:value="22.6157947731879" calcext:value-type="float">
            <text:p>22.61579477</text:p>
          </table:table-cell>
          <table:table-cell table:style-name="ce1"/>
          <table:table-cell table:style-name="ce2"/>
          <table:table-cell table:style-name="ce1" table:formula="of:=[.$C$1]*[.A14]" office:value-type="float" office:value="109.780818496568" calcext:value-type="float">
            <text:p>109.78081850</text:p>
          </table:table-cell>
          <table:table-cell table:formula="of:=INT([.D14])&amp;&quot;,&quot;" office:value-type="string" office:string-value="109," calcext:value-type="string">
            <text:p>109,</text:p>
          </table:table-cell>
          <table:table-cell table:number-columns-repeated="1019"/>
        </table:table-row>
        <table:table-row table:style-name="ro1">
          <table:table-cell table:style-name="ce1" office:value-type="float" office:value="27.3588065831438" calcext:value-type="float">
            <text:p>27.35880658</text:p>
          </table:table-cell>
          <table:table-cell table:style-name="ce1"/>
          <table:table-cell table:style-name="ce2"/>
          <table:table-cell table:style-name="ce1" table:formula="of:=[.$C$1]*[.A15]" office:value-type="float" office:value="132.804184416617" calcext:value-type="float">
            <text:p>132.80418442</text:p>
          </table:table-cell>
          <table:table-cell table:formula="of:=INT([.D15])&amp;&quot;,&quot;" office:value-type="string" office:string-value="132," calcext:value-type="string">
            <text:p>132,</text:p>
          </table:table-cell>
          <table:table-cell table:number-columns-repeated="1019"/>
        </table:table-row>
        <table:table-row table:style-name="ro1">
          <table:table-cell table:style-name="ce1" office:value-type="float" office:value="2.3123882545812" calcext:value-type="float">
            <text:p>2.31238825</text:p>
          </table:table-cell>
          <table:table-cell table:style-name="ce1"/>
          <table:table-cell table:style-name="ce2"/>
          <table:table-cell table:style-name="ce1" table:formula="of:=[.$C$1]*[.A16]" office:value-type="float" office:value="11.2247160807602" calcext:value-type="float">
            <text:p>11.22471608</text:p>
          </table:table-cell>
          <table:table-cell table:formula="of:=INT([.D16])&amp;&quot;,&quot;" office:value-type="string" office:string-value="11," calcext:value-type="string">
            <text:p>11,</text:p>
          </table:table-cell>
          <table:table-cell table:number-columns-repeated="1019"/>
        </table:table-row>
        <table:table-row table:style-name="ro1">
          <table:table-cell table:style-name="ce1" office:value-type="float" office:value="4.2825453074046" calcext:value-type="float">
            <text:p>4.28254531</text:p>
          </table:table-cell>
          <table:table-cell table:style-name="ce1"/>
          <table:table-cell table:style-name="ce2"/>
          <table:table-cell table:style-name="ce1" table:formula="of:=[.$C$1]*[.A17]" office:value-type="float" office:value="20.7881851515954" calcext:value-type="float">
            <text:p>20.78818515</text:p>
          </table:table-cell>
          <table:table-cell table:formula="of:=INT([.D17])&amp;&quot;,&quot;" office:value-type="string" office:string-value="20," calcext:value-type="string">
            <text:p>20,</text:p>
          </table:table-cell>
          <table:table-cell table:number-columns-repeated="1019"/>
        </table:table-row>
        <table:table-row table:style-name="ro1">
          <table:table-cell table:style-name="ce1" office:value-type="float" office:value="42.4852170963709" calcext:value-type="float">
            <text:p>42.48521710</text:p>
          </table:table-cell>
          <table:table-cell table:style-name="ce1"/>
          <table:table-cell table:style-name="ce2"/>
          <table:table-cell table:style-name="ce1" table:formula="of:=[.$C$1]*[.A18]" office:value-type="float" office:value="206.23028965462" calcext:value-type="float">
            <text:p>206.23028965</text:p>
          </table:table-cell>
          <table:table-cell table:formula="of:=INT([.D18])&amp;&quot;,&quot;" office:value-type="string" office:string-value="206," calcext:value-type="string">
            <text:p>206,</text:p>
          </table:table-cell>
          <table:table-cell table:number-columns-repeated="1019"/>
        </table:table-row>
        <table:table-row table:style-name="ro1">
          <table:table-cell table:style-name="ce1" office:value-type="float" office:value="47.8007623041221" calcext:value-type="float">
            <text:p>47.80076230</text:p>
          </table:table-cell>
          <table:table-cell table:style-name="ce1"/>
          <table:table-cell table:style-name="ce2"/>
          <table:table-cell table:style-name="ce1" table:formula="of:=[.$C$1]*[.A19]" office:value-type="float" office:value="232.032827638129" calcext:value-type="float">
            <text:p>232.03282764</text:p>
          </table:table-cell>
          <table:table-cell table:formula="of:=INT([.D19])&amp;&quot;,&quot;" office:value-type="string" office:string-value="232," calcext:value-type="string">
            <text:p>232,</text:p>
          </table:table-cell>
          <table:table-cell table:number-columns-repeated="1019"/>
        </table:table-row>
        <table:table-row table:style-name="ro1">
          <table:table-cell table:style-name="ce1" office:value-type="float" office:value="9.12215426087267" calcext:value-type="float">
            <text:p>9.12215426</text:p>
          </table:table-cell>
          <table:table-cell table:style-name="ce1"/>
          <table:table-cell table:style-name="ce2"/>
          <table:table-cell table:style-name="ce1" table:formula="of:=[.$C$1]*[.A20]" office:value-type="float" office:value="44.280449626197" calcext:value-type="float">
            <text:p>44.28044963</text:p>
          </table:table-cell>
          <table:table-cell table:formula="of:=INT([.D20])&amp;&quot;,&quot;" office:value-type="string" office:string-value="44," calcext:value-type="string">
            <text:p>44,</text:p>
          </table:table-cell>
          <table:table-cell table:number-columns-repeated="1019"/>
        </table:table-row>
        <table:table-row table:style-name="ro1">
          <table:table-cell table:style-name="ce1" office:value-type="float" office:value="9.32735009999282" calcext:value-type="float">
            <text:p>9.32735010</text:p>
          </table:table-cell>
          <table:table-cell table:style-name="ce1"/>
          <table:table-cell table:style-name="ce2"/>
          <table:table-cell table:style-name="ce1" table:formula="of:=[.$C$1]*[.A21]" office:value-type="float" office:value="45.2765042595458" calcext:value-type="float">
            <text:p>45.27650426</text:p>
          </table:table-cell>
          <table:table-cell table:formula="of:=INT([.D21])&amp;&quot;,&quot;" office:value-type="string" office:string-value="45," calcext:value-type="string">
            <text:p>45,</text:p>
          </table:table-cell>
          <table:table-cell table:number-columns-repeated="1019"/>
        </table:table-row>
        <table:table-row table:style-name="ro1">
          <table:table-cell table:style-name="ce1" office:value-type="float" office:value="60.8651855035104" calcext:value-type="float">
            <text:p>60.86518550</text:p>
          </table:table-cell>
          <table:table-cell table:style-name="ce1"/>
          <table:table-cell table:style-name="ce2"/>
          <table:table-cell table:style-name="ce1" table:formula="of:=[.$C$1]*[.A22]" office:value-type="float" office:value="295.449704488937" calcext:value-type="float">
            <text:p>295.44970449</text:p>
          </table:table-cell>
          <table:table-cell table:formula="of:=INT([.D22])&amp;&quot;,&quot;" office:value-type="string" office:string-value="295," calcext:value-type="string">
            <text:p>295,</text:p>
          </table:table-cell>
          <table:table-cell table:number-columns-repeated="1019"/>
        </table:table-row>
        <table:table-row table:style-name="ro1">
          <table:table-cell table:style-name="ce1" office:value-type="float" office:value="64.1381768617459" calcext:value-type="float">
            <text:p>64.13817686</text:p>
          </table:table-cell>
          <table:table-cell table:style-name="ce1"/>
          <table:table-cell table:style-name="ce2"/>
          <table:table-cell table:style-name="ce1" table:formula="of:=[.$C$1]*[.A23]" office:value-type="float" office:value="311.337347343977" calcext:value-type="float">
            <text:p>311.33734734</text:p>
          </table:table-cell>
          <table:table-cell table:formula="of:=INT([.D23])&amp;&quot;,&quot;" office:value-type="string" office:string-value="311," calcext:value-type="string">
            <text:p>311,</text:p>
          </table:table-cell>
          <table:table-cell table:number-columns-repeated="1019"/>
        </table:table-row>
        <table:table-row table:style-name="ro1">
          <table:table-cell table:style-name="ce1" office:value-type="float" office:value="4.43033928558191" calcext:value-type="float">
            <text:p>4.43033929</text:p>
          </table:table-cell>
          <table:table-cell table:style-name="ce1"/>
          <table:table-cell table:style-name="ce2"/>
          <table:table-cell table:style-name="ce1" table:formula="of:=[.$C$1]*[.A24]" office:value-type="float" office:value="21.5056016322403" calcext:value-type="float">
            <text:p>21.50560163</text:p>
          </table:table-cell>
          <table:table-cell table:formula="of:=INT([.D24])&amp;&quot;,&quot;" office:value-type="string" office:string-value="21," calcext:value-type="string">
            <text:p>21,</text:p>
          </table:table-cell>
          <table:table-cell table:number-columns-repeated="1019"/>
        </table:table-row>
        <table:table-row table:style-name="ro1">
          <table:table-cell table:style-name="ce1" office:value-type="float" office:value="-0.309071519941916" calcext:value-type="float">
            <text:p>-0.30907152</text:p>
          </table:table-cell>
          <table:table-cell table:style-name="ce1"/>
          <table:table-cell table:style-name="ce2"/>
          <table:table-cell table:style-name="ce1" table:formula="of:=[.$C$1]*[.A25]" office:value-type="float" office:value="-1.50028441509505" calcext:value-type="float">
            <text:p>-1.50028442</text:p>
          </table:table-cell>
          <table:table-cell table:formula="of:=INT([.D25])&amp;&quot;,&quot;" office:value-type="string" office:string-value="-2," calcext:value-type="string">
            <text:p>-2,</text:p>
          </table:table-cell>
          <table:table-cell table:number-columns-repeated="1019"/>
        </table:table-row>
        <table:table-row table:style-name="ro1">
          <table:table-cell table:style-name="ce1" office:value-type="float" office:value="66.3159068427086" calcext:value-type="float">
            <text:p>66.31590684</text:p>
          </table:table-cell>
          <table:table-cell table:style-name="ce1"/>
          <table:table-cell table:style-name="ce2"/>
          <table:table-cell table:style-name="ce1" table:formula="of:=[.$C$1]*[.A26]" office:value-type="float" office:value="321.908409832483" calcext:value-type="float">
            <text:p>321.90840983</text:p>
          </table:table-cell>
          <table:table-cell table:formula="of:=INT([.D26])&amp;&quot;,&quot;" office:value-type="string" office:string-value="321," calcext:value-type="string">
            <text:p>321,</text:p>
          </table:table-cell>
          <table:table-cell table:number-columns-repeated="1019"/>
        </table:table-row>
        <table:table-row table:style-name="ro1">
          <table:table-cell table:style-name="ce1" office:value-type="float" office:value="64.6610363333095" calcext:value-type="float">
            <text:p>64.66103633</text:p>
          </table:table-cell>
          <table:table-cell table:style-name="ce1"/>
          <table:table-cell table:style-name="ce2"/>
          <table:table-cell table:style-name="ce1" table:formula="of:=[.$C$1]*[.A27]" office:value-type="float" office:value="313.875393931443" calcext:value-type="float">
            <text:p>313.87539393</text:p>
          </table:table-cell>
          <table:table-cell table:formula="of:=INT([.D27])&amp;&quot;,&quot;" office:value-type="string" office:string-value="313," calcext:value-type="string">
            <text:p>313,</text:p>
          </table:table-cell>
          <table:table-cell table:number-columns-repeated="1019"/>
        </table:table-row>
        <table:table-row table:style-name="ro1">
          <table:table-cell table:style-name="ce1" office:value-type="float" office:value="-24.1621382901448" calcext:value-type="float">
            <text:p>-24.16213829</text:p>
          </table:table-cell>
          <table:table-cell table:style-name="ce1"/>
          <table:table-cell table:style-name="ce2"/>
          <table:table-cell table:style-name="ce1" table:formula="of:=[.$C$1]*[.A28]" office:value-type="float" office:value="-117.287026377869" calcext:value-type="float">
            <text:p>-117.28702638</text:p>
          </table:table-cell>
          <table:table-cell table:formula="of:=INT([.D28])&amp;&quot;,&quot;" office:value-type="string" office:string-value="-118," calcext:value-type="string">
            <text:p>-118,</text:p>
          </table:table-cell>
          <table:table-cell table:number-columns-repeated="1019"/>
        </table:table-row>
        <table:table-row table:style-name="ro1">
          <table:table-cell table:style-name="ce1" office:value-type="float" office:value="-36.3892775359306" calcext:value-type="float">
            <text:p>-36.38927754</text:p>
          </table:table-cell>
          <table:table-cell table:style-name="ce1"/>
          <table:table-cell table:style-name="ce2"/>
          <table:table-cell table:style-name="ce1" table:formula="of:=[.$C$1]*[.A29]" office:value-type="float" office:value="-176.639588060346" calcext:value-type="float">
            <text:p>-176.63958806</text:p>
          </table:table-cell>
          <table:table-cell table:formula="of:=INT([.D29])&amp;&quot;,&quot;" office:value-type="string" office:string-value="-177," calcext:value-type="string">
            <text:p>-177,</text:p>
          </table:table-cell>
          <table:table-cell table:number-columns-repeated="1019"/>
        </table:table-row>
        <table:table-row table:style-name="ro1">
          <table:table-cell table:style-name="ce1" office:value-type="float" office:value="49.2863161113766" calcext:value-type="float">
            <text:p>49.28631611</text:p>
          </table:table-cell>
          <table:table-cell table:style-name="ce1"/>
          <table:table-cell table:style-name="ce2"/>
          <table:table-cell table:style-name="ce1" table:formula="of:=[.$C$1]*[.A30]" office:value-type="float" office:value="239.243952186997" calcext:value-type="float">
            <text:p>239.24395219</text:p>
          </table:table-cell>
          <table:table-cell table:formula="of:=INT([.D30])&amp;&quot;,&quot;" office:value-type="string" office:string-value="239," calcext:value-type="string">
            <text:p>239,</text:p>
          </table:table-cell>
          <table:table-cell table:number-columns-repeated="1019"/>
        </table:table-row>
        <table:table-row table:style-name="ro1">
          <table:table-cell table:style-name="ce1" office:value-type="float" office:value="41.6362017219118" calcext:value-type="float">
            <text:p>41.63620172</text:p>
          </table:table-cell>
          <table:table-cell table:style-name="ce1"/>
          <table:table-cell table:style-name="ce2"/>
          <table:table-cell table:style-name="ce1" table:formula="of:=[.$C$1]*[.A31]" office:value-type="float" office:value="202.109028223879" calcext:value-type="float">
            <text:p>202.10902822</text:p>
          </table:table-cell>
          <table:table-cell table:formula="of:=INT([.D31])&amp;&quot;,&quot;" office:value-type="string" office:string-value="202," calcext:value-type="string">
            <text:p>202,</text:p>
          </table:table-cell>
          <table:table-cell table:number-columns-repeated="1019"/>
        </table:table-row>
        <table:table-row table:style-name="ro1">
          <table:table-cell table:style-name="ce1" office:value-type="float" office:value="-83.2520221882158" calcext:value-type="float">
            <text:p>-83.25202219</text:p>
          </table:table-cell>
          <table:table-cell table:style-name="ce1"/>
          <table:table-cell table:style-name="ce2"/>
          <table:table-cell table:style-name="ce1" table:formula="of:=[.$C$1]*[.A32]" office:value-type="float" office:value="-404.119122452952" calcext:value-type="float">
            <text:p>-404.11912245</text:p>
          </table:table-cell>
          <table:table-cell table:formula="of:=INT([.D32])&amp;&quot;,&quot;" office:value-type="string" office:string-value="-405," calcext:value-type="string">
            <text:p>-405,</text:p>
          </table:table-cell>
          <table:table-cell table:number-columns-repeated="1019"/>
        </table:table-row>
        <table:table-row table:style-name="ro1">
          <table:table-cell table:style-name="ce1" office:value-type="float" office:value="-102.711113442111" calcext:value-type="float">
            <text:p>-102.71111344</text:p>
          </table:table-cell>
          <table:table-cell table:style-name="ce1"/>
          <table:table-cell table:style-name="ce2"/>
          <table:table-cell table:style-name="ce1" table:formula="of:=[.$C$1]*[.A33]" office:value-type="float" office:value="-498.576778550213" calcext:value-type="float">
            <text:p>-498.57677855</text:p>
          </table:table-cell>
          <table:table-cell table:formula="of:=INT([.D33])&amp;&quot;,&quot;" office:value-type="string" office:string-value="-499," calcext:value-type="string">
            <text:p>-499,</text:p>
          </table:table-cell>
          <table:table-cell table:number-columns-repeated="1019"/>
        </table:table-row>
        <table:table-row table:style-name="ro1">
          <table:table-cell table:style-name="ce1" office:value-type="float" office:value="10.7755910812054" calcext:value-type="float">
            <text:p>10.77559108</text:p>
          </table:table-cell>
          <table:table-cell table:style-name="ce1"/>
          <table:table-cell table:style-name="ce2"/>
          <table:table-cell table:style-name="ce1" table:formula="of:=[.$C$1]*[.A34]" office:value-type="float" office:value="52.3065061627413" calcext:value-type="float">
            <text:p>52.30650616</text:p>
          </table:table-cell>
          <table:table-cell table:formula="of:=INT([.D34])&amp;&quot;,&quot;" office:value-type="string" office:string-value="52," calcext:value-type="string">
            <text:p>52,</text:p>
          </table:table-cell>
          <table:table-cell table:number-columns-repeated="1019"/>
        </table:table-row>
        <table:table-row table:style-name="ro1">
          <table:table-cell table:style-name="ce1" office:value-type="float" office:value="-0.0824579701150342" calcext:value-type="float">
            <text:p>-0.08245797</text:p>
          </table:table-cell>
          <table:table-cell table:style-name="ce1"/>
          <table:table-cell table:style-name="ce2"/>
          <table:table-cell table:style-name="ce1" table:formula="of:=[.$C$1]*[.A35]" office:value-type="float" office:value="-0.400264662001882" calcext:value-type="float">
            <text:p>-0.40026466</text:p>
          </table:table-cell>
          <table:table-cell table:formula="of:=INT([.D35])&amp;&quot;,&quot;" office:value-type="string" office:string-value="-1," calcext:value-type="string">
            <text:p>-1,</text:p>
          </table:table-cell>
          <table:table-cell table:number-columns-repeated="1019"/>
        </table:table-row>
        <table:table-row table:style-name="ro1">
          <table:table-cell table:style-name="ce1" office:value-type="float" office:value="-165.668673293821" calcext:value-type="float">
            <text:p>-165.66867329</text:p>
          </table:table-cell>
          <table:table-cell table:style-name="ce1"/>
          <table:table-cell table:style-name="ce2"/>
          <table:table-cell table:style-name="ce1" table:formula="of:=[.$C$1]*[.A36]" office:value-type="float" office:value="-804.183215130604" calcext:value-type="float">
            <text:p>-804.18321513</text:p>
          </table:table-cell>
          <table:table-cell table:formula="of:=INT([.D36])&amp;&quot;,&quot;" office:value-type="string" office:string-value="-805," calcext:value-type="string">
            <text:p>-805,</text:p>
          </table:table-cell>
          <table:table-cell table:number-columns-repeated="1019"/>
        </table:table-row>
        <table:table-row table:style-name="ro1">
          <table:table-cell table:style-name="ce1" office:value-type="float" office:value="-187.870454541759" calcext:value-type="float">
            <text:p>-187.87045454</text:p>
          </table:table-cell>
          <table:table-cell table:style-name="ce1"/>
          <table:table-cell table:style-name="ce2"/>
          <table:table-cell table:style-name="ce1" table:formula="of:=[.$C$1]*[.A37]" office:value-type="float" office:value="-911.954343314433" calcext:value-type="float">
            <text:p>-911.95434331</text:p>
          </table:table-cell>
          <table:table-cell table:formula="of:=INT([.D37])&amp;&quot;,&quot;" office:value-type="string" office:string-value="-912," calcext:value-type="string">
            <text:p>-912,</text:p>
          </table:table-cell>
          <table:table-cell table:number-columns-repeated="1019"/>
        </table:table-row>
        <table:table-row table:style-name="ro1">
          <table:table-cell table:style-name="ce1" office:value-type="float" office:value="-31.0825087284419" calcext:value-type="float">
            <text:p>-31.08250873</text:p>
          </table:table-cell>
          <table:table-cell table:style-name="ce1"/>
          <table:table-cell table:style-name="ce2"/>
          <table:table-cell table:style-name="ce1" table:formula="of:=[.$C$1]*[.A38]" office:value-type="float" office:value="-150.879652179214" calcext:value-type="float">
            <text:p>-150.87965218</text:p>
          </table:table-cell>
          <table:table-cell table:formula="of:=INT([.D38])&amp;&quot;,&quot;" office:value-type="string" office:string-value="-151," calcext:value-type="string">
            <text:p>-151,</text:p>
          </table:table-cell>
          <table:table-cell table:number-columns-repeated="1019"/>
        </table:table-row>
        <table:table-row table:style-name="ro1">
          <table:table-cell table:style-name="ce1" office:value-type="float" office:value="-37.7416238021268" calcext:value-type="float">
            <text:p>-37.74162380</text:p>
          </table:table-cell>
          <table:table-cell table:style-name="ce1"/>
          <table:table-cell table:style-name="ce2"/>
          <table:table-cell table:style-name="ce1" table:formula="of:=[.$C$1]*[.A39]" office:value-type="float" office:value="-183.2041011134" calcext:value-type="float">
            <text:p>-183.20410111</text:p>
          </table:table-cell>
          <table:table-cell table:formula="of:=INT([.D39])&amp;&quot;,&quot;" office:value-type="string" office:string-value="-184," calcext:value-type="string">
            <text:p>-184,</text:p>
          </table:table-cell>
          <table:table-cell table:number-columns-repeated="1019"/>
        </table:table-row>
        <table:table-row table:style-name="ro1">
          <table:table-cell table:style-name="ce1" office:value-type="float" office:value="-247.242694007575" calcext:value-type="float">
            <text:p>-247.24269401</text:p>
          </table:table-cell>
          <table:table-cell table:style-name="ce1"/>
          <table:table-cell table:style-name="ce2"/>
          <table:table-cell table:style-name="ce1" table:formula="of:=[.$C$1]*[.A40]" office:value-type="float" office:value="-1200.157040142" calcext:value-type="float">
            <text:p>-1200.15704014</text:p>
          </table:table-cell>
          <table:table-cell table:formula="of:=INT([.D40])&amp;&quot;,&quot;" office:value-type="string" office:string-value="-1201," calcext:value-type="string">
            <text:p>-1201,</text:p>
          </table:table-cell>
          <table:table-cell table:number-columns-repeated="1019"/>
        </table:table-row>
        <table:table-row table:style-name="ro1">
          <table:table-cell table:style-name="ce1" office:value-type="float" office:value="-263.873755114134" calcext:value-type="float">
            <text:p>-263.87375511</text:p>
          </table:table-cell>
          <table:table-cell table:style-name="ce1"/>
          <table:table-cell table:style-name="ce2"/>
          <table:table-cell table:style-name="ce1" table:formula="of:=[.$C$1]*[.A41]" office:value-type="float" office:value="-1280.88696889555" calcext:value-type="float">
            <text:p>-1280.88696890</text:p>
          </table:table-cell>
          <table:table-cell table:formula="of:=INT([.D41])&amp;&quot;,&quot;" office:value-type="string" office:string-value="-1281," calcext:value-type="string">
            <text:p>-1281,</text:p>
          </table:table-cell>
          <table:table-cell table:number-columns-repeated="1019"/>
        </table:table-row>
        <table:table-row table:style-name="ro1">
          <table:table-cell table:style-name="ce1" office:value-type="float" office:value="-40.8498308349993" calcext:value-type="float">
            <text:p>-40.84983083</text:p>
          </table:table-cell>
          <table:table-cell table:style-name="ce1"/>
          <table:table-cell table:style-name="ce2"/>
          <table:table-cell table:style-name="ce1" table:formula="of:=[.$C$1]*[.A42]" office:value-type="float" office:value="-198.291853524829" calcext:value-type="float">
            <text:p>-198.29185352</text:p>
          </table:table-cell>
          <table:table-cell table:formula="of:=INT([.D42])&amp;&quot;,&quot;" office:value-type="string" office:string-value="-199," calcext:value-type="string">
            <text:p>-199,</text:p>
          </table:table-cell>
          <table:table-cell table:number-columns-repeated="1019"/>
        </table:table-row>
        <table:table-row table:style-name="ro1">
          <table:table-cell table:style-name="ce1" office:value-type="float" office:value="-32.4854338913573" calcext:value-type="float">
            <text:p>-32.48543389</text:p>
          </table:table-cell>
          <table:table-cell table:style-name="ce1"/>
          <table:table-cell table:style-name="ce2"/>
          <table:table-cell table:style-name="ce1" table:formula="of:=[.$C$1]*[.A43]" office:value-type="float" office:value="-157.689683585091" calcext:value-type="float">
            <text:p>-157.68968359</text:p>
          </table:table-cell>
          <table:table-cell table:formula="of:=INT([.D43])&amp;&quot;,&quot;" office:value-type="string" office:string-value="-158," calcext:value-type="string">
            <text:p>-158,</text:p>
          </table:table-cell>
          <table:table-cell table:number-columns-repeated="1019"/>
        </table:table-row>
        <table:table-row table:style-name="ro1">
          <table:table-cell table:style-name="ce1" office:value-type="float" office:value="-291.766506865722" calcext:value-type="float">
            <text:p>-291.76650687</text:p>
          </table:table-cell>
          <table:table-cell table:style-name="ce1"/>
          <table:table-cell table:style-name="ce2"/>
          <table:table-cell table:style-name="ce1" table:formula="of:=[.$C$1]*[.A44]" office:value-type="float" office:value="-1416.28301171078" calcext:value-type="float">
            <text:p>-1416.28301171</text:p>
          </table:table-cell>
          <table:table-cell table:formula="of:=INT([.D44])&amp;&quot;,&quot;" office:value-type="string" office:string-value="-1417," calcext:value-type="string">
            <text:p>-1417,</text:p>
          </table:table-cell>
          <table:table-cell table:number-columns-repeated="1019"/>
        </table:table-row>
        <table:table-row table:style-name="ro1">
          <table:table-cell table:style-name="ce1" office:value-type="float" office:value="-293.26603669505" calcext:value-type="float">
            <text:p>-293.26603670</text:p>
          </table:table-cell>
          <table:table-cell table:style-name="ce1"/>
          <table:table-cell table:style-name="ce2"/>
          <table:table-cell table:style-name="ce1" table:formula="of:=[.$C$1]*[.A45]" office:value-type="float" office:value="-1423.56197818861" calcext:value-type="float">
            <text:p>-1423.56197819</text:p>
          </table:table-cell>
          <table:table-cell table:formula="of:=INT([.D45])&amp;&quot;,&quot;" office:value-type="string" office:string-value="-1424," calcext:value-type="string">
            <text:p>-1424,</text:p>
          </table:table-cell>
          <table:table-cell table:number-columns-repeated="1019"/>
        </table:table-row>
        <table:table-row table:style-name="ro1">
          <table:table-cell table:style-name="ce1" office:value-type="float" office:value="26.8340510354901" calcext:value-type="float">
            <text:p>26.83405104</text:p>
          </table:table-cell>
          <table:table-cell table:style-name="ce1"/>
          <table:table-cell table:style-name="ce2"/>
          <table:table-cell table:style-name="ce1" table:formula="of:=[.$C$1]*[.A46]" office:value-type="float" office:value="130.256933961359" calcext:value-type="float">
            <text:p>130.25693396</text:p>
          </table:table-cell>
          <table:table-cell table:formula="of:=INT([.D46])&amp;&quot;,&quot;" office:value-type="string" office:string-value="130," calcext:value-type="string">
            <text:p>130,</text:p>
          </table:table-cell>
          <table:table-cell table:number-columns-repeated="1019"/>
        </table:table-row>
        <table:table-row table:style-name="ro1">
          <table:table-cell table:style-name="ce1" office:value-type="float" office:value="61.8154771850641" calcext:value-type="float">
            <text:p>61.81547719</text:p>
          </table:table-cell>
          <table:table-cell table:style-name="ce1"/>
          <table:table-cell table:style-name="ce2"/>
          <table:table-cell table:style-name="ce1" table:formula="of:=[.$C$1]*[.A47]" office:value-type="float" office:value="300.062577910265" calcext:value-type="float">
            <text:p>300.06257791</text:p>
          </table:table-cell>
          <table:table-cell table:formula="of:=INT([.D47])&amp;&quot;,&quot;" office:value-type="string" office:string-value="300," calcext:value-type="string">
            <text:p>300,</text:p>
          </table:table-cell>
          <table:table-cell table:number-columns-repeated="1019"/>
        </table:table-row>
        <table:table-row table:style-name="ro1">
          <table:table-cell table:style-name="ce1" office:value-type="float" office:value="-263.760695815564" calcext:value-type="float">
            <text:p>-263.76069582</text:p>
          </table:table-cell>
          <table:table-cell table:style-name="ce1"/>
          <table:table-cell table:style-name="ce2"/>
          <table:table-cell table:style-name="ce1" table:formula="of:=[.$C$1]*[.A48]" office:value-type="float" office:value="-1280.33816031022" calcext:value-type="float">
            <text:p>-1280.33816031</text:p>
          </table:table-cell>
          <table:table-cell table:formula="of:=INT([.D48])&amp;&quot;,&quot;" office:value-type="string" office:string-value="-1281," calcext:value-type="string">
            <text:p>-1281,</text:p>
          </table:table-cell>
          <table:table-cell table:number-columns-repeated="1019"/>
        </table:table-row>
        <table:table-row table:style-name="ro1">
          <table:table-cell table:style-name="ce1" office:value-type="float" office:value="-243.255338492662" calcext:value-type="float">
            <text:p>-243.25533849</text:p>
          </table:table-cell>
          <table:table-cell table:style-name="ce1"/>
          <table:table-cell table:style-name="ce2"/>
          <table:table-cell table:style-name="ce1" table:formula="of:=[.$C$1]*[.A49]" office:value-type="float" office:value="-1180.80175519827" calcext:value-type="float">
            <text:p>-1180.80175520</text:p>
          </table:table-cell>
          <table:table-cell table:formula="of:=INT([.D49])&amp;&quot;,&quot;" office:value-type="string" office:string-value="-1181," calcext:value-type="string">
            <text:p>-1181,</text:p>
          </table:table-cell>
          <table:table-cell table:number-columns-repeated="1019"/>
        </table:table-row>
        <table:table-row table:style-name="ro1">
          <table:table-cell table:style-name="ce1" office:value-type="float" office:value="216.855724779761" calcext:value-type="float">
            <text:p>216.85572478</text:p>
          </table:table-cell>
          <table:table-cell table:style-name="ce1"/>
          <table:table-cell table:style-name="ce2"/>
          <table:table-cell table:style-name="ce1" table:formula="of:=[.$C$1]*[.A50]" office:value-type="float" office:value="1052.65365204907" calcext:value-type="float">
            <text:p>1052.65365205</text:p>
          </table:table-cell>
          <table:table-cell table:formula="of:=INT([.D50])&amp;&quot;,&quot;" office:value-type="string" office:string-value="1052," calcext:value-type="string">
            <text:p>1052,</text:p>
          </table:table-cell>
          <table:table-cell table:number-columns-repeated="1019"/>
        </table:table-row>
        <table:table-row table:style-name="ro1">
          <table:table-cell table:style-name="ce1" office:value-type="float" office:value="289.028032119473" calcext:value-type="float">
            <text:p>289.02803212</text:p>
          </table:table-cell>
          <table:table-cell table:style-name="ce1"/>
          <table:table-cell table:style-name="ce2"/>
          <table:table-cell table:style-name="ce1" table:formula="of:=[.$C$1]*[.A51]" office:value-type="float" office:value="1402.99000113607" calcext:value-type="float">
            <text:p>1402.99000114</text:p>
          </table:table-cell>
          <table:table-cell table:formula="of:=INT([.D51])&amp;&quot;,&quot;" office:value-type="string" office:string-value="1402," calcext:value-type="string">
            <text:p>1402,</text:p>
          </table:table-cell>
          <table:table-cell table:number-columns-repeated="1019"/>
        </table:table-row>
        <table:table-row table:style-name="ro1">
          <table:table-cell table:style-name="ce1" office:value-type="float" office:value="-144.317166485374" calcext:value-type="float">
            <text:p>-144.31716649</text:p>
          </table:table-cell>
          <table:table-cell table:style-name="ce1"/>
          <table:table-cell table:style-name="ce2"/>
          <table:table-cell table:style-name="ce1" table:formula="of:=[.$C$1]*[.A52]" office:value-type="float" office:value="-700.539460087989" calcext:value-type="float">
            <text:p>-700.53946009</text:p>
          </table:table-cell>
          <table:table-cell table:formula="of:=INT([.D52])&amp;&quot;,&quot;" office:value-type="string" office:string-value="-701," calcext:value-type="string">
            <text:p>-701,</text:p>
          </table:table-cell>
          <table:table-cell table:number-columns-repeated="1019"/>
        </table:table-row>
        <table:table-row table:style-name="ro1">
          <table:table-cell table:style-name="ce1" office:value-type="float" office:value="-101.227014458421" calcext:value-type="float">
            <text:p>-101.22701446</text:p>
          </table:table-cell>
          <table:table-cell table:style-name="ce1"/>
          <table:table-cell table:style-name="ce2"/>
          <table:table-cell table:style-name="ce1" table:formula="of:=[.$C$1]*[.A53]" office:value-type="float" office:value="-491.3727159562" calcext:value-type="float">
            <text:p>-491.37271596</text:p>
          </table:table-cell>
          <table:table-cell table:formula="of:=INT([.D53])&amp;&quot;,&quot;" office:value-type="string" office:string-value="-492," calcext:value-type="string">
            <text:p>-492,</text:p>
          </table:table-cell>
          <table:table-cell table:number-columns-repeated="1019"/>
        </table:table-row>
        <table:table-row table:style-name="ro1">
          <table:table-cell table:style-name="ce1" office:value-type="float" office:value="573.939475401151" calcext:value-type="float">
            <text:p>573.93947540</text:p>
          </table:table-cell>
          <table:table-cell table:style-name="ce1"/>
          <table:table-cell table:style-name="ce2"/>
          <table:table-cell table:style-name="ce1" table:formula="of:=[.$C$1]*[.A54]" office:value-type="float" office:value="2785.99739734672" calcext:value-type="float">
            <text:p>2785.99739735</text:p>
          </table:table-cell>
          <table:table-cell table:formula="of:=INT([.D54])&amp;&quot;,&quot;" office:value-type="string" office:string-value="2785," calcext:value-type="string">
            <text:p>2785,</text:p>
          </table:table-cell>
          <table:table-cell table:number-columns-repeated="1019"/>
        </table:table-row>
        <table:table-row table:style-name="ro1">
          <table:table-cell table:style-name="ce1" office:value-type="float" office:value="698.280861599692" calcext:value-type="float">
            <text:p>698.28086160</text:p>
          </table:table-cell>
          <table:table-cell table:style-name="ce1"/>
          <table:table-cell table:style-name="ce2"/>
          <table:table-cell table:style-name="ce1" table:formula="of:=[.$C$1]*[.A55]" office:value-type="float" office:value="3389.5711070824" calcext:value-type="float">
            <text:p>3389.57110708</text:p>
          </table:table-cell>
          <table:table-cell table:formula="of:=INT([.D55])&amp;&quot;,&quot;" office:value-type="string" office:string-value="3389," calcext:value-type="string">
            <text:p>3389,</text:p>
          </table:table-cell>
          <table:table-cell table:number-columns-repeated="1019"/>
        </table:table-row>
        <table:table-row table:style-name="ro1">
          <table:table-cell table:style-name="ce1" office:value-type="float" office:value="57.1764003710062" calcext:value-type="float">
            <text:p>57.17640037</text:p>
          </table:table-cell>
          <table:table-cell table:style-name="ce1"/>
          <table:table-cell table:style-name="ce2"/>
          <table:table-cell table:style-name="ce1" table:formula="of:=[.$C$1]*[.A56]" office:value-type="float" office:value="277.543729697179" calcext:value-type="float">
            <text:p>277.54372970</text:p>
          </table:table-cell>
          <table:table-cell table:formula="of:=INT([.D56])&amp;&quot;,&quot;" office:value-type="string" office:string-value="277," calcext:value-type="string">
            <text:p>277,</text:p>
          </table:table-cell>
          <table:table-cell table:number-columns-repeated="1019"/>
        </table:table-row>
        <table:table-row table:style-name="ro1">
          <table:table-cell table:style-name="ce1" office:value-type="float" office:value="115.651517053841" calcext:value-type="float">
            <text:p>115.65151705</text:p>
          </table:table-cell>
          <table:table-cell table:style-name="ce1"/>
          <table:table-cell table:style-name="ce2"/>
          <table:table-cell table:style-name="ce1" table:formula="of:=[.$C$1]*[.A57]" office:value-type="float" office:value="561.391643754768" calcext:value-type="float">
            <text:p>561.39164375</text:p>
          </table:table-cell>
          <table:table-cell table:formula="of:=INT([.D57])&amp;&quot;,&quot;" office:value-type="string" office:string-value="561," calcext:value-type="string">
            <text:p>561,</text:p>
          </table:table-cell>
          <table:table-cell table:number-columns-repeated="1019"/>
        </table:table-row>
        <table:table-row table:style-name="ro1">
          <table:table-cell table:style-name="ce1" office:value-type="float" office:value="1202.02364825751" calcext:value-type="float">
            <text:p>1202.02364826</text:p>
          </table:table-cell>
          <table:table-cell table:style-name="ce1"/>
          <table:table-cell table:style-name="ce2"/>
          <table:table-cell table:style-name="ce1" table:formula="of:=[.$C$1]*[.A58]" office:value-type="float" office:value="5834.82213565114" calcext:value-type="float">
            <text:p>5834.82213565</text:p>
          </table:table-cell>
          <table:table-cell table:formula="of:=INT([.D58])&amp;&quot;,&quot;" office:value-type="string" office:string-value="5834," calcext:value-type="string">
            <text:p>5834,</text:p>
          </table:table-cell>
          <table:table-cell table:number-columns-repeated="1019"/>
        </table:table-row>
        <table:table-row table:style-name="ro1">
          <table:table-cell table:style-name="ce1" office:value-type="float" office:value="1444.387851938" calcext:value-type="float">
            <text:p>1444.38785194</text:p>
          </table:table-cell>
          <table:table-cell table:style-name="ce1"/>
          <table:table-cell table:style-name="ce2"/>
          <table:table-cell table:style-name="ce1" table:formula="of:=[.$C$1]*[.A59]" office:value-type="float" office:value="7011.2981746828" calcext:value-type="float">
            <text:p>7011.29817468</text:p>
          </table:table-cell>
          <table:table-cell table:formula="of:=INT([.D59])&amp;&quot;,&quot;" office:value-type="string" office:string-value="7011," calcext:value-type="string">
            <text:p>7011,</text:p>
          </table:table-cell>
          <table:table-cell table:number-columns-repeated="1019"/>
        </table:table-row>
        <table:table-row table:style-name="ro1">
          <table:table-cell table:style-name="ce1" office:value-type="float" office:value="301.635761465585" calcext:value-type="float">
            <text:p>301.63576147</text:p>
          </table:table-cell>
          <table:table-cell table:style-name="ce1"/>
          <table:table-cell table:style-name="ce2"/>
          <table:table-cell table:style-name="ce1" table:formula="of:=[.$C$1]*[.A60]" office:value-type="float" office:value="1464.19001028367" calcext:value-type="float">
            <text:p>1464.19001028</text:p>
          </table:table-cell>
          <table:table-cell table:formula="of:=INT([.D60])&amp;&quot;,&quot;" office:value-type="string" office:string-value="1464," calcext:value-type="string">
            <text:p>1464,</text:p>
          </table:table-cell>
          <table:table-cell table:number-columns-repeated="1019"/>
        </table:table-row>
        <table:table-row table:style-name="ro1">
          <table:table-cell table:style-name="ce1" office:value-type="float" office:value="362.128993133223" calcext:value-type="float">
            <text:p>362.12899313</text:p>
          </table:table-cell>
          <table:table-cell table:style-name="ce1"/>
          <table:table-cell table:style-name="ce2"/>
          <table:table-cell table:style-name="ce1" table:formula="of:=[.$C$1]*[.A61]" office:value-type="float" office:value="1757.83418916741" calcext:value-type="float">
            <text:p>1757.83418917</text:p>
          </table:table-cell>
          <table:table-cell table:formula="of:=INT([.D61])&amp;&quot;,&quot;" office:value-type="string" office:string-value="1757," calcext:value-type="string">
            <text:p>1757,</text:p>
          </table:table-cell>
          <table:table-cell table:number-columns-repeated="1019"/>
        </table:table-row>
        <table:table-row table:style-name="ro1">
          <table:table-cell table:style-name="ce1" office:value-type="float" office:value="2867.62628978012" calcext:value-type="float">
            <text:p>2867.62628978</text:p>
          </table:table-cell>
          <table:table-cell table:style-name="ce1"/>
          <table:table-cell table:style-name="ce2"/>
          <table:table-cell table:style-name="ce1" table:formula="of:=[.$C$1]*[.A62]" office:value-type="float" office:value="13919.9335858654" calcext:value-type="float">
            <text:p>13919.93358587</text:p>
          </table:table-cell>
          <table:table-cell table:formula="of:=INT([.D62])&amp;&quot;,&quot;" office:value-type="string" office:string-value="13919," calcext:value-type="string">
            <text:p>13919,</text:p>
          </table:table-cell>
          <table:table-cell table:number-columns-repeated="1019"/>
        </table:table-row>
        <table:table-row table:style-name="ro1">
          <table:table-cell table:style-name="ce1" office:value-type="float" office:value="4158.03666884121" calcext:value-type="float">
            <text:p>4158.03666884</text:p>
          </table:table-cell>
          <table:table-cell table:style-name="ce1"/>
          <table:table-cell table:style-name="ce2"/>
          <table:table-cell table:style-name="ce1" table:formula="of:=[.$C$1]*[.A63]" office:value-type="float" office:value="20183.7995711431" calcext:value-type="float">
            <text:p>20183.79957114</text:p>
          </table:table-cell>
          <table:table-cell table:formula="of:=INT([.D63])&amp;&quot;,&quot;" office:value-type="string" office:string-value="20183," calcext:value-type="string">
            <text:p>20183,</text:p>
          </table:table-cell>
          <table:table-cell table:number-columns-repeated="1019"/>
        </table:table-row>
        <table:table-row table:style-name="ro1">
          <table:table-cell table:style-name="ce1" office:value-type="float" office:value="531.128666965109" calcext:value-type="float">
            <text:p>531.12866697</text:p>
          </table:table-cell>
          <table:table-cell table:style-name="ce1"/>
          <table:table-cell table:style-name="ce2"/>
          <table:table-cell table:style-name="ce1" table:formula="of:=[.$C$1]*[.A64]" office:value-type="float" office:value="2578.18663333235" calcext:value-type="float">
            <text:p>2578.18663333</text:p>
          </table:table-cell>
          <table:table-cell table:formula="of:=INT([.D64])&amp;&quot;,&quot;" office:value-type="string" office:string-value="2578," calcext:value-type="string">
            <text:p>2578,</text:p>
          </table:table-cell>
          <table:table-cell table:number-columns-repeated="1019"/>
        </table:table-row>
        <table:table-row table:style-name="ro1">
          <table:table-cell table:style-name="ce1" office:value-type="float" office:value="-5214.20540513053" calcext:value-type="float">
            <text:p>-5214.20540513</text:p>
          </table:table-cell>
          <table:table-cell table:style-name="ce1"/>
          <table:table-cell table:style-name="ce2"/>
          <table:table-cell table:style-name="ce1" table:formula="of:=[.$C$1]*[.A65]" office:value-type="float" office:value="-25310.6177751086" calcext:value-type="float">
            <text:p>-25310.61777511</text:p>
          </table:table-cell>
          <table:table-cell table:formula="of:=INT([.D65])&amp;&quot;,&quot;" office:value-type="string" office:string-value="-25311," calcext:value-type="string">
            <text:p>-25311,</text:p>
          </table:table-cell>
          <table:table-cell table:number-columns-repeated="1019"/>
        </table:table-row>
        <table:table-row table:style-name="ro1">
          <table:table-cell table:style-name="ce1" office:value-type="float" office:value="-6750.28440743695" calcext:value-type="float">
            <text:p>-6750.28440744</text:p>
          </table:table-cell>
          <table:table-cell table:style-name="ce1"/>
          <table:table-cell table:style-name="ce2"/>
          <table:table-cell table:style-name="ce1" table:formula="of:=[.$C$1]*[.A66]" office:value-type="float" office:value="-32767" calcext:value-type="float">
            <text:p>-32767.00000000</text:p>
          </table:table-cell>
          <table:table-cell table:formula="of:=INT([.D66])&amp;&quot;,&quot;" office:value-type="string" office:string-value="-32767," calcext:value-type="string">
            <text:p>-32767,</text:p>
          </table:table-cell>
          <table:table-cell table:number-columns-repeated="1019"/>
        </table:table-row>
        <table:table-row table:style-name="ro1">
          <table:table-cell table:style-name="ce1" office:value-type="float" office:value="-3021.23411068693" calcext:value-type="float">
            <text:p>-3021.23411069</text:p>
          </table:table-cell>
          <table:table-cell table:style-name="ce1"/>
          <table:table-cell table:style-name="ce2"/>
          <table:table-cell table:style-name="ce1" table:formula="of:=[.$C$1]*[.A67]" office:value-type="float" office:value="-14665.5714233035" calcext:value-type="float">
            <text:p>-14665.57142330</text:p>
          </table:table-cell>
          <table:table-cell table:formula="of:=INT([.D67])&amp;&quot;,&quot;" office:value-type="string" office:string-value="-14666," calcext:value-type="string">
            <text:p>-14666,</text:p>
          </table:table-cell>
          <table:table-cell table:number-columns-repeated="1019"/>
        </table:table-row>
        <table:table-row table:style-name="ro1">
          <table:table-cell table:style-name="ce1" office:value-type="float" office:value="688.281697945548" calcext:value-type="float">
            <text:p>688.28169795</text:p>
          </table:table-cell>
          <table:table-cell table:style-name="ce1"/>
          <table:table-cell table:style-name="ce2"/>
          <table:table-cell table:style-name="ce1" table:formula="of:=[.$C$1]*[.A68]" office:value-type="float" office:value="3341.03350841554" calcext:value-type="float">
            <text:p>3341.03350842</text:p>
          </table:table-cell>
          <table:table-cell table:formula="of:=INT([.D68])&amp;&quot;,&quot;" office:value-type="string" office:string-value="3341," calcext:value-type="string">
            <text:p>3341,</text:p>
          </table:table-cell>
          <table:table-cell table:number-columns-repeated="1019"/>
        </table:table-row>
        <table:table-row table:style-name="ro1">
          <table:table-cell table:style-name="ce1" office:value-type="float" office:value="710.583426829055" calcext:value-type="float">
            <text:p>710.58342683</text:p>
          </table:table-cell>
          <table:table-cell table:style-name="ce1"/>
          <table:table-cell table:style-name="ce2"/>
          <table:table-cell table:style-name="ce1" table:formula="of:=[.$C$1]*[.A69]" office:value-type="float" office:value="3449.28979899802" calcext:value-type="float">
            <text:p>3449.28979900</text:p>
          </table:table-cell>
          <table:table-cell table:formula="of:=INT([.D69])&amp;&quot;,&quot;" office:value-type="string" office:string-value="3449," calcext:value-type="string">
            <text:p>3449,</text:p>
          </table:table-cell>
          <table:table-cell table:number-columns-repeated="1019"/>
        </table:table-row>
        <table:table-row table:style-name="ro1">
          <table:table-cell table:style-name="ce1" office:value-type="float" office:value="-728.410663184337" calcext:value-type="float">
            <text:p>-728.41066318</text:p>
          </table:table-cell>
          <table:table-cell table:style-name="ce1"/>
          <table:table-cell table:style-name="ce2"/>
          <table:table-cell table:style-name="ce1" table:formula="of:=[.$C$1]*[.A70]" office:value-type="float" office:value="-3535.82616078597" calcext:value-type="float">
            <text:p>-3535.82616079</text:p>
          </table:table-cell>
          <table:table-cell table:formula="of:=INT([.D70])&amp;&quot;,&quot;" office:value-type="string" office:string-value="-3536," calcext:value-type="string">
            <text:p>-3536,</text:p>
          </table:table-cell>
          <table:table-cell table:number-columns-repeated="1019"/>
        </table:table-row>
        <table:table-row table:style-name="ro1">
          <table:table-cell table:style-name="ce1" office:value-type="float" office:value="-469.493787074535" calcext:value-type="float">
            <text:p>-469.49378707</text:p>
          </table:table-cell>
          <table:table-cell table:style-name="ce1"/>
          <table:table-cell table:style-name="ce2"/>
          <table:table-cell table:style-name="ce1" table:formula="of:=[.$C$1]*[.A71]" office:value-type="float" office:value="-2279.00070464031" calcext:value-type="float">
            <text:p>-2279.00070464</text:p>
          </table:table-cell>
          <table:table-cell table:formula="of:=INT([.D71])&amp;&quot;,&quot;" office:value-type="string" office:string-value="-2280," calcext:value-type="string">
            <text:p>-2280,</text:p>
          </table:table-cell>
          <table:table-cell table:number-columns-repeated="1019"/>
        </table:table-row>
        <table:table-row table:style-name="ro1">
          <table:table-cell table:style-name="ce1" office:value-type="float" office:value="736.379130734516" calcext:value-type="float">
            <text:p>736.37913073</text:p>
          </table:table-cell>
          <table:table-cell table:style-name="ce1"/>
          <table:table-cell table:style-name="ce2"/>
          <table:table-cell table:style-name="ce1" table:formula="of:=[.$C$1]*[.A72]" office:value-type="float" office:value="3574.50642378778" calcext:value-type="float">
            <text:p>3574.50642379</text:p>
          </table:table-cell>
          <table:table-cell table:formula="of:=INT([.D72])&amp;&quot;,&quot;" office:value-type="string" office:string-value="3574," calcext:value-type="string">
            <text:p>3574,</text:p>
          </table:table-cell>
          <table:table-cell table:number-columns-repeated="1019"/>
        </table:table-row>
        <table:table-row table:style-name="ro1">
          <table:table-cell table:style-name="ce1" office:value-type="float" office:value="729.47069465208" calcext:value-type="float">
            <text:p>729.47069465</text:p>
          </table:table-cell>
          <table:table-cell table:style-name="ce1"/>
          <table:table-cell table:style-name="ce2"/>
          <table:table-cell table:style-name="ce1" table:formula="of:=[.$C$1]*[.A73]" office:value-type="float" office:value="3540.97172932902" calcext:value-type="float">
            <text:p>3540.97172933</text:p>
          </table:table-cell>
          <table:table-cell table:formula="of:=INT([.D73])&amp;&quot;,&quot;" office:value-type="string" office:string-value="3540," calcext:value-type="string">
            <text:p>3540,</text:p>
          </table:table-cell>
          <table:table-cell table:number-columns-repeated="1019"/>
        </table:table-row>
        <table:table-row table:style-name="ro1">
          <table:table-cell table:style-name="ce1" office:value-type="float" office:value="-66.9683620780801" calcext:value-type="float">
            <text:p>-66.96836208</text:p>
          </table:table-cell>
          <table:table-cell table:style-name="ce1"/>
          <table:table-cell table:style-name="ce2"/>
          <table:table-cell table:style-name="ce1" table:formula="of:=[.$C$1]*[.A74]" office:value-type="float" office:value="-325.075535750002" calcext:value-type="float">
            <text:p>-325.07553575</text:p>
          </table:table-cell>
          <table:table-cell table:formula="of:=INT([.D74])&amp;&quot;,&quot;" office:value-type="string" office:string-value="-326," calcext:value-type="string">
            <text:p>-326,</text:p>
          </table:table-cell>
          <table:table-cell table:number-columns-repeated="1019"/>
        </table:table-row>
        <table:table-row table:style-name="ro1">
          <table:table-cell table:style-name="ce1" office:value-type="float" office:value="-0.13389359141038" calcext:value-type="float">
            <text:p>-0.13389359</text:p>
          </table:table-cell>
          <table:table-cell table:style-name="ce1"/>
          <table:table-cell table:style-name="ce2"/>
          <table:table-cell table:style-name="ce1" table:formula="of:=[.$C$1]*[.A75]" office:value-type="float" office:value="-0.64994169799873" calcext:value-type="float">
            <text:p>-0.64994170</text:p>
          </table:table-cell>
          <table:table-cell table:formula="of:=INT([.D75])&amp;&quot;,&quot;" office:value-type="string" office:string-value="-1," calcext:value-type="string">
            <text:p>-1,</text:p>
          </table:table-cell>
          <table:table-cell table:number-columns-repeated="1019"/>
        </table:table-row>
        <table:table-row table:style-name="ro1">
          <table:table-cell table:style-name="ce1" office:value-type="float" office:value="671.709844693352" calcext:value-type="float">
            <text:p>671.70984469</text:p>
          </table:table-cell>
          <table:table-cell table:style-name="ce1"/>
          <table:table-cell table:style-name="ce2"/>
          <table:table-cell table:style-name="ce1" table:formula="of:=[.$C$1]*[.A76]" office:value-type="float" office:value="3260.59098440626" calcext:value-type="float">
            <text:p>3260.59098441</text:p>
          </table:table-cell>
          <table:table-cell table:formula="of:=INT([.D76])&amp;&quot;,&quot;" office:value-type="string" office:string-value="3260," calcext:value-type="string">
            <text:p>3260,</text:p>
          </table:table-cell>
          <table:table-cell table:number-columns-repeated="1019"/>
        </table:table-row>
        <table:table-row table:style-name="ro1">
          <table:table-cell table:style-name="ce1" office:value-type="float" office:value="640.075394613179" calcext:value-type="float">
            <text:p>640.07539461</text:p>
          </table:table-cell>
          <table:table-cell table:style-name="ce1"/>
          <table:table-cell table:style-name="ce2"/>
          <table:table-cell table:style-name="ce1" table:formula="of:=[.$C$1]*[.A77]" office:value-type="float" office:value="3107.03211737022" calcext:value-type="float">
            <text:p>3107.03211737</text:p>
          </table:table-cell>
          <table:table-cell table:formula="of:=INT([.D77])&amp;&quot;,&quot;" office:value-type="string" office:string-value="3107," calcext:value-type="string">
            <text:p>3107,</text:p>
          </table:table-cell>
          <table:table-cell table:number-columns-repeated="1019"/>
        </table:table-row>
        <table:table-row table:style-name="ro1">
          <table:table-cell table:style-name="ce1" office:value-type="float" office:value="88.4871643336866" calcext:value-type="float">
            <text:p>88.48716433</text:p>
          </table:table-cell>
          <table:table-cell table:style-name="ce1"/>
          <table:table-cell table:style-name="ce2"/>
          <table:table-cell table:style-name="ce1" table:formula="of:=[.$C$1]*[.A78]" office:value-type="float" office:value="429.531370637881" calcext:value-type="float">
            <text:p>429.53137064</text:p>
          </table:table-cell>
          <table:table-cell table:formula="of:=INT([.D78])&amp;&quot;,&quot;" office:value-type="string" office:string-value="429," calcext:value-type="string">
            <text:p>429,</text:p>
          </table:table-cell>
          <table:table-cell table:number-columns-repeated="1019"/>
        </table:table-row>
        <table:table-row table:style-name="ro1">
          <table:table-cell table:style-name="ce1" office:value-type="float" office:value="93.8251280608525" calcext:value-type="float">
            <text:p>93.82512806</text:p>
          </table:table-cell>
          <table:table-cell table:style-name="ce1"/>
          <table:table-cell table:style-name="ce2"/>
          <table:table-cell table:style-name="ce1" table:formula="of:=[.$C$1]*[.A79]" office:value-type="float" office:value="455.44273183258" calcext:value-type="float">
            <text:p>455.44273183</text:p>
          </table:table-cell>
          <table:table-cell table:formula="of:=INT([.D79])&amp;&quot;,&quot;" office:value-type="string" office:string-value="455," calcext:value-type="string">
            <text:p>455,</text:p>
          </table:table-cell>
          <table:table-cell table:number-columns-repeated="1019"/>
        </table:table-row>
        <table:table-row table:style-name="ro1">
          <table:table-cell table:style-name="ce1" office:value-type="float" office:value="523.110422208041" calcext:value-type="float">
            <text:p>523.11042221</text:p>
          </table:table-cell>
          <table:table-cell table:style-name="ce1"/>
          <table:table-cell table:style-name="ce2"/>
          <table:table-cell table:style-name="ce1" table:formula="of:=[.$C$1]*[.A80]" office:value-type="float" office:value="2539.2647435131" calcext:value-type="float">
            <text:p>2539.26474351</text:p>
          </table:table-cell>
          <table:table-cell table:formula="of:=INT([.D80])&amp;&quot;,&quot;" office:value-type="string" office:string-value="2539," calcext:value-type="string">
            <text:p>2539,</text:p>
          </table:table-cell>
          <table:table-cell table:number-columns-repeated="1019"/>
        </table:table-row>
        <table:table-row table:style-name="ro1">
          <table:table-cell table:style-name="ce1" office:value-type="float" office:value="477.777792963887" calcext:value-type="float">
            <text:p>477.77779296</text:p>
          </table:table-cell>
          <table:table-cell table:style-name="ce1"/>
          <table:table-cell table:style-name="ce2"/>
          <table:table-cell table:style-name="ce1" table:formula="of:=[.$C$1]*[.A81]" office:value-type="float" office:value="2319.21264307024" calcext:value-type="float">
            <text:p>2319.21264307</text:p>
          </table:table-cell>
          <table:table-cell table:formula="of:=INT([.D81])&amp;&quot;,&quot;" office:value-type="string" office:string-value="2319," calcext:value-type="string">
            <text:p>2319,</text:p>
          </table:table-cell>
          <table:table-cell table:number-columns-repeated="1019"/>
        </table:table-row>
        <table:table-row table:style-name="ro1">
          <table:table-cell table:style-name="ce1" office:value-type="float" office:value="63.4142815520415" calcext:value-type="float">
            <text:p>63.41428155</text:p>
          </table:table-cell>
          <table:table-cell table:style-name="ce1"/>
          <table:table-cell table:style-name="ce2"/>
          <table:table-cell table:style-name="ce1" table:formula="of:=[.$C$1]*[.A82]" office:value-type="float" office:value="307.823439457821" calcext:value-type="float">
            <text:p>307.82343946</text:p>
          </table:table-cell>
          <table:table-cell table:formula="of:=INT([.D82])&amp;&quot;,&quot;" office:value-type="string" office:string-value="307," calcext:value-type="string">
            <text:p>307,</text:p>
          </table:table-cell>
          <table:table-cell table:number-columns-repeated="1019"/>
        </table:table-row>
        <table:table-row table:style-name="ro1">
          <table:table-cell table:style-name="ce1" office:value-type="float" office:value="44.8789837323908" calcext:value-type="float">
            <text:p>44.87898373</text:p>
          </table:table-cell>
          <table:table-cell table:style-name="ce1"/>
          <table:table-cell table:style-name="ce2"/>
          <table:table-cell table:style-name="ce1" table:formula="of:=[.$C$1]*[.A83]" office:value-type="float" office:value="217.850029894905" calcext:value-type="float">
            <text:p>217.85002989</text:p>
          </table:table-cell>
          <table:table-cell table:formula="of:=INT([.D83])&amp;&quot;,&quot;" office:value-type="string" office:string-value="217," calcext:value-type="string">
            <text:p>217,</text:p>
          </table:table-cell>
          <table:table-cell table:number-columns-repeated="1019"/>
        </table:table-row>
        <table:table-row table:style-name="ro1">
          <table:table-cell table:style-name="ce1" office:value-type="float" office:value="339.378143982337" calcext:value-type="float">
            <text:p>339.37814398</text:p>
          </table:table-cell>
          <table:table-cell table:style-name="ce1"/>
          <table:table-cell table:style-name="ce2"/>
          <table:table-cell table:style-name="ce1" table:formula="of:=[.$C$1]*[.A84]" office:value-type="float" office:value="1647.39779432369" calcext:value-type="float">
            <text:p>1647.39779432</text:p>
          </table:table-cell>
          <table:table-cell table:formula="of:=INT([.D84])&amp;&quot;,&quot;" office:value-type="string" office:string-value="1647," calcext:value-type="string">
            <text:p>1647,</text:p>
          </table:table-cell>
          <table:table-cell table:number-columns-repeated="1019"/>
        </table:table-row>
        <table:table-row table:style-name="ro1">
          <table:table-cell table:style-name="ce1" office:value-type="float" office:value="293.491055232681" calcext:value-type="float">
            <text:p>293.49105523</text:p>
          </table:table-cell>
          <table:table-cell table:style-name="ce1"/>
          <table:table-cell table:style-name="ce2"/>
          <table:table-cell table:style-name="ce1" table:formula="of:=[.$C$1]*[.A85]" office:value-type="float" office:value="1424.65425548799" calcext:value-type="float">
            <text:p>1424.65425549</text:p>
          </table:table-cell>
          <table:table-cell table:formula="of:=INT([.D85])&amp;&quot;,&quot;" office:value-type="string" office:string-value="1424," calcext:value-type="string">
            <text:p>1424,</text:p>
          </table:table-cell>
          <table:table-cell table:number-columns-repeated="1019"/>
        </table:table-row>
        <table:table-row table:style-name="ro1">
          <table:table-cell table:style-name="ce1" office:value-type="float" office:value="-22.8443125534017" calcext:value-type="float">
            <text:p>-22.84431255</text:p>
          </table:table-cell>
          <table:table-cell table:style-name="ce1"/>
          <table:table-cell table:style-name="ce2"/>
          <table:table-cell table:style-name="ce1" table:formula="of:=[.$C$1]*[.A86]" office:value-type="float" office:value="-110.890081699762" calcext:value-type="float">
            <text:p>-110.89008170</text:p>
          </table:table-cell>
          <table:table-cell table:formula="of:=INT([.D86])&amp;&quot;,&quot;" office:value-type="string" office:string-value="-111," calcext:value-type="string">
            <text:p>-111,</text:p>
          </table:table-cell>
          <table:table-cell table:number-columns-repeated="1019"/>
        </table:table-row>
        <table:table-row table:style-name="ro1">
          <table:table-cell table:style-name="ce1" office:value-type="float" office:value="-44.6727222210313" calcext:value-type="float">
            <text:p>-44.67272222</text:p>
          </table:table-cell>
          <table:table-cell table:style-name="ce1"/>
          <table:table-cell table:style-name="ce2"/>
          <table:table-cell table:style-name="ce1" table:formula="of:=[.$C$1]*[.A87]" office:value-type="float" office:value="-216.848802311772" calcext:value-type="float">
            <text:p>-216.84880231</text:p>
          </table:table-cell>
          <table:table-cell table:formula="of:=INT([.D87])&amp;&quot;,&quot;" office:value-type="string" office:string-value="-217," calcext:value-type="string">
            <text:p>-217,</text:p>
          </table:table-cell>
          <table:table-cell table:number-columns-repeated="1019"/>
        </table:table-row>
        <table:table-row table:style-name="ro1">
          <table:table-cell table:style-name="ce1" office:value-type="float" office:value="170.482980201855" calcext:value-type="float">
            <text:p>170.48298020</text:p>
          </table:table-cell>
          <table:table-cell table:style-name="ce1"/>
          <table:table-cell table:style-name="ce2"/>
          <table:table-cell table:style-name="ce1" table:formula="of:=[.$C$1]*[.A88]" office:value-type="float" office:value="827.552659280506" calcext:value-type="float">
            <text:p>827.55265928</text:p>
          </table:table-cell>
          <table:table-cell table:formula="of:=INT([.D88])&amp;&quot;,&quot;" office:value-type="string" office:string-value="827," calcext:value-type="string">
            <text:p>827,</text:p>
          </table:table-cell>
          <table:table-cell table:number-columns-repeated="1019"/>
        </table:table-row>
        <table:table-row table:style-name="ro1">
          <table:table-cell table:style-name="ce1" office:value-type="float" office:value="134.603388745075" calcext:value-type="float">
            <text:p>134.60338875</text:p>
          </table:table-cell>
          <table:table-cell table:style-name="ce1"/>
          <table:table-cell table:style-name="ce2"/>
          <table:table-cell table:style-name="ce1" table:formula="of:=[.$C$1]*[.A89]" office:value-type="float" office:value="653.387171976141" calcext:value-type="float">
            <text:p>653.38717198</text:p>
          </table:table-cell>
          <table:table-cell table:formula="of:=INT([.D89])&amp;&quot;,&quot;" office:value-type="string" office:string-value="653," calcext:value-type="string">
            <text:p>653,</text:p>
          </table:table-cell>
          <table:table-cell table:number-columns-repeated="1019"/>
        </table:table-row>
        <table:table-row table:style-name="ro1">
          <table:table-cell table:style-name="ce1" office:value-type="float" office:value="-102.272449254824" calcext:value-type="float">
            <text:p>-102.27244925</text:p>
          </table:table-cell>
          <table:table-cell table:style-name="ce1"/>
          <table:table-cell table:style-name="ce2"/>
          <table:table-cell table:style-name="ce1" table:formula="of:=[.$C$1]*[.A90]" office:value-type="float" office:value="-496.44742983581" calcext:value-type="float">
            <text:p>-496.44742984</text:p>
          </table:table-cell>
          <table:table-cell table:formula="of:=INT([.D90])&amp;&quot;,&quot;" office:value-type="string" office:string-value="-497," calcext:value-type="string">
            <text:p>-497,</text:p>
          </table:table-cell>
          <table:table-cell table:number-columns-repeated="1019"/>
        </table:table-row>
        <table:table-row table:style-name="ro1">
          <table:table-cell table:style-name="ce1" office:value-type="float" office:value="-115.96003390718" calcext:value-type="float">
            <text:p>-115.96003391</text:p>
          </table:table-cell>
          <table:table-cell table:style-name="ce1"/>
          <table:table-cell table:style-name="ce2"/>
          <table:table-cell table:style-name="ce1" table:formula="of:=[.$C$1]*[.A91]" office:value-type="float" office:value="-562.889235726185" calcext:value-type="float">
            <text:p>-562.88923573</text:p>
          </table:table-cell>
          <table:table-cell table:formula="of:=INT([.D91])&amp;&quot;,&quot;" office:value-type="string" office:string-value="-563," calcext:value-type="string">
            <text:p>-563,</text:p>
          </table:table-cell>
          <table:table-cell table:number-columns-repeated="1019"/>
        </table:table-row>
        <table:table-row table:style-name="ro1">
          <table:table-cell table:style-name="ce1" office:value-type="float" office:value="50.7810381546615" calcext:value-type="float">
            <text:p>50.78103815</text:p>
          </table:table-cell>
          <table:table-cell table:style-name="ce1"/>
          <table:table-cell table:style-name="ce2"/>
          <table:table-cell table:style-name="ce1" table:formula="of:=[.$C$1]*[.A92]" office:value-type="float" office:value="246.499580874043" calcext:value-type="float">
            <text:p>246.49958087</text:p>
          </table:table-cell>
          <table:table-cell table:formula="of:=INT([.D92])&amp;&quot;,&quot;" office:value-type="string" office:string-value="246," calcext:value-type="string">
            <text:p>246,</text:p>
          </table:table-cell>
          <table:table-cell table:number-columns-repeated="1019"/>
        </table:table-row>
        <table:table-row table:style-name="ro1">
          <table:table-cell table:style-name="ce1" office:value-type="float" office:value="29.8591622566119" calcext:value-type="float">
            <text:p>29.85916226</text:p>
          </table:table-cell>
          <table:table-cell table:style-name="ce1"/>
          <table:table-cell table:style-name="ce2"/>
          <table:table-cell table:style-name="ce1" table:formula="of:=[.$C$1]*[.A93]" office:value-type="float" office:value="144.941325521704" calcext:value-type="float">
            <text:p>144.94132552</text:p>
          </table:table-cell>
          <table:table-cell table:formula="of:=INT([.D93])&amp;&quot;,&quot;" office:value-type="string" office:string-value="144," calcext:value-type="string">
            <text:p>144,</text:p>
          </table:table-cell>
          <table:table-cell table:number-columns-repeated="1019"/>
        </table:table-row>
        <table:table-row table:style-name="ro1">
          <table:table-cell table:style-name="ce1" office:value-type="float" office:value="-141.335167099668" calcext:value-type="float">
            <text:p>-141.33516710</text:p>
          </table:table-cell>
          <table:table-cell table:style-name="ce1"/>
          <table:table-cell table:style-name="ce2"/>
          <table:table-cell table:style-name="ce1" table:formula="of:=[.$C$1]*[.A94]" office:value-type="float" office:value="-686.064340526541" calcext:value-type="float">
            <text:p>-686.06434053</text:p>
          </table:table-cell>
          <table:table-cell table:formula="of:=INT([.D94])&amp;&quot;,&quot;" office:value-type="string" office:string-value="-687," calcext:value-type="string">
            <text:p>-687,</text:p>
          </table:table-cell>
          <table:table-cell table:number-columns-repeated="1019"/>
        </table:table-row>
        <table:table-row table:style-name="ro1">
          <table:table-cell table:style-name="ce1" office:value-type="float" office:value="-143.344590321282" calcext:value-type="float">
            <text:p>-143.34459032</text:p>
          </table:table-cell>
          <table:table-cell table:style-name="ce1"/>
          <table:table-cell table:style-name="ce2"/>
          <table:table-cell table:style-name="ce1" table:formula="of:=[.$C$1]*[.A95]" office:value-type="float" office:value="-695.818414092698" calcext:value-type="float">
            <text:p>-695.81841409</text:p>
          </table:table-cell>
          <table:table-cell table:formula="of:=INT([.D95])&amp;&quot;,&quot;" office:value-type="string" office:string-value="-696," calcext:value-type="string">
            <text:p>-696,</text:p>
          </table:table-cell>
          <table:table-cell table:number-columns-repeated="1019"/>
        </table:table-row>
        <table:table-row table:style-name="ro1">
          <table:table-cell table:style-name="ce1" office:value-type="float" office:value="-9.214307343004" calcext:value-type="float">
            <text:p>-9.21430734</text:p>
          </table:table-cell>
          <table:table-cell table:style-name="ce1"/>
          <table:table-cell table:style-name="ce2"/>
          <table:table-cell table:style-name="ce1" table:formula="of:=[.$C$1]*[.A96]" office:value-type="float" office:value="-44.7277759697908" calcext:value-type="float">
            <text:p>-44.72777597</text:p>
          </table:table-cell>
          <table:table-cell table:formula="of:=INT([.D96])&amp;&quot;,&quot;" office:value-type="string" office:string-value="-45," calcext:value-type="string">
            <text:p>-45,</text:p>
          </table:table-cell>
          <table:table-cell table:number-columns-repeated="1019"/>
        </table:table-row>
        <table:table-row table:style-name="ro1">
          <table:table-cell table:style-name="ce1" office:value-type="float" office:value="-16.203244784698" calcext:value-type="float">
            <text:p>-16.20324478</text:p>
          </table:table-cell>
          <table:table-cell table:style-name="ce1"/>
          <table:table-cell table:style-name="ce2"/>
          <table:table-cell table:style-name="ce1" table:formula="of:=[.$C$1]*[.A97]" office:value-type="float" office:value="-78.6532373769703" calcext:value-type="float">
            <text:p>-78.65323738</text:p>
          </table:table-cell>
          <table:table-cell table:formula="of:=INT([.D97])&amp;&quot;,&quot;" office:value-type="string" office:string-value="-79," calcext:value-type="string">
            <text:p>-79,</text:p>
          </table:table-cell>
          <table:table-cell table:number-columns-repeated="1019"/>
        </table:table-row>
        <table:table-row table:style-name="ro1">
          <table:table-cell table:style-name="ce1" office:value-type="float" office:value="-135.662191343515" calcext:value-type="float">
            <text:p>-135.66219134</text:p>
          </table:table-cell>
          <table:table-cell table:style-name="ce1"/>
          <table:table-cell table:style-name="ce2"/>
          <table:table-cell table:style-name="ce1" table:formula="of:=[.$C$1]*[.A98]" office:value-type="float" office:value="-658.526775383794" calcext:value-type="float">
            <text:p>-658.52677538</text:p>
          </table:table-cell>
          <table:table-cell table:formula="of:=INT([.D98])&amp;&quot;,&quot;" office:value-type="string" office:string-value="-659," calcext:value-type="string">
            <text:p>-659,</text:p>
          </table:table-cell>
          <table:table-cell table:number-columns-repeated="1019"/>
        </table:table-row>
        <table:table-row table:style-name="ro1">
          <table:table-cell table:style-name="ce1" office:value-type="float" office:value="-128.427883836839" calcext:value-type="float">
            <text:p>-128.42788384</text:p>
          </table:table-cell>
          <table:table-cell table:style-name="ce1"/>
          <table:table-cell table:style-name="ce2"/>
          <table:table-cell table:style-name="ce1" table:formula="of:=[.$C$1]*[.A99]" office:value-type="float" office:value="-623.410246988324" calcext:value-type="float">
            <text:p>-623.41024699</text:p>
          </table:table-cell>
          <table:table-cell table:formula="of:=INT([.D99])&amp;&quot;,&quot;" office:value-type="string" office:string-value="-624," calcext:value-type="string">
            <text:p>-624,</text:p>
          </table:table-cell>
          <table:table-cell table:number-columns-repeated="1019"/>
        </table:table-row>
        <table:table-row table:style-name="ro1">
          <table:table-cell table:style-name="ce1" office:value-type="float" office:value="-20.4538233062746" calcext:value-type="float">
            <text:p>-20.45382331</text:p>
          </table:table-cell>
          <table:table-cell table:style-name="ce1"/>
          <table:table-cell table:style-name="ce2"/>
          <table:table-cell table:style-name="ce1" table:formula="of:=[.$C$1]*[.A100]" office:value-type="float" office:value="-99.2862504486941" calcext:value-type="float">
            <text:p>-99.28625045</text:p>
          </table:table-cell>
          <table:table-cell table:formula="of:=INT([.D100])&amp;&quot;,&quot;" office:value-type="string" office:string-value="-100," calcext:value-type="string">
            <text:p>-100,</text:p>
          </table:table-cell>
          <table:table-cell table:number-columns-repeated="1019"/>
        </table:table-row>
        <table:table-row table:style-name="ro1">
          <table:table-cell table:style-name="ce1" office:value-type="float" office:value="-18.5096335609268" calcext:value-type="float">
            <text:p>-18.50963356</text:p>
          </table:table-cell>
          <table:table-cell table:style-name="ce1"/>
          <table:table-cell table:style-name="ce2"/>
          <table:table-cell table:style-name="ce1" table:formula="of:=[.$C$1]*[.A101]" office:value-type="float" office:value="-89.8488309948374" calcext:value-type="float">
            <text:p>-89.84883099</text:p>
          </table:table-cell>
          <table:table-cell table:formula="of:=INT([.D101])&amp;&quot;,&quot;" office:value-type="string" office:string-value="-90," calcext:value-type="string">
            <text:p>-90,</text:p>
          </table:table-cell>
          <table:table-cell table:number-columns-repeated="1019"/>
        </table:table-row>
        <table:table-row table:style-name="ro1">
          <table:table-cell table:style-name="ce1" office:value-type="float" office:value="-100.328920832839" calcext:value-type="float">
            <text:p>-100.32892083</text:p>
          </table:table-cell>
          <table:table-cell table:style-name="ce1"/>
          <table:table-cell table:style-name="ce2"/>
          <table:table-cell table:style-name="ce1" table:formula="of:=[.$C$1]*[.A102]" office:value-type="float" office:value="-487.013220555232" calcext:value-type="float">
            <text:p>-487.01322056</text:p>
          </table:table-cell>
          <table:table-cell table:formula="of:=INT([.D102])&amp;&quot;,&quot;" office:value-type="string" office:string-value="-488," calcext:value-type="string">
            <text:p>-488,</text:p>
          </table:table-cell>
          <table:table-cell table:number-columns-repeated="1019"/>
        </table:table-row>
        <table:table-row table:style-name="ro1">
          <table:table-cell table:style-name="ce1" office:value-type="float" office:value="-89.1347882944482" calcext:value-type="float">
            <text:p>-89.13478829</text:p>
          </table:table-cell>
          <table:table-cell table:style-name="ce1"/>
          <table:table-cell table:style-name="ce2"/>
          <table:table-cell table:style-name="ce1" table:formula="of:=[.$C$1]*[.A103]" office:value-type="float" office:value="-432.675044747211" calcext:value-type="float">
            <text:p>-432.67504475</text:p>
          </table:table-cell>
          <table:table-cell table:formula="of:=INT([.D103])&amp;&quot;,&quot;" office:value-type="string" office:string-value="-433," calcext:value-type="string">
            <text:p>-433,</text:p>
          </table:table-cell>
          <table:table-cell table:number-columns-repeated="1019"/>
        </table:table-row>
        <table:table-row table:style-name="ro1">
          <table:table-cell table:style-name="ce1" office:value-type="float" office:value="-5.26907723922409" calcext:value-type="float">
            <text:p>-5.26907724</text:p>
          </table:table-cell>
          <table:table-cell table:style-name="ce1"/>
          <table:table-cell table:style-name="ce2"/>
          <table:table-cell table:style-name="ce1" table:formula="of:=[.$C$1]*[.A104]" office:value-type="float" office:value="-25.5769747578992" calcext:value-type="float">
            <text:p>-25.57697476</text:p>
          </table:table-cell>
          <table:table-cell table:formula="of:=INT([.D104])&amp;&quot;,&quot;" office:value-type="string" office:string-value="-26," calcext:value-type="string">
            <text:p>-26,</text:p>
          </table:table-cell>
          <table:table-cell table:number-columns-repeated="1019"/>
        </table:table-row>
        <table:table-row table:style-name="ro1">
          <table:table-cell table:style-name="ce1" office:value-type="float" office:value="-0.308597773434488" calcext:value-type="float">
            <text:p>-0.30859777</text:p>
          </table:table-cell>
          <table:table-cell table:style-name="ce1"/>
          <table:table-cell table:style-name="ce2"/>
          <table:table-cell table:style-name="ce1" table:formula="of:=[.$C$1]*[.A105]" office:value-type="float" office:value="-1.49798477098053" calcext:value-type="float">
            <text:p>-1.49798477</text:p>
          </table:table-cell>
          <table:table-cell table:formula="of:=INT([.D105])&amp;&quot;,&quot;" office:value-type="string" office:string-value="-2," calcext:value-type="string">
            <text:p>-2,</text:p>
          </table:table-cell>
          <table:table-cell table:number-columns-repeated="1019"/>
        </table:table-row>
        <table:table-row table:style-name="ro1">
          <table:table-cell table:style-name="ce1" office:value-type="float" office:value="-56.8643087546428" calcext:value-type="float">
            <text:p>-56.86430875</text:p>
          </table:table-cell>
          <table:table-cell table:style-name="ce1"/>
          <table:table-cell table:style-name="ce2"/>
          <table:table-cell table:style-name="ce1" table:formula="of:=[.$C$1]*[.A106]" office:value-type="float" office:value="-276.028785233192" calcext:value-type="float">
            <text:p>-276.02878523</text:p>
          </table:table-cell>
          <table:table-cell table:formula="of:=INT([.D106])&amp;&quot;,&quot;" office:value-type="string" office:string-value="-277," calcext:value-type="string">
            <text:p>-277,</text:p>
          </table:table-cell>
          <table:table-cell table:number-columns-repeated="1019"/>
        </table:table-row>
        <table:table-row table:style-name="ro1">
          <table:table-cell table:style-name="ce1" office:value-type="float" office:value="-46.6780781887392" calcext:value-type="float">
            <text:p>-46.67807819</text:p>
          </table:table-cell>
          <table:table-cell table:style-name="ce1"/>
          <table:table-cell table:style-name="ce2"/>
          <table:table-cell table:style-name="ce1" table:formula="of:=[.$C$1]*[.A107]" office:value-type="float" office:value="-226.583132752944" calcext:value-type="float">
            <text:p>-226.58313275</text:p>
          </table:table-cell>
          <table:table-cell table:formula="of:=INT([.D107])&amp;&quot;,&quot;" office:value-type="string" office:string-value="-227," calcext:value-type="string">
            <text:p>-227,</text:p>
          </table:table-cell>
          <table:table-cell table:number-columns-repeated="1019"/>
        </table:table-row>
        <table:table-row table:style-name="ro1">
          <table:table-cell table:style-name="ce1" office:value-type="float" office:value="14.5593719583086" calcext:value-type="float">
            <text:p>14.55937196</text:p>
          </table:table-cell>
          <table:table-cell table:style-name="ce1"/>
          <table:table-cell table:style-name="ce2"/>
          <table:table-cell table:style-name="ce1" table:formula="of:=[.$C$1]*[.A108]" office:value-type="float" office:value="70.6736060531467" calcext:value-type="float">
            <text:p>70.67360605</text:p>
          </table:table-cell>
          <table:table-cell table:formula="of:=INT([.D108])&amp;&quot;,&quot;" office:value-type="string" office:string-value="70," calcext:value-type="string">
            <text:p>70,</text:p>
          </table:table-cell>
          <table:table-cell table:number-columns-repeated="1019"/>
        </table:table-row>
        <table:table-row table:style-name="ro1">
          <table:table-cell table:style-name="ce1" office:value-type="float" office:value="18.2678373940376" calcext:value-type="float">
            <text:p>18.26783739</text:p>
          </table:table-cell>
          <table:table-cell table:style-name="ce1"/>
          <table:table-cell table:style-name="ce2"/>
          <table:table-cell table:style-name="ce1" table:formula="of:=[.$C$1]*[.A109]" office:value-type="float" office:value="88.6751123005955" calcext:value-type="float">
            <text:p>88.67511230</text:p>
          </table:table-cell>
          <table:table-cell table:formula="of:=INT([.D109])&amp;&quot;,&quot;" office:value-type="string" office:string-value="88," calcext:value-type="string">
            <text:p>88,</text:p>
          </table:table-cell>
          <table:table-cell table:number-columns-repeated="1019"/>
        </table:table-row>
        <table:table-row table:style-name="ro1">
          <table:table-cell table:style-name="ce1" office:value-type="float" office:value="-22.0766885323643" calcext:value-type="float">
            <text:p>-22.07668853</text:p>
          </table:table-cell>
          <table:table-cell table:style-name="ce1"/>
          <table:table-cell table:style-name="ce2"/>
          <table:table-cell table:style-name="ce1" table:formula="of:=[.$C$1]*[.A110]" office:value-type="float" office:value="-107.163907396703" calcext:value-type="float">
            <text:p>-107.16390740</text:p>
          </table:table-cell>
          <table:table-cell table:formula="of:=INT([.D110])&amp;&quot;,&quot;" office:value-type="string" office:string-value="-108," calcext:value-type="string">
            <text:p>-108,</text:p>
          </table:table-cell>
          <table:table-cell table:number-columns-repeated="1019"/>
        </table:table-row>
        <table:table-row table:style-name="ro1">
          <table:table-cell table:style-name="ce1" office:value-type="float" office:value="-15.578035846352" calcext:value-type="float">
            <text:p>-15.57803585</text:p>
          </table:table-cell>
          <table:table-cell table:style-name="ce1"/>
          <table:table-cell table:style-name="ce2"/>
          <table:table-cell table:style-name="ce1" table:formula="of:=[.$C$1]*[.A111]" office:value-type="float" office:value="-75.6183695038162" calcext:value-type="float">
            <text:p>-75.61836950</text:p>
          </table:table-cell>
          <table:table-cell table:formula="of:=INT([.D111])&amp;&quot;,&quot;" office:value-type="string" office:string-value="-76," calcext:value-type="string">
            <text:p>-76,</text:p>
          </table:table-cell>
          <table:table-cell table:number-columns-repeated="1019"/>
        </table:table-row>
        <table:table-row table:style-name="ro1">
          <table:table-cell table:style-name="ce1" office:value-type="float" office:value="25.9823371280973" calcext:value-type="float">
            <text:p>25.98233713</text:p>
          </table:table-cell>
          <table:table-cell table:style-name="ce1"/>
          <table:table-cell table:style-name="ce2"/>
          <table:table-cell table:style-name="ce1" table:formula="of:=[.$C$1]*[.A112]" office:value-type="float" office:value="126.122573404225" calcext:value-type="float">
            <text:p>126.12257340</text:p>
          </table:table-cell>
          <table:table-cell table:formula="of:=INT([.D112])&amp;&quot;,&quot;" office:value-type="string" office:string-value="126," calcext:value-type="string">
            <text:p>126,</text:p>
          </table:table-cell>
          <table:table-cell table:number-columns-repeated="1019"/>
        </table:table-row>
        <table:table-row table:style-name="ro1">
          <table:table-cell table:style-name="ce1" office:value-type="float" office:value="26.8787898037726" calcext:value-type="float">
            <text:p>26.87878980</text:p>
          </table:table-cell>
          <table:table-cell table:style-name="ce1"/>
          <table:table-cell table:style-name="ce2"/>
          <table:table-cell table:style-name="ce1" table:formula="of:=[.$C$1]*[.A113]" office:value-type="float" office:value="130.474103362206" calcext:value-type="float">
            <text:p>130.47410336</text:p>
          </table:table-cell>
          <table:table-cell table:formula="of:=INT([.D113])&amp;&quot;,&quot;" office:value-type="string" office:string-value="130," calcext:value-type="string">
            <text:p>130,</text:p>
          </table:table-cell>
          <table:table-cell table:number-columns-repeated="1019"/>
        </table:table-row>
        <table:table-row table:style-name="ro1">
          <table:table-cell table:style-name="ce1" office:value-type="float" office:value="-2.71261553480816" calcext:value-type="float">
            <text:p>-2.71261553</text:p>
          </table:table-cell>
          <table:table-cell table:style-name="ce1"/>
          <table:table-cell table:style-name="ce2"/>
          <table:table-cell table:style-name="ce1" table:formula="of:=[.$C$1]*[.A114]" office:value-type="float" office:value="-13.1674856738085" calcext:value-type="float">
            <text:p>-13.16748567</text:p>
          </table:table-cell>
          <table:table-cell table:formula="of:=INT([.D114])&amp;&quot;,&quot;" office:value-type="string" office:string-value="-14," calcext:value-type="string">
            <text:p>-14,</text:p>
          </table:table-cell>
          <table:table-cell table:number-columns-repeated="1019"/>
        </table:table-row>
        <table:table-row table:style-name="ro1">
          <table:table-cell table:style-name="ce1" office:value-type="float" office:value="-0.0262299318675608" calcext:value-type="float">
            <text:p>-0.02622993</text:p>
          </table:table-cell>
          <table:table-cell table:style-name="ce1"/>
          <table:table-cell table:style-name="ce2"/>
          <table:table-cell table:style-name="ce1" table:formula="of:=[.$C$1]*[.A115]" office:value-type="float" office:value="-0.127324439331395" calcext:value-type="float">
            <text:p>-0.12732444</text:p>
          </table:table-cell>
          <table:table-cell table:formula="of:=INT([.D115])&amp;&quot;,&quot;" office:value-type="string" office:string-value="-1," calcext:value-type="string">
            <text:p>-1,</text:p>
          </table:table-cell>
          <table:table-cell table:number-columns-repeated="1019"/>
        </table:table-row>
        <table:table-row table:style-name="ro1">
          <table:table-cell table:style-name="ce1" office:value-type="float" office:value="26.4273182243096" calcext:value-type="float">
            <text:p>26.42731822</text:p>
          </table:table-cell>
          <table:table-cell table:style-name="ce1"/>
          <table:table-cell table:style-name="ce2"/>
          <table:table-cell table:style-name="ce1" table:formula="of:=[.$C$1]*[.A116]" office:value-type="float" office:value="128.282585442166" calcext:value-type="float">
            <text:p>128.28258544</text:p>
          </table:table-cell>
          <table:table-cell table:formula="of:=INT([.D116])&amp;&quot;,&quot;" office:value-type="string" office:string-value="128," calcext:value-type="string">
            <text:p>128,</text:p>
          </table:table-cell>
          <table:table-cell table:number-columns-repeated="1019"/>
        </table:table-row>
        <table:table-row table:style-name="ro1">
          <table:table-cell table:style-name="ce1" office:value-type="float" office:value="25.1415199253406" calcext:value-type="float">
            <text:p>25.14151993</text:p>
          </table:table-cell>
          <table:table-cell table:style-name="ce1"/>
          <table:table-cell table:style-name="ce2"/>
          <table:table-cell table:style-name="ce1" table:formula="of:=[.$C$1]*[.A117]" office:value-type="float" office:value="122.041107258536" calcext:value-type="float">
            <text:p>122.04110726</text:p>
          </table:table-cell>
          <table:table-cell table:formula="of:=INT([.D117])&amp;&quot;,&quot;" office:value-type="string" office:string-value="122," calcext:value-type="string">
            <text:p>122,</text:p>
          </table:table-cell>
          <table:table-cell table:number-columns-repeated="1019"/>
        </table:table-row>
        <table:table-row table:style-name="ro1">
          <table:table-cell table:style-name="ce1" office:value-type="float" office:value="3.40826321468861" calcext:value-type="float">
            <text:p>3.40826321</text:p>
          </table:table-cell>
          <table:table-cell table:style-name="ce1"/>
          <table:table-cell table:style-name="ce2"/>
          <table:table-cell table:style-name="ce1" table:formula="of:=[.$C$1]*[.A118]" office:value-type="float" office:value="16.5442748801314" calcext:value-type="float">
            <text:p>16.54427488</text:p>
          </table:table-cell>
          <table:table-cell table:formula="of:=INT([.D118])&amp;&quot;,&quot;" office:value-type="string" office:string-value="16," calcext:value-type="string">
            <text:p>16,</text:p>
          </table:table-cell>
          <table:table-cell table:number-columns-repeated="1019"/>
        </table:table-row>
        <table:table-row table:style-name="ro1">
          <table:table-cell table:style-name="ce1" office:value-type="float" office:value="3.67226822604545" calcext:value-type="float">
            <text:p>3.67226823</text:p>
          </table:table-cell>
          <table:table-cell table:style-name="ce1"/>
          <table:table-cell table:style-name="ce2"/>
          <table:table-cell table:style-name="ce1" table:formula="of:=[.$C$1]*[.A119]" office:value-type="float" office:value="17.8257989885969" calcext:value-type="float">
            <text:p>17.82579899</text:p>
          </table:table-cell>
          <table:table-cell table:formula="of:=INT([.D119])&amp;&quot;,&quot;" office:value-type="string" office:string-value="17," calcext:value-type="string">
            <text:p>17,</text:p>
          </table:table-cell>
          <table:table-cell table:number-columns-repeated="1019"/>
        </table:table-row>
        <table:table-row table:style-name="ro1">
          <table:table-cell table:style-name="ce1" office:value-type="float" office:value="20.142210527086" calcext:value-type="float">
            <text:p>20.14221053</text:p>
          </table:table-cell>
          <table:table-cell table:style-name="ce1"/>
          <table:table-cell table:style-name="ce2"/>
          <table:table-cell table:style-name="ce1" table:formula="of:=[.$C$1]*[.A120]" office:value-type="float" office:value="97.773630339766" calcext:value-type="float">
            <text:p>97.77363034</text:p>
          </table:table-cell>
          <table:table-cell table:formula="of:=INT([.D120])&amp;&quot;,&quot;" office:value-type="string" office:string-value="97," calcext:value-type="string">
            <text:p>97,</text:p>
          </table:table-cell>
          <table:table-cell table:number-columns-repeated="1019"/>
        </table:table-row>
        <table:table-row table:style-name="ro1">
          <table:table-cell table:style-name="ce1" office:value-type="float" office:value="18.1248976303182" calcext:value-type="float">
            <text:p>18.12489763</text:p>
          </table:table-cell>
          <table:table-cell table:style-name="ce1"/>
          <table:table-cell table:style-name="ce2"/>
          <table:table-cell table:style-name="ce1" table:formula="of:=[.$C$1]*[.A121]" office:value-type="float" office:value="87.9812589819659" calcext:value-type="float">
            <text:p>87.98125898</text:p>
          </table:table-cell>
          <table:table-cell table:formula="of:=INT([.D121])&amp;&quot;,&quot;" office:value-type="string" office:string-value="87," calcext:value-type="string">
            <text:p>87,</text:p>
          </table:table-cell>
          <table:table-cell table:number-columns-repeated="1019"/>
        </table:table-row>
        <table:table-row table:style-name="ro1">
          <table:table-cell table:style-name="ce1" office:value-type="float" office:value="2.37095941075124" calcext:value-type="float">
            <text:p>2.37095941</text:p>
          </table:table-cell>
          <table:table-cell table:style-name="ce1"/>
          <table:table-cell table:style-name="ce2"/>
          <table:table-cell table:style-name="ce1" table:formula="of:=[.$C$1]*[.A122]" office:value-type="float" office:value="11.5090301864161" calcext:value-type="float">
            <text:p>11.50903019</text:p>
          </table:table-cell>
          <table:table-cell table:formula="of:=INT([.D122])&amp;&quot;,&quot;" office:value-type="string" office:string-value="11," calcext:value-type="string">
            <text:p>11,</text:p>
          </table:table-cell>
          <table:table-cell table:number-columns-repeated="1019"/>
        </table:table-row>
        <table:table-row table:style-name="ro1">
          <table:table-cell table:style-name="ce1" office:value-type="float" office:value="1.7172578537859" calcext:value-type="float">
            <text:p>1.71725785</text:p>
          </table:table-cell>
          <table:table-cell table:style-name="ce1"/>
          <table:table-cell table:style-name="ce2"/>
          <table:table-cell table:style-name="ce1" table:formula="of:=[.$C$1]*[.A123]" office:value-type="float" office:value="8.33585441718711" calcext:value-type="float">
            <text:p>8.33585442</text:p>
          </table:table-cell>
          <table:table-cell table:formula="of:=INT([.D123])&amp;&quot;,&quot;" office:value-type="string" office:string-value="8," calcext:value-type="string">
            <text:p>8,</text:p>
          </table:table-cell>
          <table:table-cell table:number-columns-repeated="1019"/>
        </table:table-row>
        <table:table-row table:style-name="ro1">
          <table:table-cell table:style-name="ce1" office:value-type="float" office:value="12.640169189877" calcext:value-type="float">
            <text:p>12.64016919</text:p>
          </table:table-cell>
          <table:table-cell table:style-name="ce1"/>
          <table:table-cell table:style-name="ce2"/>
          <table:table-cell table:style-name="ce1" table:formula="of:=[.$C$1]*[.A124]" office:value-type="float" office:value="61.3574775291523" calcext:value-type="float">
            <text:p>61.35747753</text:p>
          </table:table-cell>
          <table:table-cell table:formula="of:=INT([.D124])&amp;&quot;,&quot;" office:value-type="string" office:string-value="61," calcext:value-type="string">
            <text:p>61,</text:p>
          </table:table-cell>
          <table:table-cell table:number-columns-repeated="1019"/>
        </table:table-row>
        <table:table-row table:style-name="ro1">
          <table:table-cell table:style-name="ce1" office:value-type="float" office:value="10.9327012105532" calcext:value-type="float">
            <text:p>10.93270121</text:p>
          </table:table-cell>
          <table:table-cell table:style-name="ce1"/>
          <table:table-cell table:style-name="ce2"/>
          <table:table-cell table:style-name="ce1" table:formula="of:=[.$C$1]*[.A125]" office:value-type="float" office:value="53.0691447861847" calcext:value-type="float">
            <text:p>53.06914479</text:p>
          </table:table-cell>
          <table:table-cell table:formula="of:=INT([.D125])&amp;&quot;,&quot;" office:value-type="string" office:string-value="53," calcext:value-type="string">
            <text:p>53,</text:p>
          </table:table-cell>
          <table:table-cell table:number-columns-repeated="1019"/>
        </table:table-row>
        <table:table-row table:style-name="ro1">
          <table:table-cell table:style-name="ce1" office:value-type="float" office:value="-0.848881842958058" calcext:value-type="float">
            <text:p>-0.84888184</text:p>
          </table:table-cell>
          <table:table-cell table:style-name="ce1"/>
          <table:table-cell table:style-name="ce2"/>
          <table:table-cell table:style-name="ce1" table:formula="of:=[.$C$1]*[.A126]" office:value-type="float" office:value="-4.12061324668956" calcext:value-type="float">
            <text:p>-4.12061325</text:p>
          </table:table-cell>
          <table:table-cell table:formula="of:=INT([.D126])&amp;&quot;,&quot;" office:value-type="string" office:string-value="-5," calcext:value-type="string">
            <text:p>-5,</text:p>
          </table:table-cell>
          <table:table-cell table:number-columns-repeated="1019"/>
        </table:table-row>
        <table:table-row table:style-name="ro1">
          <table:table-cell table:style-name="ce1" office:value-type="float" office:value="-1.67013741423463" calcext:value-type="float">
            <text:p>-1.67013741</text:p>
          </table:table-cell>
          <table:table-cell table:style-name="ce1"/>
          <table:table-cell table:style-name="ce2"/>
          <table:table-cell table:style-name="ce1" table:formula="of:=[.$C$1]*[.A127]" office:value-type="float" office:value="-8.10712398901798" calcext:value-type="float">
            <text:p>-8.10712399</text:p>
          </table:table-cell>
          <table:table-cell table:formula="of:=INT([.D127])&amp;&quot;,&quot;" office:value-type="string" office:string-value="-9," calcext:value-type="string">
            <text:p>-9,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.00E+00</text:p>
          </table:table-cell>
          <table:table-cell table:style-name="ce1"/>
          <table:table-cell table:style-name="ce2"/>
          <table:table-cell table:style-name="ce1" table:formula="of:=[.$C$1]*[.A128]" office:value-type="float" office:value="0" calcext:value-type="float">
            <text:p>0.00000000</text:p>
          </table:table-cell>
          <table:table-cell table:formula="of:=INT([.D128])&amp;&quot;,&quot;" office:value-type="string" office:string-value="0," calcext:value-type="string">
            <text:p>0,</text:p>
          </table:table-cell>
          <table:table-cell table:number-columns-repeated="1019"/>
        </table:table-row>
        <table:table-row table:style-name="ro1" table:number-rows-repeated="127">
          <table:table-cell/>
          <table:table-cell table:style-name="ce1"/>
          <table:table-cell table:style-name="ce2"/>
          <table:table-cell table:style-name="ce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 table:number-rows-repeated="10483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9" loext:min-decimal-places="9" number:min-integer-digits="1"/>
    </number:number-style>
    <number:number-style style:name="N134P0" style:volatile="true">
      <number:number number:decimal-places="9" loext:min-decimal-places="9" number:min-integer-digits="1"/>
      <number:text> </number:text>
    </number:number-style>
    <number:number-style style:name="N134">
      <number:text>(</number:text>
      <number:number number:decimal-places="9" loext:min-decimal-places="9" number:min-integer-digits="1"/>
      <number:text>)</number:text>
      <style:map style:condition="value()&gt;=0" style:apply-style-name="N134P0"/>
    </number:number-style>
    <number:number-style style:name="N135">
      <number:number number:decimal-places="13" loext:min-decimal-places="13" number:min-integer-digits="1"/>
    </number:number-style>
    <number:number-style style:name="N136">
      <number:number number:decimal-places="8" loext:min-decimal-places="8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il_5f_45" style:display-name="PageStyle_hil_4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l_5f_135_20_" style:display-name="PageStyle_hil_135 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02-10T16:50:28</meta:creation-date>
    <dc:creator> </dc:creator>
    <dc:date>2009-11-30T12:04:10</dc:date>
    <meta:document-statistic meta:table-count="2" meta:cell-count="780" meta:object-count="0"/>
    <meta:generator>LibreOffice/5.2.4.2$Windows_X86_64 LibreOffice_project/3d5603e1122f0f102b62521720ab13a38a4e0eb0</meta:generator>
  </office:meta>
</office:document-meta>
</file>